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Roboto" svg:font-family="Roboto"/>
    <style:font-face style:name="Times New Roman" svg:font-family="'Times New Roman'"/>
    <style:font-face style:name="Verdana" svg:font-family="Verdan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7mm"/>
    </style:style>
    <style:style style:name="co2" style:family="table-column">
      <style:table-column-properties fo:break-before="auto" style:column-width="88.19mm"/>
    </style:style>
    <style:style style:name="co3" style:family="table-column">
      <style:table-column-properties fo:break-before="auto" style:column-width="77.01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37.52mm"/>
    </style:style>
    <style:style style:name="co6" style:family="table-column">
      <style:table-column-properties fo:break-before="auto" style:column-width="13.46mm"/>
    </style:style>
    <style:style style:name="co7" style:family="table-column">
      <style:table-column-properties fo:break-before="auto" style:column-width="217.29mm"/>
    </style:style>
    <style:style style:name="co8" style:family="table-column">
      <style:table-column-properties fo:break-before="auto" style:column-width="79.23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85.97mm"/>
    </style:style>
    <style:style style:name="co12" style:family="table-column">
      <style:table-column-properties fo:break-before="auto" style:column-width="64.42mm"/>
    </style:style>
    <style:style style:name="co13" style:family="table-column">
      <style:table-column-properties fo:break-before="auto" style:column-width="25.49mm"/>
    </style:style>
    <style:style style:name="co14" style:family="table-column">
      <style:table-column-properties fo:break-before="auto" style:column-width="28.01mm"/>
    </style:style>
    <style:style style:name="co15" style:family="table-column">
      <style:table-column-properties fo:break-before="auto" style:column-width="35.84mm"/>
    </style:style>
    <style:style style:name="co16" style:family="table-column">
      <style:table-column-properties fo:break-before="auto" style:column-width="140.8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Falta_20_imprimir">
      <style:table-properties table:display="true" style:writing-mode="lr-tb"/>
    </style:style>
    <style:style style:name="ta2" style:family="table" style:master-page-name="PageStyle_5f_Carteirinhas_20_ja_20_impressas">
      <style:table-properties table:display="true" style:writing-mode="lr-tb"/>
    </style:style>
    <style:style style:name="ta3" style:family="table" style:master-page-name="PageStyle_5f_Nomes_20_dos_20_curso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9cb9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b6d7a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06pt solid #000000" fo:background-color="#f3f3f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06pt solid #000000" fo:background-color="#f3f3f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0.06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order-bottom="0.06pt solid #000000" fo:background-color="#f3f3f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9fb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fo:background-color="#f9fbf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0.06pt solid #000000" fo:background-color="#f3f3f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.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lta imprimi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table:formula="of:=CONCATENATE(&quot;Temos &quot;; COUNTIF([.B4:.B575];&quot;&lt;&gt;&quot;); &quot; carteirinhas para imprimir (cerca de &quot;;COUNTIF([.B4:.B575];&quot;&lt;&gt;&quot;)/4;&quot; folhas)&quot;)" office:value-type="string" office:string-value="Temos 4 carteirinhas para imprimir (cerca de 1 folhas)" calcext:value-type="string" table:number-columns-spanned="8" table:number-rows-spanned="2">
            <text:p>Temos 4 carteirinhas para imprimir (cerca de 1 folhas)</text:p>
          </table:table-cell>
          <table:covered-table-cell table:number-columns-repeated="7"/>
          <table:table-cell table:style-name="ce32"/>
          <table:table-cell table:style-name="ce33" office:value-type="string" calcext:value-type="string" table:number-columns-spanned="1" table:number-rows-spanned="3">
            <text:p>CSV para sistema (gerado automaticamente)</text:p>
          </table:table-cell>
          <table:table-cell table:style-name="ce34" office:value-type="string" calcext:value-type="string" table:number-columns-spanned="1" table:number-rows-spanned="3">
            <text:p>Código para rename (gerado automaticamente)</text:p>
          </table:table-cell>
          <table:table-cell table:number-columns-repeated="1013"/>
        </table:table-row>
        <table:table-row table:style-name="ro1">
          <table:covered-table-cell table:number-columns-repeated="8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DSC</text:p>
          </table:table-cell>
          <table:table-cell table:style-name="ce2" office:value-type="string" calcext:value-type="string">
            <text:p>Nome</text:p>
          </table:table-cell>
          <table:table-cell table:style-name="ce9" office:value-type="string" calcext:value-type="string">
            <text:p>Curso (obs: usar padrão aba "Nome dos cursos")</text:p>
          </table:table-cell>
          <table:table-cell table:style-name="ce11" office:value-type="string" calcext:value-type="string">
            <text:p>Expiração</text:p>
          </table:table-cell>
          <table:table-cell table:style-name="ce11" office:value-type="string" calcext:value-type="string">
            <text:p>RG</text:p>
          </table:table-cell>
          <table:table-cell table:style-name="ce11" office:value-type="string" calcext:value-type="string">
            <text:p>Nascimento</text:p>
          </table:table-cell>
          <table:table-cell table:style-name="ce24" office:value-type="string" calcext:value-type="string">
            <text:p>Matrícula</text:p>
          </table:table-cell>
          <table:table-cell table:style-name="ce2" office:value-type="string" calcext:value-type="string">
            <text:p>Apelido</text:p>
          </table:table-cell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style-name="ce221" office:value-type="float" office:value="1" calcext:value-type="float">
            <office:annotation draw:style-name="gr1" draw:text-style-name="P2" svg:width="210.57mm" svg:height="11.9mm" svg:x="14.34mm" svg:y="20.64mm" draw:caption-point-x="-4.07mm" draw:caption-point-y="-7.05mm">
              <dc:date>2020-02-29T00:00:00</dc:date>
              <text:p text:style-name="P1"><text:span text:style-name="T1">Próxima foto a ser descarregada</text:span></text:p>
              <text:p text:style-name="P1"><text:span text:style-name="T1"><text:tab/></text:span><text:span text:style-name="T1">-Luciano Urgal Pando</text:span></text:p>
            </office:annotation>
            <text:p>1</text:p>
          </table:table-cell>
          <table:table-cell table:style-name="ce221" office:value-type="string" calcext:value-type="string">
            <office:annotation draw:style-name="gr1" draw:text-style-name="P2" svg:width="145.06mm" svg:height="11.9mm" svg:x="102.53mm" svg:y="20.64mm" draw:caption-point-x="-4.07mm" draw:caption-point-y="-7.05mm">
              <dc:date>2020-02-29T00:00:00</dc:date>
              <text:p text:style-name="P1"><text:span text:style-name="T1">Está como Paccio</text:span></text:p>
              <text:p text:style-name="P1"><text:span text:style-name="T1"><text:tab/></text:span><text:span text:style-name="T1">-Luciano Urgal Pando</text:span></text:p>
            </office:annotation>
            <text:p>Student One of Four - ELM19</text:p>
          </table:table-cell>
          <table:table-cell table:style-name="ce221" office:value-type="string" calcext:value-type="string">
            <text:p>Téc. em Eletromecânica, Turma 2019</text:p>
          </table:table-cell>
          <table:table-cell table:style-name="ce12" office:value-type="string" calcext:value-type="string">
            <text:p>31/12/2022</text:p>
          </table:table-cell>
          <table:table-cell table:style-name="ce13"/>
          <table:table-cell table:style-name="ce13" office:value-type="string" calcext:value-type="string">
            <text:p>03/06/2003</text:p>
          </table:table-cell>
          <table:table-cell table:style-name="ce25" office:value-type="float" office:value="2019123456" calcext:value-type="float">
            <text:p>2019123456</text:p>
          </table:table-cell>
          <table:table-cell table:style-name="ce221"/>
          <table:table-cell table:style-name="ce32"/>
          <table:table-cell table:formula="of:=CONCATENATE([.B4];&quot;;&quot;;[.C4];&quot;;&quot;;[.D4];&quot;;&quot;;[.E4];&quot;;&quot;;[.F4];&quot;;&quot;;[.G4];&quot;;&quot;;[.H4])" office:value-type="string" office:string-value="Student One of Four - ELM19;Téc. em Eletromecânica, Turma 2019;31/12/2022;;03/06/2003;2019123456;" calcext:value-type="string">
            <text:p>Student One of Four - ELM19;Téc. em Eletromecânica, Turma 2019;31/12/2022;;03/06/2003;2019123456;</text:p>
          </table:table-cell>
          <table:table-cell table:formula="of:=CONCATENATE(&quot;['&quot;;[.A4];&quot;', '&quot;; [.B4]; &quot;'],&quot;)" office:value-type="string" office:string-value="['1', 'Student One of Four - ELM19']," calcext:value-type="string">
            <text:p>['1', 'Student One of Four - ELM19'],</text:p>
          </table:table-cell>
          <table:table-cell table:number-columns-repeated="1013"/>
        </table:table-row>
        <table:table-row table:style-name="ro1">
          <table:table-cell table:style-name="ce221" office:value-type="float" office:value="3" calcext:value-type="float">
            <text:p>3</text:p>
          </table:table-cell>
          <table:table-cell table:style-name="ce221" office:value-type="string" calcext:value-type="string">
            <text:p>Student Two of Four - IMEC20</text:p>
          </table:table-cell>
          <table:table-cell table:style-name="ce221" office:value-type="string" calcext:value-type="string">
            <text:p>Técnico Técnico Integrado em Mecânica, Turma 2020</text:p>
          </table:table-cell>
          <table:table-cell table:style-name="ce12" office:value-type="string" calcext:value-type="string">
            <text:p>31/12/2023</text:p>
          </table:table-cell>
          <table:table-cell table:style-name="ce12"/>
          <table:table-cell table:style-name="ce15"/>
          <table:table-cell table:style-name="ce26"/>
          <table:table-cell office:value-type="string" calcext:value-type="string">
            <text:p>nickname</text:p>
          </table:table-cell>
          <table:table-cell table:style-name="ce32"/>
          <table:table-cell table:formula="of:=CONCATENATE([.B5];&quot;;&quot;;[.C5];&quot;;&quot;;[.D5];&quot;;&quot;;[.E5];&quot;;&quot;;[.F5];&quot;;&quot;;[.G5];&quot;;&quot;;[.H5])" office:value-type="string" office:string-value="Student Two of Four - IMEC20;Técnico Técnico Integrado em Mecânica, Turma 2020;31/12/2023;;;;nickname" calcext:value-type="string">
            <text:p>Student Two of Four - IMEC20;Técnico Técnico Integrado em Mecânica, Turma 2020;31/12/2023;;;;nickname</text:p>
          </table:table-cell>
          <table:table-cell table:formula="of:=CONCATENATE(&quot;['&quot;;[.A5];&quot;', '&quot;; [.B5]; &quot;'],&quot;)" office:value-type="string" office:string-value="['3', 'Student Two of Four - IMEC20']," calcext:value-type="string">
            <text:p>['3', 'Student Two of Four - IMEC20'],</text:p>
          </table:table-cell>
          <table:table-cell table:number-columns-repeated="1013"/>
        </table:table-row>
        <table:table-row table:style-name="ro1">
          <table:table-cell table:style-name="ce221" office:value-type="float" office:value="4" calcext:value-type="float">
            <text:p>4</text:p>
          </table:table-cell>
          <table:table-cell table:style-name="ce221" office:value-type="string" calcext:value-type="string">
            <text:p>Student Three of Four - IMEC20</text:p>
          </table:table-cell>
          <table:table-cell table:style-name="ce221" office:value-type="string" calcext:value-type="string">
            <text:p>Técnico Técnico Integrado em Mecânica, Turma 2020</text:p>
          </table:table-cell>
          <table:table-cell table:style-name="ce12" office:value-type="string" calcext:value-type="string">
            <text:p>31/12/2023</text:p>
          </table:table-cell>
          <table:table-cell table:style-name="ce12"/>
          <table:table-cell table:style-name="ce16"/>
          <table:table-cell table:style-name="ce27"/>
          <table:table-cell/>
          <table:table-cell table:style-name="ce32"/>
          <table:table-cell table:formula="of:=CONCATENATE([.B6];&quot;;&quot;;[.C6];&quot;;&quot;;[.D6];&quot;;&quot;;[.E6];&quot;;&quot;;[.F6];&quot;;&quot;;[.G6];&quot;;&quot;;[.H6])" office:value-type="string" office:string-value="Student Three of Four - IMEC20;Técnico Técnico Integrado em Mecânica, Turma 2020;31/12/2023;;;;" calcext:value-type="string">
            <text:p>Student Three of Four - IMEC20;Técnico Técnico Integrado em Mecânica, Turma 2020;31/12/2023;;;;</text:p>
          </table:table-cell>
          <table:table-cell table:formula="of:=CONCATENATE(&quot;['&quot;;[.A6];&quot;', '&quot;; [.B6]; &quot;'],&quot;)" office:value-type="string" office:string-value="['4', 'Student Three of Four - IMEC20']," calcext:value-type="string">
            <text:p>['4', 'Student Three of Four - IMEC20'],</text:p>
          </table:table-cell>
          <table:table-cell table:number-columns-repeated="1013"/>
        </table:table-row>
        <table:table-row table:style-name="ro1">
          <table:table-cell table:style-name="ce221" office:value-type="float" office:value="5" calcext:value-type="float">
            <text:p>5</text:p>
          </table:table-cell>
          <table:table-cell table:style-name="ce221" office:value-type="string" calcext:value-type="string">
            <text:p>Student Four of Four - IMEC20</text:p>
          </table:table-cell>
          <table:table-cell table:style-name="ce221" office:value-type="string" calcext:value-type="string">
            <text:p>Técnico Técnico Integrado em Mecânica, Turma 2020</text:p>
          </table:table-cell>
          <table:table-cell table:style-name="ce12" office:value-type="string" calcext:value-type="string">
            <text:p>31/12/2023</text:p>
          </table:table-cell>
          <table:table-cell table:style-name="ce12"/>
          <table:table-cell table:style-name="ce17" office:value-type="date" office:date-value="2005-01-03" calcext:value-type="date">
            <text:p>03/01/2005</text:p>
          </table:table-cell>
          <table:table-cell table:style-name="ce28" office:value-type="float" office:value="20201334584" calcext:value-type="float">
            <text:p>20201334584</text:p>
          </table:table-cell>
          <table:table-cell/>
          <table:table-cell table:style-name="ce32"/>
          <table:table-cell table:formula="of:=CONCATENATE([.B7];&quot;;&quot;;[.C7];&quot;;&quot;;[.D7];&quot;;&quot;;[.E7];&quot;;&quot;;[.F7];&quot;;&quot;;[.G7];&quot;;&quot;;[.H7])" office:value-type="string" office:string-value="Student Four of Four - IMEC20;Técnico Técnico Integrado em Mecânica, Turma 2020;31/12/2023;;38355;20201334584;" calcext:value-type="string">
            <text:p>Student Four of Four - IMEC20;Técnico Técnico Integrado em Mecânica, Turma 2020;31/12/2023;;38355;20201334584;</text:p>
          </table:table-cell>
          <table:table-cell table:formula="of:=CONCATENATE(&quot;['&quot;;[.A7];&quot;', '&quot;; [.B7]; &quot;'],&quot;)" office:value-type="string" office:string-value="['5', 'Student Four of Four - IMEC20']," calcext:value-type="string">
            <text:p>['5', 'Student Four of Four - IMEC20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8];&quot;;&quot;;[.C8];&quot;;&quot;;[.D8];&quot;;&quot;;[.E8];&quot;;&quot;;[.F8];&quot;;&quot;;[.G8];&quot;;&quot;;[.H8])" office:value-type="string" office:string-value=";;;;;;" calcext:value-type="string">
            <text:p>;;;;;;</text:p>
          </table:table-cell>
          <table:table-cell table:formula="of:=CONCATENATE(&quot;['&quot;;[.A8];&quot;', '&quot;; [.B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8"/>
          <table:table-cell table:style-name="ce28"/>
          <table:table-cell/>
          <table:table-cell table:style-name="ce32"/>
          <table:table-cell table:formula="of:=CONCATENATE([.B9];&quot;;&quot;;[.C9];&quot;;&quot;;[.D9];&quot;;&quot;;[.E9];&quot;;&quot;;[.F9];&quot;;&quot;;[.G9];&quot;;&quot;;[.H9])" office:value-type="string" office:string-value=";;;;;;" calcext:value-type="string">
            <text:p>;;;;;;</text:p>
          </table:table-cell>
          <table:table-cell table:formula="of:=CONCATENATE(&quot;['&quot;;[.A9];&quot;', '&quot;; [.B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10];&quot;;&quot;;[.C10];&quot;;&quot;;[.D10];&quot;;&quot;;[.E10];&quot;;&quot;;[.F10];&quot;;&quot;;[.G10];&quot;;&quot;;[.H10])" office:value-type="string" office:string-value=";;;;;;" calcext:value-type="string">
            <text:p>;;;;;;</text:p>
          </table:table-cell>
          <table:table-cell table:formula="of:=CONCATENATE(&quot;['&quot;;[.A10];&quot;', '&quot;; [.B1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11];&quot;;&quot;;[.C11];&quot;;&quot;;[.D11];&quot;;&quot;;[.E11];&quot;;&quot;;[.F11];&quot;;&quot;;[.G11];&quot;;&quot;;[.H11])" office:value-type="string" office:string-value=";;;;;;" calcext:value-type="string">
            <text:p>;;;;;;</text:p>
          </table:table-cell>
          <table:table-cell table:formula="of:=CONCATENATE(&quot;['&quot;;[.A11];&quot;', '&quot;; [.B1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0"/>
          <table:table-cell table:style-name="ce28"/>
          <table:table-cell/>
          <table:table-cell table:style-name="ce32"/>
          <table:table-cell table:formula="of:=CONCATENATE([.B12];&quot;;&quot;;[.C12];&quot;;&quot;;[.D12];&quot;;&quot;;[.E12];&quot;;&quot;;[.F12];&quot;;&quot;;[.G12];&quot;;&quot;;[.H12])" office:value-type="string" office:string-value=";;;;;;" calcext:value-type="string">
            <text:p>;;;;;;</text:p>
          </table:table-cell>
          <table:table-cell table:formula="of:=CONCATENATE(&quot;['&quot;;[.A12];&quot;', '&quot;; [.B1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13];&quot;;&quot;;[.C13];&quot;;&quot;;[.D13];&quot;;&quot;;[.E13];&quot;;&quot;;[.F13];&quot;;&quot;;[.G13];&quot;;&quot;;[.H13])" office:value-type="string" office:string-value=";;;;;;" calcext:value-type="string">
            <text:p>;;;;;;</text:p>
          </table:table-cell>
          <table:table-cell table:formula="of:=CONCATENATE(&quot;['&quot;;[.A13];&quot;', '&quot;; [.B1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14];&quot;;&quot;;[.C14];&quot;;&quot;;[.D14];&quot;;&quot;;[.E14];&quot;;&quot;;[.F14];&quot;;&quot;;[.G14];&quot;;&quot;;[.H14])" office:value-type="string" office:string-value=";;;;;;" calcext:value-type="string">
            <text:p>;;;;;;</text:p>
          </table:table-cell>
          <table:table-cell table:formula="of:=CONCATENATE(&quot;['&quot;;[.A14];&quot;', '&quot;; [.B1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15];&quot;;&quot;;[.C15];&quot;;&quot;;[.D15];&quot;;&quot;;[.E15];&quot;;&quot;;[.F15];&quot;;&quot;;[.G15];&quot;;&quot;;[.H15])" office:value-type="string" office:string-value=";;;;;;" calcext:value-type="string">
            <text:p>;;;;;;</text:p>
          </table:table-cell>
          <table:table-cell table:formula="of:=CONCATENATE(&quot;['&quot;;[.A15];&quot;', '&quot;; [.B1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0"/>
          <table:table-cell table:style-name="ce28"/>
          <table:table-cell/>
          <table:table-cell table:style-name="ce32"/>
          <table:table-cell table:formula="of:=CONCATENATE([.B16];&quot;;&quot;;[.C16];&quot;;&quot;;[.D16];&quot;;&quot;;[.E16];&quot;;&quot;;[.F16];&quot;;&quot;;[.G16];&quot;;&quot;;[.H16])" office:value-type="string" office:string-value=";;;;;;" calcext:value-type="string">
            <text:p>;;;;;;</text:p>
          </table:table-cell>
          <table:table-cell table:formula="of:=CONCATENATE(&quot;['&quot;;[.A16];&quot;', '&quot;; [.B1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0"/>
          <table:table-cell table:style-name="ce28"/>
          <table:table-cell/>
          <table:table-cell table:style-name="ce32"/>
          <table:table-cell table:formula="of:=CONCATENATE([.B17];&quot;;&quot;;[.C17];&quot;;&quot;;[.D17];&quot;;&quot;;[.E17];&quot;;&quot;;[.F17];&quot;;&quot;;[.G17];&quot;;&quot;;[.H17])" office:value-type="string" office:string-value=";;;;;;" calcext:value-type="string">
            <text:p>;;;;;;</text:p>
          </table:table-cell>
          <table:table-cell table:formula="of:=CONCATENATE(&quot;['&quot;;[.A17];&quot;', '&quot;; [.B1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18];&quot;;&quot;;[.C18];&quot;;&quot;;[.D18];&quot;;&quot;;[.E18];&quot;;&quot;;[.F18];&quot;;&quot;;[.G18];&quot;;&quot;;[.H18])" office:value-type="string" office:string-value=";;;;;;" calcext:value-type="string">
            <text:p>;;;;;;</text:p>
          </table:table-cell>
          <table:table-cell table:formula="of:=CONCATENATE(&quot;['&quot;;[.A18];&quot;', '&quot;; [.B1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1"/>
          <table:table-cell table:style-name="ce28"/>
          <table:table-cell/>
          <table:table-cell table:style-name="ce32"/>
          <table:table-cell table:formula="of:=CONCATENATE([.B19];&quot;;&quot;;[.C19];&quot;;&quot;;[.D19];&quot;;&quot;;[.E19];&quot;;&quot;;[.F19];&quot;;&quot;;[.G19];&quot;;&quot;;[.H19])" office:value-type="string" office:string-value=";;;;;;" calcext:value-type="string">
            <text:p>;;;;;;</text:p>
          </table:table-cell>
          <table:table-cell table:formula="of:=CONCATENATE(&quot;['&quot;;[.A19];&quot;', '&quot;; [.B1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20];&quot;;&quot;;[.C20];&quot;;&quot;;[.D20];&quot;;&quot;;[.E20];&quot;;&quot;;[.F20];&quot;;&quot;;[.G20];&quot;;&quot;;[.H20])" office:value-type="string" office:string-value=";;;;;;" calcext:value-type="string">
            <text:p>;;;;;;</text:p>
          </table:table-cell>
          <table:table-cell table:formula="of:=CONCATENATE(&quot;['&quot;;[.A20];&quot;', '&quot;; [.B2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1"/>
          <table:table-cell table:style-name="ce28"/>
          <table:table-cell/>
          <table:table-cell table:style-name="ce32"/>
          <table:table-cell table:formula="of:=CONCATENATE([.B21];&quot;;&quot;;[.C21];&quot;;&quot;;[.D21];&quot;;&quot;;[.E21];&quot;;&quot;;[.F21];&quot;;&quot;;[.G21];&quot;;&quot;;[.H21])" office:value-type="string" office:string-value=";;;;;;" calcext:value-type="string">
            <text:p>;;;;;;</text:p>
          </table:table-cell>
          <table:table-cell table:formula="of:=CONCATENATE(&quot;['&quot;;[.A21];&quot;', '&quot;; [.B2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6"/>
          <table:table-cell table:style-name="ce27"/>
          <table:table-cell/>
          <table:table-cell table:style-name="ce32"/>
          <table:table-cell table:formula="of:=CONCATENATE([.B22];&quot;;&quot;;[.C22];&quot;;&quot;;[.D22];&quot;;&quot;;[.E22];&quot;;&quot;;[.F22];&quot;;&quot;;[.G22];&quot;;&quot;;[.H22])" office:value-type="string" office:string-value=";;;;;;" calcext:value-type="string">
            <text:p>;;;;;;</text:p>
          </table:table-cell>
          <table:table-cell table:formula="of:=CONCATENATE(&quot;['&quot;;[.A22];&quot;', '&quot;; [.B2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23];&quot;;&quot;;[.C23];&quot;;&quot;;[.D23];&quot;;&quot;;[.E23];&quot;;&quot;;[.F23];&quot;;&quot;;[.G23];&quot;;&quot;;[.H23])" office:value-type="string" office:string-value=";;;;;;" calcext:value-type="string">
            <text:p>;;;;;;</text:p>
          </table:table-cell>
          <table:table-cell table:formula="of:=CONCATENATE(&quot;['&quot;;[.A23];&quot;', '&quot;; [.B2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24];&quot;;&quot;;[.C24];&quot;;&quot;;[.D24];&quot;;&quot;;[.E24];&quot;;&quot;;[.F24];&quot;;&quot;;[.G24];&quot;;&quot;;[.H24])" office:value-type="string" office:string-value=";;;;;;" calcext:value-type="string">
            <text:p>;;;;;;</text:p>
          </table:table-cell>
          <table:table-cell table:formula="of:=CONCATENATE(&quot;['&quot;;[.A24];&quot;', '&quot;; [.B2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25];&quot;;&quot;;[.C25];&quot;;&quot;;[.D25];&quot;;&quot;;[.E25];&quot;;&quot;;[.F25];&quot;;&quot;;[.G25];&quot;;&quot;;[.H25])" office:value-type="string" office:string-value=";;;;;;" calcext:value-type="string">
            <text:p>;;;;;;</text:p>
          </table:table-cell>
          <table:table-cell table:formula="of:=CONCATENATE(&quot;['&quot;;[.A25];&quot;', '&quot;; [.B2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1"/>
          <table:table-cell table:style-name="ce28"/>
          <table:table-cell/>
          <table:table-cell table:style-name="ce32"/>
          <table:table-cell table:formula="of:=CONCATENATE([.B26];&quot;;&quot;;[.C26];&quot;;&quot;;[.D26];&quot;;&quot;;[.E26];&quot;;&quot;;[.F26];&quot;;&quot;;[.G26];&quot;;&quot;;[.H26])" office:value-type="string" office:string-value=";;;;;;" calcext:value-type="string">
            <text:p>;;;;;;</text:p>
          </table:table-cell>
          <table:table-cell table:formula="of:=CONCATENATE(&quot;['&quot;;[.A26];&quot;', '&quot;; [.B2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27];&quot;;&quot;;[.C27];&quot;;&quot;;[.D27];&quot;;&quot;;[.E27];&quot;;&quot;;[.F27];&quot;;&quot;;[.G27];&quot;;&quot;;[.H27])" office:value-type="string" office:string-value=";;;;;;" calcext:value-type="string">
            <text:p>;;;;;;</text:p>
          </table:table-cell>
          <table:table-cell table:formula="of:=CONCATENATE(&quot;['&quot;;[.A27];&quot;', '&quot;; [.B2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28];&quot;;&quot;;[.C28];&quot;;&quot;;[.D28];&quot;;&quot;;[.E28];&quot;;&quot;;[.F28];&quot;;&quot;;[.G28];&quot;;&quot;;[.H28])" office:value-type="string" office:string-value=";;;;;;" calcext:value-type="string">
            <text:p>;;;;;;</text:p>
          </table:table-cell>
          <table:table-cell table:formula="of:=CONCATENATE(&quot;['&quot;;[.A28];&quot;', '&quot;; [.B2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29];&quot;;&quot;;[.C29];&quot;;&quot;;[.D29];&quot;;&quot;;[.E29];&quot;;&quot;;[.F29];&quot;;&quot;;[.G29];&quot;;&quot;;[.H29])" office:value-type="string" office:string-value=";;;;;;" calcext:value-type="string">
            <text:p>;;;;;;</text:p>
          </table:table-cell>
          <table:table-cell table:formula="of:=CONCATENATE(&quot;['&quot;;[.A29];&quot;', '&quot;; [.B2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30];&quot;;&quot;;[.C30];&quot;;&quot;;[.D30];&quot;;&quot;;[.E30];&quot;;&quot;;[.F30];&quot;;&quot;;[.G30];&quot;;&quot;;[.H30])" office:value-type="string" office:string-value=";;;;;;" calcext:value-type="string">
            <text:p>;;;;;;</text:p>
          </table:table-cell>
          <table:table-cell table:formula="of:=CONCATENATE(&quot;['&quot;;[.A30];&quot;', '&quot;; [.B3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6"/>
          <table:table-cell table:style-name="ce27"/>
          <table:table-cell/>
          <table:table-cell table:style-name="ce32"/>
          <table:table-cell table:formula="of:=CONCATENATE([.B31];&quot;;&quot;;[.C31];&quot;;&quot;;[.D31];&quot;;&quot;;[.E31];&quot;;&quot;;[.F31];&quot;;&quot;;[.G31];&quot;;&quot;;[.H31])" office:value-type="string" office:string-value=";;;;;;" calcext:value-type="string">
            <text:p>;;;;;;</text:p>
          </table:table-cell>
          <table:table-cell table:formula="of:=CONCATENATE(&quot;['&quot;;[.A31];&quot;', '&quot;; [.B3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0"/>
          <table:table-cell table:style-name="ce28"/>
          <table:table-cell/>
          <table:table-cell table:style-name="ce32"/>
          <table:table-cell table:formula="of:=CONCATENATE([.B32];&quot;;&quot;;[.C32];&quot;;&quot;;[.D32];&quot;;&quot;;[.E32];&quot;;&quot;;[.F32];&quot;;&quot;;[.G32];&quot;;&quot;;[.H32])" office:value-type="string" office:string-value=";;;;;;" calcext:value-type="string">
            <text:p>;;;;;;</text:p>
          </table:table-cell>
          <table:table-cell table:formula="of:=CONCATENATE(&quot;['&quot;;[.A32];&quot;', '&quot;; [.B3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33];&quot;;&quot;;[.C33];&quot;;&quot;;[.D33];&quot;;&quot;;[.E33];&quot;;&quot;;[.F33];&quot;;&quot;;[.G33];&quot;;&quot;;[.H33])" office:value-type="string" office:string-value=";;;;;;" calcext:value-type="string">
            <text:p>;;;;;;</text:p>
          </table:table-cell>
          <table:table-cell table:formula="of:=CONCATENATE(&quot;['&quot;;[.A33];&quot;', '&quot;; [.B3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2"/>
          <table:table-cell table:style-name="ce28"/>
          <table:table-cell/>
          <table:table-cell table:style-name="ce32"/>
          <table:table-cell table:formula="of:=CONCATENATE([.B34];&quot;;&quot;;[.C34];&quot;;&quot;;[.D34];&quot;;&quot;;[.E34];&quot;;&quot;;[.F34];&quot;;&quot;;[.G34];&quot;;&quot;;[.H34])" office:value-type="string" office:string-value=";;;;;;" calcext:value-type="string">
            <text:p>;;;;;;</text:p>
          </table:table-cell>
          <table:table-cell table:formula="of:=CONCATENATE(&quot;['&quot;;[.A34];&quot;', '&quot;; [.B3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7"/>
          <table:table-cell table:style-name="ce28"/>
          <table:table-cell/>
          <table:table-cell table:style-name="ce32"/>
          <table:table-cell table:formula="of:=CONCATENATE([.B35];&quot;;&quot;;[.C35];&quot;;&quot;;[.D35];&quot;;&quot;;[.E35];&quot;;&quot;;[.F35];&quot;;&quot;;[.G35];&quot;;&quot;;[.H35])" office:value-type="string" office:string-value=";;;;;;" calcext:value-type="string">
            <text:p>;;;;;;</text:p>
          </table:table-cell>
          <table:table-cell table:formula="of:=CONCATENATE(&quot;['&quot;;[.A35];&quot;', '&quot;; [.B3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36];&quot;;&quot;;[.C36];&quot;;&quot;;[.D36];&quot;;&quot;;[.E36];&quot;;&quot;;[.F36];&quot;;&quot;;[.G36];&quot;;&quot;;[.H36])" office:value-type="string" office:string-value=";;;;;;" calcext:value-type="string">
            <text:p>;;;;;;</text:p>
          </table:table-cell>
          <table:table-cell table:formula="of:=CONCATENATE(&quot;['&quot;;[.A36];&quot;', '&quot;; [.B3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37];&quot;;&quot;;[.C37];&quot;;&quot;;[.D37];&quot;;&quot;;[.E37];&quot;;&quot;;[.F37];&quot;;&quot;;[.G37];&quot;;&quot;;[.H37])" office:value-type="string" office:string-value=";;;;;;" calcext:value-type="string">
            <text:p>;;;;;;</text:p>
          </table:table-cell>
          <table:table-cell table:formula="of:=CONCATENATE(&quot;['&quot;;[.A37];&quot;', '&quot;; [.B3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38];&quot;;&quot;;[.C38];&quot;;&quot;;[.D38];&quot;;&quot;;[.E38];&quot;;&quot;;[.F38];&quot;;&quot;;[.G38];&quot;;&quot;;[.H38])" office:value-type="string" office:string-value=";;;;;;" calcext:value-type="string">
            <text:p>;;;;;;</text:p>
          </table:table-cell>
          <table:table-cell table:formula="of:=CONCATENATE(&quot;['&quot;;[.A38];&quot;', '&quot;; [.B3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19"/>
          <table:table-cell table:style-name="ce28"/>
          <table:table-cell/>
          <table:table-cell table:style-name="ce32"/>
          <table:table-cell table:formula="of:=CONCATENATE([.B39];&quot;;&quot;;[.C39];&quot;;&quot;;[.D39];&quot;;&quot;;[.E39];&quot;;&quot;;[.F39];&quot;;&quot;;[.G39];&quot;;&quot;;[.H39])" office:value-type="string" office:string-value=";;;;;;" calcext:value-type="string">
            <text:p>;;;;;;</text:p>
          </table:table-cell>
          <table:table-cell table:formula="of:=CONCATENATE(&quot;['&quot;;[.A39];&quot;', '&quot;; [.B3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3"/>
          <table:table-cell table:style-name="ce27"/>
          <table:table-cell/>
          <table:table-cell table:style-name="ce32"/>
          <table:table-cell table:formula="of:=CONCATENATE([.B40];&quot;;&quot;;[.C40];&quot;;&quot;;[.D40];&quot;;&quot;;[.E40];&quot;;&quot;;[.F40];&quot;;&quot;;[.G40];&quot;;&quot;;[.H40])" office:value-type="string" office:string-value=";;;;;;" calcext:value-type="string">
            <text:p>;;;;;;</text:p>
          </table:table-cell>
          <table:table-cell table:formula="of:=CONCATENATE(&quot;['&quot;;[.A40];&quot;', '&quot;; [.B4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 table:number-columns-repeated="2"/>
          <table:table-cell table:style-name="ce23"/>
          <table:table-cell table:style-name="ce27"/>
          <table:table-cell/>
          <table:table-cell table:style-name="ce32"/>
          <table:table-cell table:formula="of:=CONCATENATE([.B41];&quot;;&quot;;[.C41];&quot;;&quot;;[.D41];&quot;;&quot;;[.E41];&quot;;&quot;;[.F41];&quot;;&quot;;[.G41];&quot;;&quot;;[.H41])" office:value-type="string" office:string-value=";;;;;;" calcext:value-type="string">
            <text:p>;;;;;;</text:p>
          </table:table-cell>
          <table:table-cell table:formula="of:=CONCATENATE(&quot;['&quot;;[.A41];&quot;', '&quot;; [.B4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42];&quot;;&quot;;[.C42];&quot;;&quot;;[.D42];&quot;;&quot;;[.E42];&quot;;&quot;;[.F42];&quot;;&quot;;[.G42];&quot;;&quot;;[.H42])" office:value-type="string" office:string-value=";;;;;;" calcext:value-type="string">
            <text:p>;;;;;;</text:p>
          </table:table-cell>
          <table:table-cell table:formula="of:=CONCATENATE(&quot;['&quot;;[.A42];&quot;', '&quot;; [.B4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43];&quot;;&quot;;[.C43];&quot;;&quot;;[.D43];&quot;;&quot;;[.E43];&quot;;&quot;;[.F43];&quot;;&quot;;[.G43];&quot;;&quot;;[.H43])" office:value-type="string" office:string-value=";;;;;;" calcext:value-type="string">
            <text:p>;;;;;;</text:p>
          </table:table-cell>
          <table:table-cell table:formula="of:=CONCATENATE(&quot;['&quot;;[.A43];&quot;', '&quot;; [.B4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6"/>
          <table:table-cell table:style-name="ce32"/>
          <table:table-cell table:formula="of:=CONCATENATE([.B44];&quot;;&quot;;[.C44];&quot;;&quot;;[.D44];&quot;;&quot;;[.E44];&quot;;&quot;;[.F44];&quot;;&quot;;[.G44];&quot;;&quot;;[.H44])" office:value-type="string" office:string-value=";;;;;;" calcext:value-type="string">
            <text:p>;;;;;;</text:p>
          </table:table-cell>
          <table:table-cell table:formula="of:=CONCATENATE(&quot;['&quot;;[.A44];&quot;', '&quot;; [.B4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6"/>
          <table:table-cell table:style-name="ce32"/>
          <table:table-cell table:formula="of:=CONCATENATE([.B45];&quot;;&quot;;[.C45];&quot;;&quot;;[.D45];&quot;;&quot;;[.E45];&quot;;&quot;;[.F45];&quot;;&quot;;[.G45];&quot;;&quot;;[.H45])" office:value-type="string" office:string-value=";;;;;;" calcext:value-type="string">
            <text:p>;;;;;;</text:p>
          </table:table-cell>
          <table:table-cell table:formula="of:=CONCATENATE(&quot;['&quot;;[.A45];&quot;', '&quot;; [.B4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46];&quot;;&quot;;[.C46];&quot;;&quot;;[.D46];&quot;;&quot;;[.E46];&quot;;&quot;;[.F46];&quot;;&quot;;[.G46];&quot;;&quot;;[.H46])" office:value-type="string" office:string-value=";;;;;;" calcext:value-type="string">
            <text:p>;;;;;;</text:p>
          </table:table-cell>
          <table:table-cell table:formula="of:=CONCATENATE(&quot;['&quot;;[.A46];&quot;', '&quot;; [.B4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4"/>
          <table:table-cell table:style-name="ce14"/>
          <table:table-cell table:style-name="ce29"/>
          <table:table-cell/>
          <table:table-cell table:style-name="ce32"/>
          <table:table-cell table:formula="of:=CONCATENATE([.B47];&quot;;&quot;;[.C47];&quot;;&quot;;[.D47];&quot;;&quot;;[.E47];&quot;;&quot;;[.F47];&quot;;&quot;;[.G47];&quot;;&quot;;[.H47])" office:value-type="string" office:string-value=";;;;;;" calcext:value-type="string">
            <text:p>;;;;;;</text:p>
          </table:table-cell>
          <table:table-cell table:formula="of:=CONCATENATE(&quot;['&quot;;[.A47];&quot;', '&quot;; [.B4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6"/>
          <table:table-cell table:style-name="ce32"/>
          <table:table-cell table:formula="of:=CONCATENATE([.B48];&quot;;&quot;;[.C48];&quot;;&quot;;[.D48];&quot;;&quot;;[.E48];&quot;;&quot;;[.F48];&quot;;&quot;;[.G48];&quot;;&quot;;[.H48])" office:value-type="string" office:string-value=";;;;;;" calcext:value-type="string">
            <text:p>;;;;;;</text:p>
          </table:table-cell>
          <table:table-cell table:formula="of:=CONCATENATE(&quot;['&quot;;[.A48];&quot;', '&quot;; [.B4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49];&quot;;&quot;;[.C49];&quot;;&quot;;[.D49];&quot;;&quot;;[.E49];&quot;;&quot;;[.F49];&quot;;&quot;;[.G49];&quot;;&quot;;[.H49])" office:value-type="string" office:string-value=";;;;;;" calcext:value-type="string">
            <text:p>;;;;;;</text:p>
          </table:table-cell>
          <table:table-cell table:formula="of:=CONCATENATE(&quot;['&quot;;[.A49];&quot;', '&quot;; [.B4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0];&quot;;&quot;;[.C50];&quot;;&quot;;[.D50];&quot;;&quot;;[.E50];&quot;;&quot;;[.F50];&quot;;&quot;;[.G50];&quot;;&quot;;[.H50])" office:value-type="string" office:string-value=";;;;;;" calcext:value-type="string">
            <text:p>;;;;;;</text:p>
          </table:table-cell>
          <table:table-cell table:formula="of:=CONCATENATE(&quot;['&quot;;[.A50];&quot;', '&quot;; [.B5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1];&quot;;&quot;;[.C51];&quot;;&quot;;[.D51];&quot;;&quot;;[.E51];&quot;;&quot;;[.F51];&quot;;&quot;;[.G51];&quot;;&quot;;[.H51])" office:value-type="string" office:string-value=";;;;;;" calcext:value-type="string">
            <text:p>;;;;;;</text:p>
          </table:table-cell>
          <table:table-cell table:formula="of:=CONCATENATE(&quot;['&quot;;[.A51];&quot;', '&quot;; [.B5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2];&quot;;&quot;;[.C52];&quot;;&quot;;[.D52];&quot;;&quot;;[.E52];&quot;;&quot;;[.F52];&quot;;&quot;;[.G52];&quot;;&quot;;[.H52])" office:value-type="string" office:string-value=";;;;;;" calcext:value-type="string">
            <text:p>;;;;;;</text:p>
          </table:table-cell>
          <table:table-cell table:formula="of:=CONCATENATE(&quot;['&quot;;[.A52];&quot;', '&quot;; [.B5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3];&quot;;&quot;;[.C53];&quot;;&quot;;[.D53];&quot;;&quot;;[.E53];&quot;;&quot;;[.F53];&quot;;&quot;;[.G53];&quot;;&quot;;[.H53])" office:value-type="string" office:string-value=";;;;;;" calcext:value-type="string">
            <text:p>;;;;;;</text:p>
          </table:table-cell>
          <table:table-cell table:formula="of:=CONCATENATE(&quot;['&quot;;[.A53];&quot;', '&quot;; [.B5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4];&quot;;&quot;;[.C54];&quot;;&quot;;[.D54];&quot;;&quot;;[.E54];&quot;;&quot;;[.F54];&quot;;&quot;;[.G54];&quot;;&quot;;[.H54])" office:value-type="string" office:string-value=";;;;;;" calcext:value-type="string">
            <text:p>;;;;;;</text:p>
          </table:table-cell>
          <table:table-cell table:formula="of:=CONCATENATE(&quot;['&quot;;[.A54];&quot;', '&quot;; [.B5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5];&quot;;&quot;;[.C55];&quot;;&quot;;[.D55];&quot;;&quot;;[.E55];&quot;;&quot;;[.F55];&quot;;&quot;;[.G55];&quot;;&quot;;[.H55])" office:value-type="string" office:string-value=";;;;;;" calcext:value-type="string">
            <text:p>;;;;;;</text:p>
          </table:table-cell>
          <table:table-cell table:formula="of:=CONCATENATE(&quot;['&quot;;[.A55];&quot;', '&quot;; [.B5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6];&quot;;&quot;;[.C56];&quot;;&quot;;[.D56];&quot;;&quot;;[.E56];&quot;;&quot;;[.F56];&quot;;&quot;;[.G56];&quot;;&quot;;[.H56])" office:value-type="string" office:string-value=";;;;;;" calcext:value-type="string">
            <text:p>;;;;;;</text:p>
          </table:table-cell>
          <table:table-cell table:formula="of:=CONCATENATE(&quot;['&quot;;[.A56];&quot;', '&quot;; [.B5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7];&quot;;&quot;;[.C57];&quot;;&quot;;[.D57];&quot;;&quot;;[.E57];&quot;;&quot;;[.F57];&quot;;&quot;;[.G57];&quot;;&quot;;[.H57])" office:value-type="string" office:string-value=";;;;;;" calcext:value-type="string">
            <text:p>;;;;;;</text:p>
          </table:table-cell>
          <table:table-cell table:formula="of:=CONCATENATE(&quot;['&quot;;[.A57];&quot;', '&quot;; [.B5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58];&quot;;&quot;;[.C58];&quot;;&quot;;[.D58];&quot;;&quot;;[.E58];&quot;;&quot;;[.F58];&quot;;&quot;;[.G58];&quot;;&quot;;[.H58])" office:value-type="string" office:string-value=";;;;;;" calcext:value-type="string">
            <text:p>;;;;;;</text:p>
          </table:table-cell>
          <table:table-cell table:formula="of:=CONCATENATE(&quot;['&quot;;[.A58];&quot;', '&quot;; [.B5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59];&quot;;&quot;;[.C59];&quot;;&quot;;[.D59];&quot;;&quot;;[.E59];&quot;;&quot;;[.F59];&quot;;&quot;;[.G59];&quot;;&quot;;[.H59])" office:value-type="string" office:string-value=";;;;;;" calcext:value-type="string">
            <text:p>;;;;;;</text:p>
          </table:table-cell>
          <table:table-cell table:formula="of:=CONCATENATE(&quot;['&quot;;[.A59];&quot;', '&quot;; [.B5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60];&quot;;&quot;;[.C60];&quot;;&quot;;[.D60];&quot;;&quot;;[.E60];&quot;;&quot;;[.F60];&quot;;&quot;;[.G60];&quot;;&quot;;[.H60])" office:value-type="string" office:string-value=";;;;;;" calcext:value-type="string">
            <text:p>;;;;;;</text:p>
          </table:table-cell>
          <table:table-cell table:formula="of:=CONCATENATE(&quot;['&quot;;[.A60];&quot;', '&quot;; [.B6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61];&quot;;&quot;;[.C61];&quot;;&quot;;[.D61];&quot;;&quot;;[.E61];&quot;;&quot;;[.F61];&quot;;&quot;;[.G61];&quot;;&quot;;[.H61])" office:value-type="string" office:string-value=";;;;;;" calcext:value-type="string">
            <text:p>;;;;;;</text:p>
          </table:table-cell>
          <table:table-cell table:formula="of:=CONCATENATE(&quot;['&quot;;[.A61];&quot;', '&quot;; [.B6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2];&quot;;&quot;;[.C62];&quot;;&quot;;[.D62];&quot;;&quot;;[.E62];&quot;;&quot;;[.F62];&quot;;&quot;;[.G62];&quot;;&quot;;[.H62])" office:value-type="string" office:string-value=";;;;;;" calcext:value-type="string">
            <text:p>;;;;;;</text:p>
          </table:table-cell>
          <table:table-cell table:formula="of:=CONCATENATE(&quot;['&quot;;[.A62];&quot;', '&quot;; [.B6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3];&quot;;&quot;;[.C63];&quot;;&quot;;[.D63];&quot;;&quot;;[.E63];&quot;;&quot;;[.F63];&quot;;&quot;;[.G63];&quot;;&quot;;[.H63])" office:value-type="string" office:string-value=";;;;;;" calcext:value-type="string">
            <text:p>;;;;;;</text:p>
          </table:table-cell>
          <table:table-cell table:formula="of:=CONCATENATE(&quot;['&quot;;[.A63];&quot;', '&quot;; [.B6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4];&quot;;&quot;;[.C64];&quot;;&quot;;[.D64];&quot;;&quot;;[.E64];&quot;;&quot;;[.F64];&quot;;&quot;;[.G64];&quot;;&quot;;[.H64])" office:value-type="string" office:string-value=";;;;;;" calcext:value-type="string">
            <text:p>;;;;;;</text:p>
          </table:table-cell>
          <table:table-cell table:formula="of:=CONCATENATE(&quot;['&quot;;[.A64];&quot;', '&quot;; [.B6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5];&quot;;&quot;;[.C65];&quot;;&quot;;[.D65];&quot;;&quot;;[.E65];&quot;;&quot;;[.F65];&quot;;&quot;;[.G65];&quot;;&quot;;[.H65])" office:value-type="string" office:string-value=";;;;;;" calcext:value-type="string">
            <text:p>;;;;;;</text:p>
          </table:table-cell>
          <table:table-cell table:formula="of:=CONCATENATE(&quot;['&quot;;[.A65];&quot;', '&quot;; [.B6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6];&quot;;&quot;;[.C66];&quot;;&quot;;[.D66];&quot;;&quot;;[.E66];&quot;;&quot;;[.F66];&quot;;&quot;;[.G66];&quot;;&quot;;[.H66])" office:value-type="string" office:string-value=";;;;;;" calcext:value-type="string">
            <text:p>;;;;;;</text:p>
          </table:table-cell>
          <table:table-cell table:formula="of:=CONCATENATE(&quot;['&quot;;[.A66];&quot;', '&quot;; [.B6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7];&quot;;&quot;;[.C67];&quot;;&quot;;[.D67];&quot;;&quot;;[.E67];&quot;;&quot;;[.F67];&quot;;&quot;;[.G67];&quot;;&quot;;[.H67])" office:value-type="string" office:string-value=";;;;;;" calcext:value-type="string">
            <text:p>;;;;;;</text:p>
          </table:table-cell>
          <table:table-cell table:formula="of:=CONCATENATE(&quot;['&quot;;[.A67];&quot;', '&quot;; [.B6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8];&quot;;&quot;;[.C68];&quot;;&quot;;[.D68];&quot;;&quot;;[.E68];&quot;;&quot;;[.F68];&quot;;&quot;;[.G68];&quot;;&quot;;[.H68])" office:value-type="string" office:string-value=";;;;;;" calcext:value-type="string">
            <text:p>;;;;;;</text:p>
          </table:table-cell>
          <table:table-cell table:formula="of:=CONCATENATE(&quot;['&quot;;[.A68];&quot;', '&quot;; [.B6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69];&quot;;&quot;;[.C69];&quot;;&quot;;[.D69];&quot;;&quot;;[.E69];&quot;;&quot;;[.F69];&quot;;&quot;;[.G69];&quot;;&quot;;[.H69])" office:value-type="string" office:string-value=";;;;;;" calcext:value-type="string">
            <text:p>;;;;;;</text:p>
          </table:table-cell>
          <table:table-cell table:formula="of:=CONCATENATE(&quot;['&quot;;[.A69];&quot;', '&quot;; [.B6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70];&quot;;&quot;;[.C70];&quot;;&quot;;[.D70];&quot;;&quot;;[.E70];&quot;;&quot;;[.F70];&quot;;&quot;;[.G70];&quot;;&quot;;[.H70])" office:value-type="string" office:string-value=";;;;;;" calcext:value-type="string">
            <text:p>;;;;;;</text:p>
          </table:table-cell>
          <table:table-cell table:formula="of:=CONCATENATE(&quot;['&quot;;[.A70];&quot;', '&quot;; [.B7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1];&quot;;&quot;;[.C71];&quot;;&quot;;[.D71];&quot;;&quot;;[.E71];&quot;;&quot;;[.F71];&quot;;&quot;;[.G71];&quot;;&quot;;[.H71])" office:value-type="string" office:string-value=";;;;;;" calcext:value-type="string">
            <text:p>;;;;;;</text:p>
          </table:table-cell>
          <table:table-cell table:formula="of:=CONCATENATE(&quot;['&quot;;[.A71];&quot;', '&quot;; [.B7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2];&quot;;&quot;;[.C72];&quot;;&quot;;[.D72];&quot;;&quot;;[.E72];&quot;;&quot;;[.F72];&quot;;&quot;;[.G72];&quot;;&quot;;[.H72])" office:value-type="string" office:string-value=";;;;;;" calcext:value-type="string">
            <text:p>;;;;;;</text:p>
          </table:table-cell>
          <table:table-cell table:formula="of:=CONCATENATE(&quot;['&quot;;[.A72];&quot;', '&quot;; [.B7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3];&quot;;&quot;;[.C73];&quot;;&quot;;[.D73];&quot;;&quot;;[.E73];&quot;;&quot;;[.F73];&quot;;&quot;;[.G73];&quot;;&quot;;[.H73])" office:value-type="string" office:string-value=";;;;;;" calcext:value-type="string">
            <text:p>;;;;;;</text:p>
          </table:table-cell>
          <table:table-cell table:formula="of:=CONCATENATE(&quot;['&quot;;[.A73];&quot;', '&quot;; [.B7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4];&quot;;&quot;;[.C74];&quot;;&quot;;[.D74];&quot;;&quot;;[.E74];&quot;;&quot;;[.F74];&quot;;&quot;;[.G74];&quot;;&quot;;[.H74])" office:value-type="string" office:string-value=";;;;;;" calcext:value-type="string">
            <text:p>;;;;;;</text:p>
          </table:table-cell>
          <table:table-cell table:formula="of:=CONCATENATE(&quot;['&quot;;[.A74];&quot;', '&quot;; [.B7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5];&quot;;&quot;;[.C75];&quot;;&quot;;[.D75];&quot;;&quot;;[.E75];&quot;;&quot;;[.F75];&quot;;&quot;;[.G75];&quot;;&quot;;[.H75])" office:value-type="string" office:string-value=";;;;;;" calcext:value-type="string">
            <text:p>;;;;;;</text:p>
          </table:table-cell>
          <table:table-cell table:formula="of:=CONCATENATE(&quot;['&quot;;[.A75];&quot;', '&quot;; [.B7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6];&quot;;&quot;;[.C76];&quot;;&quot;;[.D76];&quot;;&quot;;[.E76];&quot;;&quot;;[.F76];&quot;;&quot;;[.G76];&quot;;&quot;;[.H76])" office:value-type="string" office:string-value=";;;;;;" calcext:value-type="string">
            <text:p>;;;;;;</text:p>
          </table:table-cell>
          <table:table-cell table:formula="of:=CONCATENATE(&quot;['&quot;;[.A76];&quot;', '&quot;; [.B7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77];&quot;;&quot;;[.C77];&quot;;&quot;;[.D77];&quot;;&quot;;[.E77];&quot;;&quot;;[.F77];&quot;;&quot;;[.G77];&quot;;&quot;;[.H77])" office:value-type="string" office:string-value=";;;;;;" calcext:value-type="string">
            <text:p>;;;;;;</text:p>
          </table:table-cell>
          <table:table-cell table:formula="of:=CONCATENATE(&quot;['&quot;;[.A77];&quot;', '&quot;; [.B7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8];&quot;;&quot;;[.C78];&quot;;&quot;;[.D78];&quot;;&quot;;[.E78];&quot;;&quot;;[.F78];&quot;;&quot;;[.G78];&quot;;&quot;;[.H78])" office:value-type="string" office:string-value=";;;;;;" calcext:value-type="string">
            <text:p>;;;;;;</text:p>
          </table:table-cell>
          <table:table-cell table:formula="of:=CONCATENATE(&quot;['&quot;;[.A78];&quot;', '&quot;; [.B7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79];&quot;;&quot;;[.C79];&quot;;&quot;;[.D79];&quot;;&quot;;[.E79];&quot;;&quot;;[.F79];&quot;;&quot;;[.G79];&quot;;&quot;;[.H79])" office:value-type="string" office:string-value=";;;;;;" calcext:value-type="string">
            <text:p>;;;;;;</text:p>
          </table:table-cell>
          <table:table-cell table:formula="of:=CONCATENATE(&quot;['&quot;;[.A79];&quot;', '&quot;; [.B7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0];&quot;;&quot;;[.C80];&quot;;&quot;;[.D80];&quot;;&quot;;[.E80];&quot;;&quot;;[.F80];&quot;;&quot;;[.G80];&quot;;&quot;;[.H80])" office:value-type="string" office:string-value=";;;;;;" calcext:value-type="string">
            <text:p>;;;;;;</text:p>
          </table:table-cell>
          <table:table-cell table:formula="of:=CONCATENATE(&quot;['&quot;;[.A80];&quot;', '&quot;; [.B8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1];&quot;;&quot;;[.C81];&quot;;&quot;;[.D81];&quot;;&quot;;[.E81];&quot;;&quot;;[.F81];&quot;;&quot;;[.G81];&quot;;&quot;;[.H81])" office:value-type="string" office:string-value=";;;;;;" calcext:value-type="string">
            <text:p>;;;;;;</text:p>
          </table:table-cell>
          <table:table-cell table:formula="of:=CONCATENATE(&quot;['&quot;;[.A81];&quot;', '&quot;; [.B8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2];&quot;;&quot;;[.C82];&quot;;&quot;;[.D82];&quot;;&quot;;[.E82];&quot;;&quot;;[.F82];&quot;;&quot;;[.G82];&quot;;&quot;;[.H82])" office:value-type="string" office:string-value=";;;;;;" calcext:value-type="string">
            <text:p>;;;;;;</text:p>
          </table:table-cell>
          <table:table-cell table:formula="of:=CONCATENATE(&quot;['&quot;;[.A82];&quot;', '&quot;; [.B8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3];&quot;;&quot;;[.C83];&quot;;&quot;;[.D83];&quot;;&quot;;[.E83];&quot;;&quot;;[.F83];&quot;;&quot;;[.G83];&quot;;&quot;;[.H83])" office:value-type="string" office:string-value=";;;;;;" calcext:value-type="string">
            <text:p>;;;;;;</text:p>
          </table:table-cell>
          <table:table-cell table:formula="of:=CONCATENATE(&quot;['&quot;;[.A83];&quot;', '&quot;; [.B8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4];&quot;;&quot;;[.C84];&quot;;&quot;;[.D84];&quot;;&quot;;[.E84];&quot;;&quot;;[.F84];&quot;;&quot;;[.G84];&quot;;&quot;;[.H84])" office:value-type="string" office:string-value=";;;;;;" calcext:value-type="string">
            <text:p>;;;;;;</text:p>
          </table:table-cell>
          <table:table-cell table:formula="of:=CONCATENATE(&quot;['&quot;;[.A84];&quot;', '&quot;; [.B8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5];&quot;;&quot;;[.C85];&quot;;&quot;;[.D85];&quot;;&quot;;[.E85];&quot;;&quot;;[.F85];&quot;;&quot;;[.G85];&quot;;&quot;;[.H85])" office:value-type="string" office:string-value=";;;;;;" calcext:value-type="string">
            <text:p>;;;;;;</text:p>
          </table:table-cell>
          <table:table-cell table:formula="of:=CONCATENATE(&quot;['&quot;;[.A85];&quot;', '&quot;; [.B8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86];&quot;;&quot;;[.C86];&quot;;&quot;;[.D86];&quot;;&quot;;[.E86];&quot;;&quot;;[.F86];&quot;;&quot;;[.G86];&quot;;&quot;;[.H86])" office:value-type="string" office:string-value=";;;;;;" calcext:value-type="string">
            <text:p>;;;;;;</text:p>
          </table:table-cell>
          <table:table-cell table:formula="of:=CONCATENATE(&quot;['&quot;;[.A86];&quot;', '&quot;; [.B8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87];&quot;;&quot;;[.C87];&quot;;&quot;;[.D87];&quot;;&quot;;[.E87];&quot;;&quot;;[.F87];&quot;;&quot;;[.G87];&quot;;&quot;;[.H87])" office:value-type="string" office:string-value=";;;;;;" calcext:value-type="string">
            <text:p>;;;;;;</text:p>
          </table:table-cell>
          <table:table-cell table:formula="of:=CONCATENATE(&quot;['&quot;;[.A87];&quot;', '&quot;; [.B8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88];&quot;;&quot;;[.C88];&quot;;&quot;;[.D88];&quot;;&quot;;[.E88];&quot;;&quot;;[.F88];&quot;;&quot;;[.G88];&quot;;&quot;;[.H88])" office:value-type="string" office:string-value=";;;;;;" calcext:value-type="string">
            <text:p>;;;;;;</text:p>
          </table:table-cell>
          <table:table-cell table:formula="of:=CONCATENATE(&quot;['&quot;;[.A88];&quot;', '&quot;; [.B8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89];&quot;;&quot;;[.C89];&quot;;&quot;;[.D89];&quot;;&quot;;[.E89];&quot;;&quot;;[.F89];&quot;;&quot;;[.G89];&quot;;&quot;;[.H89])" office:value-type="string" office:string-value=";;;;;;" calcext:value-type="string">
            <text:p>;;;;;;</text:p>
          </table:table-cell>
          <table:table-cell table:formula="of:=CONCATENATE(&quot;['&quot;;[.A89];&quot;', '&quot;; [.B8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0];&quot;;&quot;;[.C90];&quot;;&quot;;[.D90];&quot;;&quot;;[.E90];&quot;;&quot;;[.F90];&quot;;&quot;;[.G90];&quot;;&quot;;[.H90])" office:value-type="string" office:string-value=";;;;;;" calcext:value-type="string">
            <text:p>;;;;;;</text:p>
          </table:table-cell>
          <table:table-cell table:formula="of:=CONCATENATE(&quot;['&quot;;[.A90];&quot;', '&quot;; [.B9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1];&quot;;&quot;;[.C91];&quot;;&quot;;[.D91];&quot;;&quot;;[.E91];&quot;;&quot;;[.F91];&quot;;&quot;;[.G91];&quot;;&quot;;[.H91])" office:value-type="string" office:string-value=";;;;;;" calcext:value-type="string">
            <text:p>;;;;;;</text:p>
          </table:table-cell>
          <table:table-cell table:formula="of:=CONCATENATE(&quot;['&quot;;[.A91];&quot;', '&quot;; [.B9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2];&quot;;&quot;;[.C92];&quot;;&quot;;[.D92];&quot;;&quot;;[.E92];&quot;;&quot;;[.F92];&quot;;&quot;;[.G92];&quot;;&quot;;[.H92])" office:value-type="string" office:string-value=";;;;;;" calcext:value-type="string">
            <text:p>;;;;;;</text:p>
          </table:table-cell>
          <table:table-cell table:formula="of:=CONCATENATE(&quot;['&quot;;[.A92];&quot;', '&quot;; [.B9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3];&quot;;&quot;;[.C93];&quot;;&quot;;[.D93];&quot;;&quot;;[.E93];&quot;;&quot;;[.F93];&quot;;&quot;;[.G93];&quot;;&quot;;[.H93])" office:value-type="string" office:string-value=";;;;;;" calcext:value-type="string">
            <text:p>;;;;;;</text:p>
          </table:table-cell>
          <table:table-cell table:formula="of:=CONCATENATE(&quot;['&quot;;[.A93];&quot;', '&quot;; [.B9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4];&quot;;&quot;;[.C94];&quot;;&quot;;[.D94];&quot;;&quot;;[.E94];&quot;;&quot;;[.F94];&quot;;&quot;;[.G94];&quot;;&quot;;[.H94])" office:value-type="string" office:string-value=";;;;;;" calcext:value-type="string">
            <text:p>;;;;;;</text:p>
          </table:table-cell>
          <table:table-cell table:formula="of:=CONCATENATE(&quot;['&quot;;[.A94];&quot;', '&quot;; [.B9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5];&quot;;&quot;;[.C95];&quot;;&quot;;[.D95];&quot;;&quot;;[.E95];&quot;;&quot;;[.F95];&quot;;&quot;;[.G95];&quot;;&quot;;[.H95])" office:value-type="string" office:string-value=";;;;;;" calcext:value-type="string">
            <text:p>;;;;;;</text:p>
          </table:table-cell>
          <table:table-cell table:formula="of:=CONCATENATE(&quot;['&quot;;[.A95];&quot;', '&quot;; [.B9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6];&quot;;&quot;;[.C96];&quot;;&quot;;[.D96];&quot;;&quot;;[.E96];&quot;;&quot;;[.F96];&quot;;&quot;;[.G96];&quot;;&quot;;[.H96])" office:value-type="string" office:string-value=";;;;;;" calcext:value-type="string">
            <text:p>;;;;;;</text:p>
          </table:table-cell>
          <table:table-cell table:formula="of:=CONCATENATE(&quot;['&quot;;[.A96];&quot;', '&quot;; [.B9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7];&quot;;&quot;;[.C97];&quot;;&quot;;[.D97];&quot;;&quot;;[.E97];&quot;;&quot;;[.F97];&quot;;&quot;;[.G97];&quot;;&quot;;[.H97])" office:value-type="string" office:string-value=";;;;;;" calcext:value-type="string">
            <text:p>;;;;;;</text:p>
          </table:table-cell>
          <table:table-cell table:formula="of:=CONCATENATE(&quot;['&quot;;[.A97];&quot;', '&quot;; [.B9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8];&quot;;&quot;;[.C98];&quot;;&quot;;[.D98];&quot;;&quot;;[.E98];&quot;;&quot;;[.F98];&quot;;&quot;;[.G98];&quot;;&quot;;[.H98])" office:value-type="string" office:string-value=";;;;;;" calcext:value-type="string">
            <text:p>;;;;;;</text:p>
          </table:table-cell>
          <table:table-cell table:formula="of:=CONCATENATE(&quot;['&quot;;[.A98];&quot;', '&quot;; [.B9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99];&quot;;&quot;;[.C99];&quot;;&quot;;[.D99];&quot;;&quot;;[.E99];&quot;;&quot;;[.F99];&quot;;&quot;;[.G99];&quot;;&quot;;[.H99])" office:value-type="string" office:string-value=";;;;;;" calcext:value-type="string">
            <text:p>;;;;;;</text:p>
          </table:table-cell>
          <table:table-cell table:formula="of:=CONCATENATE(&quot;['&quot;;[.A99];&quot;', '&quot;; [.B9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0];&quot;;&quot;;[.C100];&quot;;&quot;;[.D100];&quot;;&quot;;[.E100];&quot;;&quot;;[.F100];&quot;;&quot;;[.G100];&quot;;&quot;;[.H100])" office:value-type="string" office:string-value=";;;;;;" calcext:value-type="string">
            <text:p>;;;;;;</text:p>
          </table:table-cell>
          <table:table-cell table:formula="of:=CONCATENATE(&quot;['&quot;;[.A100];&quot;', '&quot;; [.B10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1];&quot;;&quot;;[.C101];&quot;;&quot;;[.D101];&quot;;&quot;;[.E101];&quot;;&quot;;[.F101];&quot;;&quot;;[.G101];&quot;;&quot;;[.H101])" office:value-type="string" office:string-value=";;;;;;" calcext:value-type="string">
            <text:p>;;;;;;</text:p>
          </table:table-cell>
          <table:table-cell table:formula="of:=CONCATENATE(&quot;['&quot;;[.A101];&quot;', '&quot;; [.B10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2];&quot;;&quot;;[.C102];&quot;;&quot;;[.D102];&quot;;&quot;;[.E102];&quot;;&quot;;[.F102];&quot;;&quot;;[.G102];&quot;;&quot;;[.H102])" office:value-type="string" office:string-value=";;;;;;" calcext:value-type="string">
            <text:p>;;;;;;</text:p>
          </table:table-cell>
          <table:table-cell table:formula="of:=CONCATENATE(&quot;['&quot;;[.A102];&quot;', '&quot;; [.B10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3];&quot;;&quot;;[.C103];&quot;;&quot;;[.D103];&quot;;&quot;;[.E103];&quot;;&quot;;[.F103];&quot;;&quot;;[.G103];&quot;;&quot;;[.H103])" office:value-type="string" office:string-value=";;;;;;" calcext:value-type="string">
            <text:p>;;;;;;</text:p>
          </table:table-cell>
          <table:table-cell table:formula="of:=CONCATENATE(&quot;['&quot;;[.A103];&quot;', '&quot;; [.B10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4];&quot;;&quot;;[.C104];&quot;;&quot;;[.D104];&quot;;&quot;;[.E104];&quot;;&quot;;[.F104];&quot;;&quot;;[.G104];&quot;;&quot;;[.H104])" office:value-type="string" office:string-value=";;;;;;" calcext:value-type="string">
            <text:p>;;;;;;</text:p>
          </table:table-cell>
          <table:table-cell table:formula="of:=CONCATENATE(&quot;['&quot;;[.A104];&quot;', '&quot;; [.B10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5];&quot;;&quot;;[.C105];&quot;;&quot;;[.D105];&quot;;&quot;;[.E105];&quot;;&quot;;[.F105];&quot;;&quot;;[.G105];&quot;;&quot;;[.H105])" office:value-type="string" office:string-value=";;;;;;" calcext:value-type="string">
            <text:p>;;;;;;</text:p>
          </table:table-cell>
          <table:table-cell table:formula="of:=CONCATENATE(&quot;['&quot;;[.A105];&quot;', '&quot;; [.B10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6];&quot;;&quot;;[.C106];&quot;;&quot;;[.D106];&quot;;&quot;;[.E106];&quot;;&quot;;[.F106];&quot;;&quot;;[.G106];&quot;;&quot;;[.H106])" office:value-type="string" office:string-value=";;;;;;" calcext:value-type="string">
            <text:p>;;;;;;</text:p>
          </table:table-cell>
          <table:table-cell table:formula="of:=CONCATENATE(&quot;['&quot;;[.A106];&quot;', '&quot;; [.B10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07];&quot;;&quot;;[.C107];&quot;;&quot;;[.D107];&quot;;&quot;;[.E107];&quot;;&quot;;[.F107];&quot;;&quot;;[.G107];&quot;;&quot;;[.H107])" office:value-type="string" office:string-value=";;;;;;" calcext:value-type="string">
            <text:p>;;;;;;</text:p>
          </table:table-cell>
          <table:table-cell table:formula="of:=CONCATENATE(&quot;['&quot;;[.A107];&quot;', '&quot;; [.B10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08];&quot;;&quot;;[.C108];&quot;;&quot;;[.D108];&quot;;&quot;;[.E108];&quot;;&quot;;[.F108];&quot;;&quot;;[.G108];&quot;;&quot;;[.H108])" office:value-type="string" office:string-value=";;;;;;" calcext:value-type="string">
            <text:p>;;;;;;</text:p>
          </table:table-cell>
          <table:table-cell table:formula="of:=CONCATENATE(&quot;['&quot;;[.A108];&quot;', '&quot;; [.B10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09];&quot;;&quot;;[.C109];&quot;;&quot;;[.D109];&quot;;&quot;;[.E109];&quot;;&quot;;[.F109];&quot;;&quot;;[.G109];&quot;;&quot;;[.H109])" office:value-type="string" office:string-value=";;;;;;" calcext:value-type="string">
            <text:p>;;;;;;</text:p>
          </table:table-cell>
          <table:table-cell table:formula="of:=CONCATENATE(&quot;['&quot;;[.A109];&quot;', '&quot;; [.B10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0];&quot;;&quot;;[.C110];&quot;;&quot;;[.D110];&quot;;&quot;;[.E110];&quot;;&quot;;[.F110];&quot;;&quot;;[.G110];&quot;;&quot;;[.H110])" office:value-type="string" office:string-value=";;;;;;" calcext:value-type="string">
            <text:p>;;;;;;</text:p>
          </table:table-cell>
          <table:table-cell table:formula="of:=CONCATENATE(&quot;['&quot;;[.A110];&quot;', '&quot;; [.B11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1];&quot;;&quot;;[.C111];&quot;;&quot;;[.D111];&quot;;&quot;;[.E111];&quot;;&quot;;[.F111];&quot;;&quot;;[.G111];&quot;;&quot;;[.H111])" office:value-type="string" office:string-value=";;;;;;" calcext:value-type="string">
            <text:p>;;;;;;</text:p>
          </table:table-cell>
          <table:table-cell table:formula="of:=CONCATENATE(&quot;['&quot;;[.A111];&quot;', '&quot;; [.B11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2];&quot;;&quot;;[.C112];&quot;;&quot;;[.D112];&quot;;&quot;;[.E112];&quot;;&quot;;[.F112];&quot;;&quot;;[.G112];&quot;;&quot;;[.H112])" office:value-type="string" office:string-value=";;;;;;" calcext:value-type="string">
            <text:p>;;;;;;</text:p>
          </table:table-cell>
          <table:table-cell table:formula="of:=CONCATENATE(&quot;['&quot;;[.A112];&quot;', '&quot;; [.B11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3];&quot;;&quot;;[.C113];&quot;;&quot;;[.D113];&quot;;&quot;;[.E113];&quot;;&quot;;[.F113];&quot;;&quot;;[.G113];&quot;;&quot;;[.H113])" office:value-type="string" office:string-value=";;;;;;" calcext:value-type="string">
            <text:p>;;;;;;</text:p>
          </table:table-cell>
          <table:table-cell table:formula="of:=CONCATENATE(&quot;['&quot;;[.A113];&quot;', '&quot;; [.B11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4];&quot;;&quot;;[.C114];&quot;;&quot;;[.D114];&quot;;&quot;;[.E114];&quot;;&quot;;[.F114];&quot;;&quot;;[.G114];&quot;;&quot;;[.H114])" office:value-type="string" office:string-value=";;;;;;" calcext:value-type="string">
            <text:p>;;;;;;</text:p>
          </table:table-cell>
          <table:table-cell table:formula="of:=CONCATENATE(&quot;['&quot;;[.A114];&quot;', '&quot;; [.B11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5];&quot;;&quot;;[.C115];&quot;;&quot;;[.D115];&quot;;&quot;;[.E115];&quot;;&quot;;[.F115];&quot;;&quot;;[.G115];&quot;;&quot;;[.H115])" office:value-type="string" office:string-value=";;;;;;" calcext:value-type="string">
            <text:p>;;;;;;</text:p>
          </table:table-cell>
          <table:table-cell table:formula="of:=CONCATENATE(&quot;['&quot;;[.A115];&quot;', '&quot;; [.B11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6];&quot;;&quot;;[.C116];&quot;;&quot;;[.D116];&quot;;&quot;;[.E116];&quot;;&quot;;[.F116];&quot;;&quot;;[.G116];&quot;;&quot;;[.H116])" office:value-type="string" office:string-value=";;;;;;" calcext:value-type="string">
            <text:p>;;;;;;</text:p>
          </table:table-cell>
          <table:table-cell table:formula="of:=CONCATENATE(&quot;['&quot;;[.A116];&quot;', '&quot;; [.B11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7];&quot;;&quot;;[.C117];&quot;;&quot;;[.D117];&quot;;&quot;;[.E117];&quot;;&quot;;[.F117];&quot;;&quot;;[.G117];&quot;;&quot;;[.H117])" office:value-type="string" office:string-value=";;;;;;" calcext:value-type="string">
            <text:p>;;;;;;</text:p>
          </table:table-cell>
          <table:table-cell table:formula="of:=CONCATENATE(&quot;['&quot;;[.A117];&quot;', '&quot;; [.B11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8];&quot;;&quot;;[.C118];&quot;;&quot;;[.D118];&quot;;&quot;;[.E118];&quot;;&quot;;[.F118];&quot;;&quot;;[.G118];&quot;;&quot;;[.H118])" office:value-type="string" office:string-value=";;;;;;" calcext:value-type="string">
            <text:p>;;;;;;</text:p>
          </table:table-cell>
          <table:table-cell table:formula="of:=CONCATENATE(&quot;['&quot;;[.A118];&quot;', '&quot;; [.B11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19];&quot;;&quot;;[.C119];&quot;;&quot;;[.D119];&quot;;&quot;;[.E119];&quot;;&quot;;[.F119];&quot;;&quot;;[.G119];&quot;;&quot;;[.H119])" office:value-type="string" office:string-value=";;;;;;" calcext:value-type="string">
            <text:p>;;;;;;</text:p>
          </table:table-cell>
          <table:table-cell table:formula="of:=CONCATENATE(&quot;['&quot;;[.A119];&quot;', '&quot;; [.B11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0];&quot;;&quot;;[.C120];&quot;;&quot;;[.D120];&quot;;&quot;;[.E120];&quot;;&quot;;[.F120];&quot;;&quot;;[.G120];&quot;;&quot;;[.H120])" office:value-type="string" office:string-value=";;;;;;" calcext:value-type="string">
            <text:p>;;;;;;</text:p>
          </table:table-cell>
          <table:table-cell table:formula="of:=CONCATENATE(&quot;['&quot;;[.A120];&quot;', '&quot;; [.B12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1];&quot;;&quot;;[.C121];&quot;;&quot;;[.D121];&quot;;&quot;;[.E121];&quot;;&quot;;[.F121];&quot;;&quot;;[.G121];&quot;;&quot;;[.H121])" office:value-type="string" office:string-value=";;;;;;" calcext:value-type="string">
            <text:p>;;;;;;</text:p>
          </table:table-cell>
          <table:table-cell table:formula="of:=CONCATENATE(&quot;['&quot;;[.A121];&quot;', '&quot;; [.B12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2];&quot;;&quot;;[.C122];&quot;;&quot;;[.D122];&quot;;&quot;;[.E122];&quot;;&quot;;[.F122];&quot;;&quot;;[.G122];&quot;;&quot;;[.H122])" office:value-type="string" office:string-value=";;;;;;" calcext:value-type="string">
            <text:p>;;;;;;</text:p>
          </table:table-cell>
          <table:table-cell table:formula="of:=CONCATENATE(&quot;['&quot;;[.A122];&quot;', '&quot;; [.B12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3];&quot;;&quot;;[.C123];&quot;;&quot;;[.D123];&quot;;&quot;;[.E123];&quot;;&quot;;[.F123];&quot;;&quot;;[.G123];&quot;;&quot;;[.H123])" office:value-type="string" office:string-value=";;;;;;" calcext:value-type="string">
            <text:p>;;;;;;</text:p>
          </table:table-cell>
          <table:table-cell table:formula="of:=CONCATENATE(&quot;['&quot;;[.A123];&quot;', '&quot;; [.B12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4];&quot;;&quot;;[.C124];&quot;;&quot;;[.D124];&quot;;&quot;;[.E124];&quot;;&quot;;[.F124];&quot;;&quot;;[.G124];&quot;;&quot;;[.H124])" office:value-type="string" office:string-value=";;;;;;" calcext:value-type="string">
            <text:p>;;;;;;</text:p>
          </table:table-cell>
          <table:table-cell table:formula="of:=CONCATENATE(&quot;['&quot;;[.A124];&quot;', '&quot;; [.B12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5];&quot;;&quot;;[.C125];&quot;;&quot;;[.D125];&quot;;&quot;;[.E125];&quot;;&quot;;[.F125];&quot;;&quot;;[.G125];&quot;;&quot;;[.H125])" office:value-type="string" office:string-value=";;;;;;" calcext:value-type="string">
            <text:p>;;;;;;</text:p>
          </table:table-cell>
          <table:table-cell table:formula="of:=CONCATENATE(&quot;['&quot;;[.A125];&quot;', '&quot;; [.B12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26];&quot;;&quot;;[.C126];&quot;;&quot;;[.D126];&quot;;&quot;;[.E126];&quot;;&quot;;[.F126];&quot;;&quot;;[.G126];&quot;;&quot;;[.H126])" office:value-type="string" office:string-value=";;;;;;" calcext:value-type="string">
            <text:p>;;;;;;</text:p>
          </table:table-cell>
          <table:table-cell table:formula="of:=CONCATENATE(&quot;['&quot;;[.A126];&quot;', '&quot;; [.B12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27];&quot;;&quot;;[.C127];&quot;;&quot;;[.D127];&quot;;&quot;;[.E127];&quot;;&quot;;[.F127];&quot;;&quot;;[.G127];&quot;;&quot;;[.H127])" office:value-type="string" office:string-value=";;;;;;" calcext:value-type="string">
            <text:p>;;;;;;</text:p>
          </table:table-cell>
          <table:table-cell table:formula="of:=CONCATENATE(&quot;['&quot;;[.A127];&quot;', '&quot;; [.B12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28];&quot;;&quot;;[.C128];&quot;;&quot;;[.D128];&quot;;&quot;;[.E128];&quot;;&quot;;[.F128];&quot;;&quot;;[.G128];&quot;;&quot;;[.H128])" office:value-type="string" office:string-value=";;;;;;" calcext:value-type="string">
            <text:p>;;;;;;</text:p>
          </table:table-cell>
          <table:table-cell table:formula="of:=CONCATENATE(&quot;['&quot;;[.A128];&quot;', '&quot;; [.B12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29];&quot;;&quot;;[.C129];&quot;;&quot;;[.D129];&quot;;&quot;;[.E129];&quot;;&quot;;[.F129];&quot;;&quot;;[.G129];&quot;;&quot;;[.H129])" office:value-type="string" office:string-value=";;;;;;" calcext:value-type="string">
            <text:p>;;;;;;</text:p>
          </table:table-cell>
          <table:table-cell table:formula="of:=CONCATENATE(&quot;['&quot;;[.A129];&quot;', '&quot;; [.B12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0];&quot;;&quot;;[.C130];&quot;;&quot;;[.D130];&quot;;&quot;;[.E130];&quot;;&quot;;[.F130];&quot;;&quot;;[.G130];&quot;;&quot;;[.H130])" office:value-type="string" office:string-value=";;;;;;" calcext:value-type="string">
            <text:p>;;;;;;</text:p>
          </table:table-cell>
          <table:table-cell table:formula="of:=CONCATENATE(&quot;['&quot;;[.A130];&quot;', '&quot;; [.B13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1];&quot;;&quot;;[.C131];&quot;;&quot;;[.D131];&quot;;&quot;;[.E131];&quot;;&quot;;[.F131];&quot;;&quot;;[.G131];&quot;;&quot;;[.H131])" office:value-type="string" office:string-value=";;;;;;" calcext:value-type="string">
            <text:p>;;;;;;</text:p>
          </table:table-cell>
          <table:table-cell table:formula="of:=CONCATENATE(&quot;['&quot;;[.A131];&quot;', '&quot;; [.B13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2];&quot;;&quot;;[.C132];&quot;;&quot;;[.D132];&quot;;&quot;;[.E132];&quot;;&quot;;[.F132];&quot;;&quot;;[.G132];&quot;;&quot;;[.H132])" office:value-type="string" office:string-value=";;;;;;" calcext:value-type="string">
            <text:p>;;;;;;</text:p>
          </table:table-cell>
          <table:table-cell table:formula="of:=CONCATENATE(&quot;['&quot;;[.A132];&quot;', '&quot;; [.B13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3];&quot;;&quot;;[.C133];&quot;;&quot;;[.D133];&quot;;&quot;;[.E133];&quot;;&quot;;[.F133];&quot;;&quot;;[.G133];&quot;;&quot;;[.H133])" office:value-type="string" office:string-value=";;;;;;" calcext:value-type="string">
            <text:p>;;;;;;</text:p>
          </table:table-cell>
          <table:table-cell table:formula="of:=CONCATENATE(&quot;['&quot;;[.A133];&quot;', '&quot;; [.B13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4];&quot;;&quot;;[.C134];&quot;;&quot;;[.D134];&quot;;&quot;;[.E134];&quot;;&quot;;[.F134];&quot;;&quot;;[.G134];&quot;;&quot;;[.H134])" office:value-type="string" office:string-value=";;;;;;" calcext:value-type="string">
            <text:p>;;;;;;</text:p>
          </table:table-cell>
          <table:table-cell table:formula="of:=CONCATENATE(&quot;['&quot;;[.A134];&quot;', '&quot;; [.B13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5];&quot;;&quot;;[.C135];&quot;;&quot;;[.D135];&quot;;&quot;;[.E135];&quot;;&quot;;[.F135];&quot;;&quot;;[.G135];&quot;;&quot;;[.H135])" office:value-type="string" office:string-value=";;;;;;" calcext:value-type="string">
            <text:p>;;;;;;</text:p>
          </table:table-cell>
          <table:table-cell table:formula="of:=CONCATENATE(&quot;['&quot;;[.A135];&quot;', '&quot;; [.B13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6];&quot;;&quot;;[.C136];&quot;;&quot;;[.D136];&quot;;&quot;;[.E136];&quot;;&quot;;[.F136];&quot;;&quot;;[.G136];&quot;;&quot;;[.H136])" office:value-type="string" office:string-value=";;;;;;" calcext:value-type="string">
            <text:p>;;;;;;</text:p>
          </table:table-cell>
          <table:table-cell table:formula="of:=CONCATENATE(&quot;['&quot;;[.A136];&quot;', '&quot;; [.B13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7];&quot;;&quot;;[.C137];&quot;;&quot;;[.D137];&quot;;&quot;;[.E137];&quot;;&quot;;[.F137];&quot;;&quot;;[.G137];&quot;;&quot;;[.H137])" office:value-type="string" office:string-value=";;;;;;" calcext:value-type="string">
            <text:p>;;;;;;</text:p>
          </table:table-cell>
          <table:table-cell table:formula="of:=CONCATENATE(&quot;['&quot;;[.A137];&quot;', '&quot;; [.B13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8];&quot;;&quot;;[.C138];&quot;;&quot;;[.D138];&quot;;&quot;;[.E138];&quot;;&quot;;[.F138];&quot;;&quot;;[.G138];&quot;;&quot;;[.H138])" office:value-type="string" office:string-value=";;;;;;" calcext:value-type="string">
            <text:p>;;;;;;</text:p>
          </table:table-cell>
          <table:table-cell table:formula="of:=CONCATENATE(&quot;['&quot;;[.A138];&quot;', '&quot;; [.B13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39];&quot;;&quot;;[.C139];&quot;;&quot;;[.D139];&quot;;&quot;;[.E139];&quot;;&quot;;[.F139];&quot;;&quot;;[.G139];&quot;;&quot;;[.H139])" office:value-type="string" office:string-value=";;;;;;" calcext:value-type="string">
            <text:p>;;;;;;</text:p>
          </table:table-cell>
          <table:table-cell table:formula="of:=CONCATENATE(&quot;['&quot;;[.A139];&quot;', '&quot;; [.B13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40];&quot;;&quot;;[.C140];&quot;;&quot;;[.D140];&quot;;&quot;;[.E140];&quot;;&quot;;[.F140];&quot;;&quot;;[.G140];&quot;;&quot;;[.H140])" office:value-type="string" office:string-value=";;;;;;" calcext:value-type="string">
            <text:p>;;;;;;</text:p>
          </table:table-cell>
          <table:table-cell table:formula="of:=CONCATENATE(&quot;['&quot;;[.A140];&quot;', '&quot;; [.B14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4"/>
          <table:table-cell table:style-name="ce221"/>
          <table:table-cell table:style-name="ce12"/>
          <table:table-cell table:style-name="ce14" table:number-columns-repeated="2"/>
          <table:table-cell table:style-name="ce4" table:number-columns-repeated="2"/>
          <table:table-cell table:style-name="ce32"/>
          <table:table-cell table:formula="of:=CONCATENATE([.B141];&quot;;&quot;;[.C141];&quot;;&quot;;[.D141];&quot;;&quot;;[.E141];&quot;;&quot;;[.F141];&quot;;&quot;;[.G141];&quot;;&quot;;[.H141])" office:value-type="string" office:string-value=";;;;;;" calcext:value-type="string">
            <text:p>;;;;;;</text:p>
          </table:table-cell>
          <table:table-cell table:formula="of:=CONCATENATE(&quot;['&quot;;[.A141];&quot;', '&quot;; [.B14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2];&quot;;&quot;;[.C142];&quot;;&quot;;[.D142];&quot;;&quot;;[.E142];&quot;;&quot;;[.F142];&quot;;&quot;;[.G142];&quot;;&quot;;[.H142])" office:value-type="string" office:string-value=";;;;;;" calcext:value-type="string">
            <text:p>;;;;;;</text:p>
          </table:table-cell>
          <table:table-cell table:formula="of:=CONCATENATE(&quot;['&quot;;[.A142];&quot;', '&quot;; [.B14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3];&quot;;&quot;;[.C143];&quot;;&quot;;[.D143];&quot;;&quot;;[.E143];&quot;;&quot;;[.F143];&quot;;&quot;;[.G143];&quot;;&quot;;[.H143])" office:value-type="string" office:string-value=";;;;;;" calcext:value-type="string">
            <text:p>;;;;;;</text:p>
          </table:table-cell>
          <table:table-cell table:formula="of:=CONCATENATE(&quot;['&quot;;[.A143];&quot;', '&quot;; [.B14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4];&quot;;&quot;;[.C144];&quot;;&quot;;[.D144];&quot;;&quot;;[.E144];&quot;;&quot;;[.F144];&quot;;&quot;;[.G144];&quot;;&quot;;[.H144])" office:value-type="string" office:string-value=";;;;;;" calcext:value-type="string">
            <text:p>;;;;;;</text:p>
          </table:table-cell>
          <table:table-cell table:formula="of:=CONCATENATE(&quot;['&quot;;[.A144];&quot;', '&quot;; [.B14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5];&quot;;&quot;;[.C145];&quot;;&quot;;[.D145];&quot;;&quot;;[.E145];&quot;;&quot;;[.F145];&quot;;&quot;;[.G145];&quot;;&quot;;[.H145])" office:value-type="string" office:string-value=";;;;;;" calcext:value-type="string">
            <text:p>;;;;;;</text:p>
          </table:table-cell>
          <table:table-cell table:formula="of:=CONCATENATE(&quot;['&quot;;[.A145];&quot;', '&quot;; [.B14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6];&quot;;&quot;;[.C146];&quot;;&quot;;[.D146];&quot;;&quot;;[.E146];&quot;;&quot;;[.F146];&quot;;&quot;;[.G146];&quot;;&quot;;[.H146])" office:value-type="string" office:string-value=";;;;;;" calcext:value-type="string">
            <text:p>;;;;;;</text:p>
          </table:table-cell>
          <table:table-cell table:formula="of:=CONCATENATE(&quot;['&quot;;[.A146];&quot;', '&quot;; [.B14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7];&quot;;&quot;;[.C147];&quot;;&quot;;[.D147];&quot;;&quot;;[.E147];&quot;;&quot;;[.F147];&quot;;&quot;;[.G147];&quot;;&quot;;[.H147])" office:value-type="string" office:string-value=";;;;;;" calcext:value-type="string">
            <text:p>;;;;;;</text:p>
          </table:table-cell>
          <table:table-cell table:formula="of:=CONCATENATE(&quot;['&quot;;[.A147];&quot;', '&quot;; [.B14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48];&quot;;&quot;;[.C148];&quot;;&quot;;[.D148];&quot;;&quot;;[.E148];&quot;;&quot;;[.F148];&quot;;&quot;;[.G148];&quot;;&quot;;[.H148])" office:value-type="string" office:string-value=";;;;;;" calcext:value-type="string">
            <text:p>;;;;;;</text:p>
          </table:table-cell>
          <table:table-cell table:formula="of:=CONCATENATE(&quot;['&quot;;[.A148];&quot;', '&quot;; [.B14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49];&quot;;&quot;;[.C149];&quot;;&quot;;[.D149];&quot;;&quot;;[.E149];&quot;;&quot;;[.F149];&quot;;&quot;;[.G149];&quot;;&quot;;[.H149])" office:value-type="string" office:string-value=";;;;;;" calcext:value-type="string">
            <text:p>;;;;;;</text:p>
          </table:table-cell>
          <table:table-cell table:formula="of:=CONCATENATE(&quot;['&quot;;[.A149];&quot;', '&quot;; [.B14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0];&quot;;&quot;;[.C150];&quot;;&quot;;[.D150];&quot;;&quot;;[.E150];&quot;;&quot;;[.F150];&quot;;&quot;;[.G150];&quot;;&quot;;[.H150])" office:value-type="string" office:string-value=";;;;;;" calcext:value-type="string">
            <text:p>;;;;;;</text:p>
          </table:table-cell>
          <table:table-cell table:formula="of:=CONCATENATE(&quot;['&quot;;[.A150];&quot;', '&quot;; [.B15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1];&quot;;&quot;;[.C151];&quot;;&quot;;[.D151];&quot;;&quot;;[.E151];&quot;;&quot;;[.F151];&quot;;&quot;;[.G151];&quot;;&quot;;[.H151])" office:value-type="string" office:string-value=";;;;;;" calcext:value-type="string">
            <text:p>;;;;;;</text:p>
          </table:table-cell>
          <table:table-cell table:formula="of:=CONCATENATE(&quot;['&quot;;[.A151];&quot;', '&quot;; [.B15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2];&quot;;&quot;;[.C152];&quot;;&quot;;[.D152];&quot;;&quot;;[.E152];&quot;;&quot;;[.F152];&quot;;&quot;;[.G152];&quot;;&quot;;[.H152])" office:value-type="string" office:string-value=";;;;;;" calcext:value-type="string">
            <text:p>;;;;;;</text:p>
          </table:table-cell>
          <table:table-cell table:formula="of:=CONCATENATE(&quot;['&quot;;[.A152];&quot;', '&quot;; [.B15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3];&quot;;&quot;;[.C153];&quot;;&quot;;[.D153];&quot;;&quot;;[.E153];&quot;;&quot;;[.F153];&quot;;&quot;;[.G153];&quot;;&quot;;[.H153])" office:value-type="string" office:string-value=";;;;;;" calcext:value-type="string">
            <text:p>;;;;;;</text:p>
          </table:table-cell>
          <table:table-cell table:formula="of:=CONCATENATE(&quot;['&quot;;[.A153];&quot;', '&quot;; [.B15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4];&quot;;&quot;;[.C154];&quot;;&quot;;[.D154];&quot;;&quot;;[.E154];&quot;;&quot;;[.F154];&quot;;&quot;;[.G154];&quot;;&quot;;[.H154])" office:value-type="string" office:string-value=";;;;;;" calcext:value-type="string">
            <text:p>;;;;;;</text:p>
          </table:table-cell>
          <table:table-cell table:formula="of:=CONCATENATE(&quot;['&quot;;[.A154];&quot;', '&quot;; [.B15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5];&quot;;&quot;;[.C155];&quot;;&quot;;[.D155];&quot;;&quot;;[.E155];&quot;;&quot;;[.F155];&quot;;&quot;;[.G155];&quot;;&quot;;[.H155])" office:value-type="string" office:string-value=";;;;;;" calcext:value-type="string">
            <text:p>;;;;;;</text:p>
          </table:table-cell>
          <table:table-cell table:formula="of:=CONCATENATE(&quot;['&quot;;[.A155];&quot;', '&quot;; [.B15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6];&quot;;&quot;;[.C156];&quot;;&quot;;[.D156];&quot;;&quot;;[.E156];&quot;;&quot;;[.F156];&quot;;&quot;;[.G156];&quot;;&quot;;[.H156])" office:value-type="string" office:string-value=";;;;;;" calcext:value-type="string">
            <text:p>;;;;;;</text:p>
          </table:table-cell>
          <table:table-cell table:formula="of:=CONCATENATE(&quot;['&quot;;[.A156];&quot;', '&quot;; [.B15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7];&quot;;&quot;;[.C157];&quot;;&quot;;[.D157];&quot;;&quot;;[.E157];&quot;;&quot;;[.F157];&quot;;&quot;;[.G157];&quot;;&quot;;[.H157])" office:value-type="string" office:string-value=";;;;;;" calcext:value-type="string">
            <text:p>;;;;;;</text:p>
          </table:table-cell>
          <table:table-cell table:formula="of:=CONCATENATE(&quot;['&quot;;[.A157];&quot;', '&quot;; [.B15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8];&quot;;&quot;;[.C158];&quot;;&quot;;[.D158];&quot;;&quot;;[.E158];&quot;;&quot;;[.F158];&quot;;&quot;;[.G158];&quot;;&quot;;[.H158])" office:value-type="string" office:string-value=";;;;;;" calcext:value-type="string">
            <text:p>;;;;;;</text:p>
          </table:table-cell>
          <table:table-cell table:formula="of:=CONCATENATE(&quot;['&quot;;[.A158];&quot;', '&quot;; [.B15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59];&quot;;&quot;;[.C159];&quot;;&quot;;[.D159];&quot;;&quot;;[.E159];&quot;;&quot;;[.F159];&quot;;&quot;;[.G159];&quot;;&quot;;[.H159])" office:value-type="string" office:string-value=";;;;;;" calcext:value-type="string">
            <text:p>;;;;;;</text:p>
          </table:table-cell>
          <table:table-cell table:formula="of:=CONCATENATE(&quot;['&quot;;[.A159];&quot;', '&quot;; [.B15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0];&quot;;&quot;;[.C160];&quot;;&quot;;[.D160];&quot;;&quot;;[.E160];&quot;;&quot;;[.F160];&quot;;&quot;;[.G160];&quot;;&quot;;[.H160])" office:value-type="string" office:string-value=";;;;;;" calcext:value-type="string">
            <text:p>;;;;;;</text:p>
          </table:table-cell>
          <table:table-cell table:formula="of:=CONCATENATE(&quot;['&quot;;[.A160];&quot;', '&quot;; [.B16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1];&quot;;&quot;;[.C161];&quot;;&quot;;[.D161];&quot;;&quot;;[.E161];&quot;;&quot;;[.F161];&quot;;&quot;;[.G161];&quot;;&quot;;[.H161])" office:value-type="string" office:string-value=";;;;;;" calcext:value-type="string">
            <text:p>;;;;;;</text:p>
          </table:table-cell>
          <table:table-cell table:formula="of:=CONCATENATE(&quot;['&quot;;[.A161];&quot;', '&quot;; [.B16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2];&quot;;&quot;;[.C162];&quot;;&quot;;[.D162];&quot;;&quot;;[.E162];&quot;;&quot;;[.F162];&quot;;&quot;;[.G162];&quot;;&quot;;[.H162])" office:value-type="string" office:string-value=";;;;;;" calcext:value-type="string">
            <text:p>;;;;;;</text:p>
          </table:table-cell>
          <table:table-cell table:formula="of:=CONCATENATE(&quot;['&quot;;[.A162];&quot;', '&quot;; [.B16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3];&quot;;&quot;;[.C163];&quot;;&quot;;[.D163];&quot;;&quot;;[.E163];&quot;;&quot;;[.F163];&quot;;&quot;;[.G163];&quot;;&quot;;[.H163])" office:value-type="string" office:string-value=";;;;;;" calcext:value-type="string">
            <text:p>;;;;;;</text:p>
          </table:table-cell>
          <table:table-cell table:formula="of:=CONCATENATE(&quot;['&quot;;[.A163];&quot;', '&quot;; [.B16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4];&quot;;&quot;;[.C164];&quot;;&quot;;[.D164];&quot;;&quot;;[.E164];&quot;;&quot;;[.F164];&quot;;&quot;;[.G164];&quot;;&quot;;[.H164])" office:value-type="string" office:string-value=";;;;;;" calcext:value-type="string">
            <text:p>;;;;;;</text:p>
          </table:table-cell>
          <table:table-cell table:formula="of:=CONCATENATE(&quot;['&quot;;[.A164];&quot;', '&quot;; [.B16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5];&quot;;&quot;;[.C165];&quot;;&quot;;[.D165];&quot;;&quot;;[.E165];&quot;;&quot;;[.F165];&quot;;&quot;;[.G165];&quot;;&quot;;[.H165])" office:value-type="string" office:string-value=";;;;;;" calcext:value-type="string">
            <text:p>;;;;;;</text:p>
          </table:table-cell>
          <table:table-cell table:formula="of:=CONCATENATE(&quot;['&quot;;[.A165];&quot;', '&quot;; [.B16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6];&quot;;&quot;;[.C166];&quot;;&quot;;[.D166];&quot;;&quot;;[.E166];&quot;;&quot;;[.F166];&quot;;&quot;;[.G166];&quot;;&quot;;[.H166])" office:value-type="string" office:string-value=";;;;;;" calcext:value-type="string">
            <text:p>;;;;;;</text:p>
          </table:table-cell>
          <table:table-cell table:formula="of:=CONCATENATE(&quot;['&quot;;[.A166];&quot;', '&quot;; [.B16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67];&quot;;&quot;;[.C167];&quot;;&quot;;[.D167];&quot;;&quot;;[.E167];&quot;;&quot;;[.F167];&quot;;&quot;;[.G167];&quot;;&quot;;[.H167])" office:value-type="string" office:string-value=";;;;;;" calcext:value-type="string">
            <text:p>;;;;;;</text:p>
          </table:table-cell>
          <table:table-cell table:formula="of:=CONCATENATE(&quot;['&quot;;[.A167];&quot;', '&quot;; [.B16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8];&quot;;&quot;;[.C168];&quot;;&quot;;[.D168];&quot;;&quot;;[.E168];&quot;;&quot;;[.F168];&quot;;&quot;;[.G168];&quot;;&quot;;[.H168])" office:value-type="string" office:string-value=";;;;;;" calcext:value-type="string">
            <text:p>;;;;;;</text:p>
          </table:table-cell>
          <table:table-cell table:formula="of:=CONCATENATE(&quot;['&quot;;[.A168];&quot;', '&quot;; [.B16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69];&quot;;&quot;;[.C169];&quot;;&quot;;[.D169];&quot;;&quot;;[.E169];&quot;;&quot;;[.F169];&quot;;&quot;;[.G169];&quot;;&quot;;[.H169])" office:value-type="string" office:string-value=";;;;;;" calcext:value-type="string">
            <text:p>;;;;;;</text:p>
          </table:table-cell>
          <table:table-cell table:formula="of:=CONCATENATE(&quot;['&quot;;[.A169];&quot;', '&quot;; [.B16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0];&quot;;&quot;;[.C170];&quot;;&quot;;[.D170];&quot;;&quot;;[.E170];&quot;;&quot;;[.F170];&quot;;&quot;;[.G170];&quot;;&quot;;[.H170])" office:value-type="string" office:string-value=";;;;;;" calcext:value-type="string">
            <text:p>;;;;;;</text:p>
          </table:table-cell>
          <table:table-cell table:formula="of:=CONCATENATE(&quot;['&quot;;[.A170];&quot;', '&quot;; [.B17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1];&quot;;&quot;;[.C171];&quot;;&quot;;[.D171];&quot;;&quot;;[.E171];&quot;;&quot;;[.F171];&quot;;&quot;;[.G171];&quot;;&quot;;[.H171])" office:value-type="string" office:string-value=";;;;;;" calcext:value-type="string">
            <text:p>;;;;;;</text:p>
          </table:table-cell>
          <table:table-cell table:formula="of:=CONCATENATE(&quot;['&quot;;[.A171];&quot;', '&quot;; [.B17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2];&quot;;&quot;;[.C172];&quot;;&quot;;[.D172];&quot;;&quot;;[.E172];&quot;;&quot;;[.F172];&quot;;&quot;;[.G172];&quot;;&quot;;[.H172])" office:value-type="string" office:string-value=";;;;;;" calcext:value-type="string">
            <text:p>;;;;;;</text:p>
          </table:table-cell>
          <table:table-cell table:formula="of:=CONCATENATE(&quot;['&quot;;[.A172];&quot;', '&quot;; [.B17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3];&quot;;&quot;;[.C173];&quot;;&quot;;[.D173];&quot;;&quot;;[.E173];&quot;;&quot;;[.F173];&quot;;&quot;;[.G173];&quot;;&quot;;[.H173])" office:value-type="string" office:string-value=";;;;;;" calcext:value-type="string">
            <text:p>;;;;;;</text:p>
          </table:table-cell>
          <table:table-cell table:formula="of:=CONCATENATE(&quot;['&quot;;[.A173];&quot;', '&quot;; [.B17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4];&quot;;&quot;;[.C174];&quot;;&quot;;[.D174];&quot;;&quot;;[.E174];&quot;;&quot;;[.F174];&quot;;&quot;;[.G174];&quot;;&quot;;[.H174])" office:value-type="string" office:string-value=";;;;;;" calcext:value-type="string">
            <text:p>;;;;;;</text:p>
          </table:table-cell>
          <table:table-cell table:formula="of:=CONCATENATE(&quot;['&quot;;[.A174];&quot;', '&quot;; [.B17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5];&quot;;&quot;;[.C175];&quot;;&quot;;[.D175];&quot;;&quot;;[.E175];&quot;;&quot;;[.F175];&quot;;&quot;;[.G175];&quot;;&quot;;[.H175])" office:value-type="string" office:string-value=";;;;;;" calcext:value-type="string">
            <text:p>;;;;;;</text:p>
          </table:table-cell>
          <table:table-cell table:formula="of:=CONCATENATE(&quot;['&quot;;[.A175];&quot;', '&quot;; [.B17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76];&quot;;&quot;;[.C176];&quot;;&quot;;[.D176];&quot;;&quot;;[.E176];&quot;;&quot;;[.F176];&quot;;&quot;;[.G176];&quot;;&quot;;[.H176])" office:value-type="string" office:string-value=";;;;;;" calcext:value-type="string">
            <text:p>;;;;;;</text:p>
          </table:table-cell>
          <table:table-cell table:formula="of:=CONCATENATE(&quot;['&quot;;[.A176];&quot;', '&quot;; [.B17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7];&quot;;&quot;;[.C177];&quot;;&quot;;[.D177];&quot;;&quot;;[.E177];&quot;;&quot;;[.F177];&quot;;&quot;;[.G177];&quot;;&quot;;[.H177])" office:value-type="string" office:string-value=";;;;;;" calcext:value-type="string">
            <text:p>;;;;;;</text:p>
          </table:table-cell>
          <table:table-cell table:formula="of:=CONCATENATE(&quot;['&quot;;[.A177];&quot;', '&quot;; [.B17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8];&quot;;&quot;;[.C178];&quot;;&quot;;[.D178];&quot;;&quot;;[.E178];&quot;;&quot;;[.F178];&quot;;&quot;;[.G178];&quot;;&quot;;[.H178])" office:value-type="string" office:string-value=";;;;;;" calcext:value-type="string">
            <text:p>;;;;;;</text:p>
          </table:table-cell>
          <table:table-cell table:formula="of:=CONCATENATE(&quot;['&quot;;[.A178];&quot;', '&quot;; [.B17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79];&quot;;&quot;;[.C179];&quot;;&quot;;[.D179];&quot;;&quot;;[.E179];&quot;;&quot;;[.F179];&quot;;&quot;;[.G179];&quot;;&quot;;[.H179])" office:value-type="string" office:string-value=";;;;;;" calcext:value-type="string">
            <text:p>;;;;;;</text:p>
          </table:table-cell>
          <table:table-cell table:formula="of:=CONCATENATE(&quot;['&quot;;[.A179];&quot;', '&quot;; [.B17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0];&quot;;&quot;;[.C180];&quot;;&quot;;[.D180];&quot;;&quot;;[.E180];&quot;;&quot;;[.F180];&quot;;&quot;;[.G180];&quot;;&quot;;[.H180])" office:value-type="string" office:string-value=";;;;;;" calcext:value-type="string">
            <text:p>;;;;;;</text:p>
          </table:table-cell>
          <table:table-cell table:formula="of:=CONCATENATE(&quot;['&quot;;[.A180];&quot;', '&quot;; [.B18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1];&quot;;&quot;;[.C181];&quot;;&quot;;[.D181];&quot;;&quot;;[.E181];&quot;;&quot;;[.F181];&quot;;&quot;;[.G181];&quot;;&quot;;[.H181])" office:value-type="string" office:string-value=";;;;;;" calcext:value-type="string">
            <text:p>;;;;;;</text:p>
          </table:table-cell>
          <table:table-cell table:formula="of:=CONCATENATE(&quot;['&quot;;[.A181];&quot;', '&quot;; [.B18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2];&quot;;&quot;;[.C182];&quot;;&quot;;[.D182];&quot;;&quot;;[.E182];&quot;;&quot;;[.F182];&quot;;&quot;;[.G182];&quot;;&quot;;[.H182])" office:value-type="string" office:string-value=";;;;;;" calcext:value-type="string">
            <text:p>;;;;;;</text:p>
          </table:table-cell>
          <table:table-cell table:formula="of:=CONCATENATE(&quot;['&quot;;[.A182];&quot;', '&quot;; [.B18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3];&quot;;&quot;;[.C183];&quot;;&quot;;[.D183];&quot;;&quot;;[.E183];&quot;;&quot;;[.F183];&quot;;&quot;;[.G183];&quot;;&quot;;[.H183])" office:value-type="string" office:string-value=";;;;;;" calcext:value-type="string">
            <text:p>;;;;;;</text:p>
          </table:table-cell>
          <table:table-cell table:formula="of:=CONCATENATE(&quot;['&quot;;[.A183];&quot;', '&quot;; [.B18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4];&quot;;&quot;;[.C184];&quot;;&quot;;[.D184];&quot;;&quot;;[.E184];&quot;;&quot;;[.F184];&quot;;&quot;;[.G184];&quot;;&quot;;[.H184])" office:value-type="string" office:string-value=";;;;;;" calcext:value-type="string">
            <text:p>;;;;;;</text:p>
          </table:table-cell>
          <table:table-cell table:formula="of:=CONCATENATE(&quot;['&quot;;[.A184];&quot;', '&quot;; [.B18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5];&quot;;&quot;;[.C185];&quot;;&quot;;[.D185];&quot;;&quot;;[.E185];&quot;;&quot;;[.F185];&quot;;&quot;;[.G185];&quot;;&quot;;[.H185])" office:value-type="string" office:string-value=";;;;;;" calcext:value-type="string">
            <text:p>;;;;;;</text:p>
          </table:table-cell>
          <table:table-cell table:formula="of:=CONCATENATE(&quot;['&quot;;[.A185];&quot;', '&quot;; [.B18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86];&quot;;&quot;;[.C186];&quot;;&quot;;[.D186];&quot;;&quot;;[.E186];&quot;;&quot;;[.F186];&quot;;&quot;;[.G186];&quot;;&quot;;[.H186])" office:value-type="string" office:string-value=";;;;;;" calcext:value-type="string">
            <text:p>;;;;;;</text:p>
          </table:table-cell>
          <table:table-cell table:formula="of:=CONCATENATE(&quot;['&quot;;[.A186];&quot;', '&quot;; [.B18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7];&quot;;&quot;;[.C187];&quot;;&quot;;[.D187];&quot;;&quot;;[.E187];&quot;;&quot;;[.F187];&quot;;&quot;;[.G187];&quot;;&quot;;[.H187])" office:value-type="string" office:string-value=";;;;;;" calcext:value-type="string">
            <text:p>;;;;;;</text:p>
          </table:table-cell>
          <table:table-cell table:formula="of:=CONCATENATE(&quot;['&quot;;[.A187];&quot;', '&quot;; [.B18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8];&quot;;&quot;;[.C188];&quot;;&quot;;[.D188];&quot;;&quot;;[.E188];&quot;;&quot;;[.F188];&quot;;&quot;;[.G188];&quot;;&quot;;[.H188])" office:value-type="string" office:string-value=";;;;;;" calcext:value-type="string">
            <text:p>;;;;;;</text:p>
          </table:table-cell>
          <table:table-cell table:formula="of:=CONCATENATE(&quot;['&quot;;[.A188];&quot;', '&quot;; [.B18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89];&quot;;&quot;;[.C189];&quot;;&quot;;[.D189];&quot;;&quot;;[.E189];&quot;;&quot;;[.F189];&quot;;&quot;;[.G189];&quot;;&quot;;[.H189])" office:value-type="string" office:string-value=";;;;;;" calcext:value-type="string">
            <text:p>;;;;;;</text:p>
          </table:table-cell>
          <table:table-cell table:formula="of:=CONCATENATE(&quot;['&quot;;[.A189];&quot;', '&quot;; [.B18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0];&quot;;&quot;;[.C190];&quot;;&quot;;[.D190];&quot;;&quot;;[.E190];&quot;;&quot;;[.F190];&quot;;&quot;;[.G190];&quot;;&quot;;[.H190])" office:value-type="string" office:string-value=";;;;;;" calcext:value-type="string">
            <text:p>;;;;;;</text:p>
          </table:table-cell>
          <table:table-cell table:formula="of:=CONCATENATE(&quot;['&quot;;[.A190];&quot;', '&quot;; [.B19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1];&quot;;&quot;;[.C191];&quot;;&quot;;[.D191];&quot;;&quot;;[.E191];&quot;;&quot;;[.F191];&quot;;&quot;;[.G191];&quot;;&quot;;[.H191])" office:value-type="string" office:string-value=";;;;;;" calcext:value-type="string">
            <text:p>;;;;;;</text:p>
          </table:table-cell>
          <table:table-cell table:formula="of:=CONCATENATE(&quot;['&quot;;[.A191];&quot;', '&quot;; [.B19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2];&quot;;&quot;;[.C192];&quot;;&quot;;[.D192];&quot;;&quot;;[.E192];&quot;;&quot;;[.F192];&quot;;&quot;;[.G192];&quot;;&quot;;[.H192])" office:value-type="string" office:string-value=";;;;;;" calcext:value-type="string">
            <text:p>;;;;;;</text:p>
          </table:table-cell>
          <table:table-cell table:formula="of:=CONCATENATE(&quot;['&quot;;[.A192];&quot;', '&quot;; [.B19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3];&quot;;&quot;;[.C193];&quot;;&quot;;[.D193];&quot;;&quot;;[.E193];&quot;;&quot;;[.F193];&quot;;&quot;;[.G193];&quot;;&quot;;[.H193])" office:value-type="string" office:string-value=";;;;;;" calcext:value-type="string">
            <text:p>;;;;;;</text:p>
          </table:table-cell>
          <table:table-cell table:formula="of:=CONCATENATE(&quot;['&quot;;[.A193];&quot;', '&quot;; [.B19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4];&quot;;&quot;;[.C194];&quot;;&quot;;[.D194];&quot;;&quot;;[.E194];&quot;;&quot;;[.F194];&quot;;&quot;;[.G194];&quot;;&quot;;[.H194])" office:value-type="string" office:string-value=";;;;;;" calcext:value-type="string">
            <text:p>;;;;;;</text:p>
          </table:table-cell>
          <table:table-cell table:formula="of:=CONCATENATE(&quot;['&quot;;[.A194];&quot;', '&quot;; [.B19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5];&quot;;&quot;;[.C195];&quot;;&quot;;[.D195];&quot;;&quot;;[.E195];&quot;;&quot;;[.F195];&quot;;&quot;;[.G195];&quot;;&quot;;[.H195])" office:value-type="string" office:string-value=";;;;;;" calcext:value-type="string">
            <text:p>;;;;;;</text:p>
          </table:table-cell>
          <table:table-cell table:formula="of:=CONCATENATE(&quot;['&quot;;[.A195];&quot;', '&quot;; [.B19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6];&quot;;&quot;;[.C196];&quot;;&quot;;[.D196];&quot;;&quot;;[.E196];&quot;;&quot;;[.F196];&quot;;&quot;;[.G196];&quot;;&quot;;[.H196])" office:value-type="string" office:string-value=";;;;;;" calcext:value-type="string">
            <text:p>;;;;;;</text:p>
          </table:table-cell>
          <table:table-cell table:formula="of:=CONCATENATE(&quot;['&quot;;[.A196];&quot;', '&quot;; [.B19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197];&quot;;&quot;;[.C197];&quot;;&quot;;[.D197];&quot;;&quot;;[.E197];&quot;;&quot;;[.F197];&quot;;&quot;;[.G197];&quot;;&quot;;[.H197])" office:value-type="string" office:string-value=";;;;;;" calcext:value-type="string">
            <text:p>;;;;;;</text:p>
          </table:table-cell>
          <table:table-cell table:formula="of:=CONCATENATE(&quot;['&quot;;[.A197];&quot;', '&quot;; [.B19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8];&quot;;&quot;;[.C198];&quot;;&quot;;[.D198];&quot;;&quot;;[.E198];&quot;;&quot;;[.F198];&quot;;&quot;;[.G198];&quot;;&quot;;[.H198])" office:value-type="string" office:string-value=";;;;;;" calcext:value-type="string">
            <text:p>;;;;;;</text:p>
          </table:table-cell>
          <table:table-cell table:formula="of:=CONCATENATE(&quot;['&quot;;[.A198];&quot;', '&quot;; [.B19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199];&quot;;&quot;;[.C199];&quot;;&quot;;[.D199];&quot;;&quot;;[.E199];&quot;;&quot;;[.F199];&quot;;&quot;;[.G199];&quot;;&quot;;[.H199])" office:value-type="string" office:string-value=";;;;;;" calcext:value-type="string">
            <text:p>;;;;;;</text:p>
          </table:table-cell>
          <table:table-cell table:formula="of:=CONCATENATE(&quot;['&quot;;[.A199];&quot;', '&quot;; [.B19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0];&quot;;&quot;;[.C200];&quot;;&quot;;[.D200];&quot;;&quot;;[.E200];&quot;;&quot;;[.F200];&quot;;&quot;;[.G200];&quot;;&quot;;[.H200])" office:value-type="string" office:string-value=";;;;;;" calcext:value-type="string">
            <text:p>;;;;;;</text:p>
          </table:table-cell>
          <table:table-cell table:formula="of:=CONCATENATE(&quot;['&quot;;[.A200];&quot;', '&quot;; [.B20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1];&quot;;&quot;;[.C201];&quot;;&quot;;[.D201];&quot;;&quot;;[.E201];&quot;;&quot;;[.F201];&quot;;&quot;;[.G201];&quot;;&quot;;[.H201])" office:value-type="string" office:string-value=";;;;;;" calcext:value-type="string">
            <text:p>;;;;;;</text:p>
          </table:table-cell>
          <table:table-cell table:formula="of:=CONCATENATE(&quot;['&quot;;[.A201];&quot;', '&quot;; [.B20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2];&quot;;&quot;;[.C202];&quot;;&quot;;[.D202];&quot;;&quot;;[.E202];&quot;;&quot;;[.F202];&quot;;&quot;;[.G202];&quot;;&quot;;[.H202])" office:value-type="string" office:string-value=";;;;;;" calcext:value-type="string">
            <text:p>;;;;;;</text:p>
          </table:table-cell>
          <table:table-cell table:formula="of:=CONCATENATE(&quot;['&quot;;[.A202];&quot;', '&quot;; [.B20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3];&quot;;&quot;;[.C203];&quot;;&quot;;[.D203];&quot;;&quot;;[.E203];&quot;;&quot;;[.F203];&quot;;&quot;;[.G203];&quot;;&quot;;[.H203])" office:value-type="string" office:string-value=";;;;;;" calcext:value-type="string">
            <text:p>;;;;;;</text:p>
          </table:table-cell>
          <table:table-cell table:formula="of:=CONCATENATE(&quot;['&quot;;[.A203];&quot;', '&quot;; [.B20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4];&quot;;&quot;;[.C204];&quot;;&quot;;[.D204];&quot;;&quot;;[.E204];&quot;;&quot;;[.F204];&quot;;&quot;;[.G204];&quot;;&quot;;[.H204])" office:value-type="string" office:string-value=";;;;;;" calcext:value-type="string">
            <text:p>;;;;;;</text:p>
          </table:table-cell>
          <table:table-cell table:formula="of:=CONCATENATE(&quot;['&quot;;[.A204];&quot;', '&quot;; [.B20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5];&quot;;&quot;;[.C205];&quot;;&quot;;[.D205];&quot;;&quot;;[.E205];&quot;;&quot;;[.F205];&quot;;&quot;;[.G205];&quot;;&quot;;[.H205])" office:value-type="string" office:string-value=";;;;;;" calcext:value-type="string">
            <text:p>;;;;;;</text:p>
          </table:table-cell>
          <table:table-cell table:formula="of:=CONCATENATE(&quot;['&quot;;[.A205];&quot;', '&quot;; [.B20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5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6];&quot;;&quot;;[.C206];&quot;;&quot;;[.D206];&quot;;&quot;;[.E206];&quot;;&quot;;[.F206];&quot;;&quot;;[.G206];&quot;;&quot;;[.H206])" office:value-type="string" office:string-value=";;;;;;" calcext:value-type="string">
            <text:p>;;;;;;</text:p>
          </table:table-cell>
          <table:table-cell table:formula="of:=CONCATENATE(&quot;['&quot;;[.A206];&quot;', '&quot;; [.B20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7];&quot;;&quot;;[.C207];&quot;;&quot;;[.D207];&quot;;&quot;;[.E207];&quot;;&quot;;[.F207];&quot;;&quot;;[.G207];&quot;;&quot;;[.H207])" office:value-type="string" office:string-value=";;;;;;" calcext:value-type="string">
            <text:p>;;;;;;</text:p>
          </table:table-cell>
          <table:table-cell table:formula="of:=CONCATENATE(&quot;['&quot;;[.A207];&quot;', '&quot;; [.B20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8];&quot;;&quot;;[.C208];&quot;;&quot;;[.D208];&quot;;&quot;;[.E208];&quot;;&quot;;[.F208];&quot;;&quot;;[.G208];&quot;;&quot;;[.H208])" office:value-type="string" office:string-value=";;;;;;" calcext:value-type="string">
            <text:p>;;;;;;</text:p>
          </table:table-cell>
          <table:table-cell table:formula="of:=CONCATENATE(&quot;['&quot;;[.A208];&quot;', '&quot;; [.B20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09];&quot;;&quot;;[.C209];&quot;;&quot;;[.D209];&quot;;&quot;;[.E209];&quot;;&quot;;[.F209];&quot;;&quot;;[.G209];&quot;;&quot;;[.H209])" office:value-type="string" office:string-value=";;;;;;" calcext:value-type="string">
            <text:p>;;;;;;</text:p>
          </table:table-cell>
          <table:table-cell table:formula="of:=CONCATENATE(&quot;['&quot;;[.A209];&quot;', '&quot;; [.B20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0];&quot;;&quot;;[.C210];&quot;;&quot;;[.D210];&quot;;&quot;;[.E210];&quot;;&quot;;[.F210];&quot;;&quot;;[.G210];&quot;;&quot;;[.H210])" office:value-type="string" office:string-value=";;;;;;" calcext:value-type="string">
            <text:p>;;;;;;</text:p>
          </table:table-cell>
          <table:table-cell table:formula="of:=CONCATENATE(&quot;['&quot;;[.A210];&quot;', '&quot;; [.B21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1];&quot;;&quot;;[.C211];&quot;;&quot;;[.D211];&quot;;&quot;;[.E211];&quot;;&quot;;[.F211];&quot;;&quot;;[.G211];&quot;;&quot;;[.H211])" office:value-type="string" office:string-value=";;;;;;" calcext:value-type="string">
            <text:p>;;;;;;</text:p>
          </table:table-cell>
          <table:table-cell table:formula="of:=CONCATENATE(&quot;['&quot;;[.A211];&quot;', '&quot;; [.B21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2];&quot;;&quot;;[.C212];&quot;;&quot;;[.D212];&quot;;&quot;;[.E212];&quot;;&quot;;[.F212];&quot;;&quot;;[.G212];&quot;;&quot;;[.H212])" office:value-type="string" office:string-value=";;;;;;" calcext:value-type="string">
            <text:p>;;;;;;</text:p>
          </table:table-cell>
          <table:table-cell table:formula="of:=CONCATENATE(&quot;['&quot;;[.A212];&quot;', '&quot;; [.B21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3];&quot;;&quot;;[.C213];&quot;;&quot;;[.D213];&quot;;&quot;;[.E213];&quot;;&quot;;[.F213];&quot;;&quot;;[.G213];&quot;;&quot;;[.H213])" office:value-type="string" office:string-value=";;;;;;" calcext:value-type="string">
            <text:p>;;;;;;</text:p>
          </table:table-cell>
          <table:table-cell table:formula="of:=CONCATENATE(&quot;['&quot;;[.A213];&quot;', '&quot;; [.B21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4];&quot;;&quot;;[.C214];&quot;;&quot;;[.D214];&quot;;&quot;;[.E214];&quot;;&quot;;[.F214];&quot;;&quot;;[.G214];&quot;;&quot;;[.H214])" office:value-type="string" office:string-value=";;;;;;" calcext:value-type="string">
            <text:p>;;;;;;</text:p>
          </table:table-cell>
          <table:table-cell table:formula="of:=CONCATENATE(&quot;['&quot;;[.A214];&quot;', '&quot;; [.B21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5];&quot;;&quot;;[.C215];&quot;;&quot;;[.D215];&quot;;&quot;;[.E215];&quot;;&quot;;[.F215];&quot;;&quot;;[.G215];&quot;;&quot;;[.H215])" office:value-type="string" office:string-value=";;;;;;" calcext:value-type="string">
            <text:p>;;;;;;</text:p>
          </table:table-cell>
          <table:table-cell table:formula="of:=CONCATENATE(&quot;['&quot;;[.A215];&quot;', '&quot;; [.B21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6];&quot;;&quot;;[.C216];&quot;;&quot;;[.D216];&quot;;&quot;;[.E216];&quot;;&quot;;[.F216];&quot;;&quot;;[.G216];&quot;;&quot;;[.H216])" office:value-type="string" office:string-value=";;;;;;" calcext:value-type="string">
            <text:p>;;;;;;</text:p>
          </table:table-cell>
          <table:table-cell table:formula="of:=CONCATENATE(&quot;['&quot;;[.A216];&quot;', '&quot;; [.B21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7];&quot;;&quot;;[.C217];&quot;;&quot;;[.D217];&quot;;&quot;;[.E217];&quot;;&quot;;[.F217];&quot;;&quot;;[.G217];&quot;;&quot;;[.H217])" office:value-type="string" office:string-value=";;;;;;" calcext:value-type="string">
            <text:p>;;;;;;</text:p>
          </table:table-cell>
          <table:table-cell table:formula="of:=CONCATENATE(&quot;['&quot;;[.A217];&quot;', '&quot;; [.B21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8];&quot;;&quot;;[.C218];&quot;;&quot;;[.D218];&quot;;&quot;;[.E218];&quot;;&quot;;[.F218];&quot;;&quot;;[.G218];&quot;;&quot;;[.H218])" office:value-type="string" office:string-value=";;;;;;" calcext:value-type="string">
            <text:p>;;;;;;</text:p>
          </table:table-cell>
          <table:table-cell table:formula="of:=CONCATENATE(&quot;['&quot;;[.A218];&quot;', '&quot;; [.B21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19];&quot;;&quot;;[.C219];&quot;;&quot;;[.D219];&quot;;&quot;;[.E219];&quot;;&quot;;[.F219];&quot;;&quot;;[.G219];&quot;;&quot;;[.H219])" office:value-type="string" office:string-value=";;;;;;" calcext:value-type="string">
            <text:p>;;;;;;</text:p>
          </table:table-cell>
          <table:table-cell table:formula="of:=CONCATENATE(&quot;['&quot;;[.A219];&quot;', '&quot;; [.B21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7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0];&quot;;&quot;;[.C220];&quot;;&quot;;[.D220];&quot;;&quot;;[.E220];&quot;;&quot;;[.F220];&quot;;&quot;;[.G220];&quot;;&quot;;[.H220])" office:value-type="string" office:string-value=";;;;;;" calcext:value-type="string">
            <text:p>;;;;;;</text:p>
          </table:table-cell>
          <table:table-cell table:formula="of:=CONCATENATE(&quot;['&quot;;[.A220];&quot;', '&quot;; [.B22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7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1];&quot;;&quot;;[.C221];&quot;;&quot;;[.D221];&quot;;&quot;;[.E221];&quot;;&quot;;[.F221];&quot;;&quot;;[.G221];&quot;;&quot;;[.H221])" office:value-type="string" office:string-value=";;;;;;" calcext:value-type="string">
            <text:p>;;;;;;</text:p>
          </table:table-cell>
          <table:table-cell table:formula="of:=CONCATENATE(&quot;['&quot;;[.A221];&quot;', '&quot;; [.B22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2];&quot;;&quot;;[.C222];&quot;;&quot;;[.D222];&quot;;&quot;;[.E222];&quot;;&quot;;[.F222];&quot;;&quot;;[.G222];&quot;;&quot;;[.H222])" office:value-type="string" office:string-value=";;;;;;" calcext:value-type="string">
            <text:p>;;;;;;</text:p>
          </table:table-cell>
          <table:table-cell table:formula="of:=CONCATENATE(&quot;['&quot;;[.A222];&quot;', '&quot;; [.B22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6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3];&quot;;&quot;;[.C223];&quot;;&quot;;[.D223];&quot;;&quot;;[.E223];&quot;;&quot;;[.F223];&quot;;&quot;;[.G223];&quot;;&quot;;[.H223])" office:value-type="string" office:string-value=";;;;;;" calcext:value-type="string">
            <text:p>;;;;;;</text:p>
          </table:table-cell>
          <table:table-cell table:formula="of:=CONCATENATE(&quot;['&quot;;[.A223];&quot;', '&quot;; [.B22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/>
          <table:table-cell table:style-name="ce8"/>
          <table:table-cell table:style-name="ce221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4];&quot;;&quot;;[.C224];&quot;;&quot;;[.D224];&quot;;&quot;;[.E224];&quot;;&quot;;[.F224];&quot;;&quot;;[.G224];&quot;;&quot;;[.H224])" office:value-type="string" office:string-value=";;;;;;" calcext:value-type="string">
            <text:p>;;;;;;</text:p>
          </table:table-cell>
          <table:table-cell table:formula="of:=CONCATENATE(&quot;['&quot;;[.A224];&quot;', '&quot;; [.B22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25];&quot;;&quot;;[.C225];&quot;;&quot;;[.D225];&quot;;&quot;;[.E225];&quot;;&quot;;[.F225];&quot;;&quot;;[.G225];&quot;;&quot;;[.H225])" office:value-type="string" office:string-value=";;;;;;" calcext:value-type="string">
            <text:p>;;;;;;</text:p>
          </table:table-cell>
          <table:table-cell table:formula="of:=CONCATENATE(&quot;['&quot;;[.A225];&quot;', '&quot;; [.B22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26];&quot;;&quot;;[.C226];&quot;;&quot;;[.D226];&quot;;&quot;;[.E226];&quot;;&quot;;[.F226];&quot;;&quot;;[.G226];&quot;;&quot;;[.H226])" office:value-type="string" office:string-value=";;;;;;" calcext:value-type="string">
            <text:p>;;;;;;</text:p>
          </table:table-cell>
          <table:table-cell table:formula="of:=CONCATENATE(&quot;['&quot;;[.A226];&quot;', '&quot;; [.B22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7];&quot;;&quot;;[.C227];&quot;;&quot;;[.D227];&quot;;&quot;;[.E227];&quot;;&quot;;[.F227];&quot;;&quot;;[.G227];&quot;;&quot;;[.H227])" office:value-type="string" office:string-value=";;;;;;" calcext:value-type="string">
            <text:p>;;;;;;</text:p>
          </table:table-cell>
          <table:table-cell table:formula="of:=CONCATENATE(&quot;['&quot;;[.A227];&quot;', '&quot;; [.B22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8];&quot;;&quot;;[.C228];&quot;;&quot;;[.D228];&quot;;&quot;;[.E228];&quot;;&quot;;[.F228];&quot;;&quot;;[.G228];&quot;;&quot;;[.H228])" office:value-type="string" office:string-value=";;;;;;" calcext:value-type="string">
            <text:p>;;;;;;</text:p>
          </table:table-cell>
          <table:table-cell table:formula="of:=CONCATENATE(&quot;['&quot;;[.A228];&quot;', '&quot;; [.B22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29];&quot;;&quot;;[.C229];&quot;;&quot;;[.D229];&quot;;&quot;;[.E229];&quot;;&quot;;[.F229];&quot;;&quot;;[.G229];&quot;;&quot;;[.H229])" office:value-type="string" office:string-value=";;;;;;" calcext:value-type="string">
            <text:p>;;;;;;</text:p>
          </table:table-cell>
          <table:table-cell table:formula="of:=CONCATENATE(&quot;['&quot;;[.A229];&quot;', '&quot;; [.B22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0];&quot;;&quot;;[.C230];&quot;;&quot;;[.D230];&quot;;&quot;;[.E230];&quot;;&quot;;[.F230];&quot;;&quot;;[.G230];&quot;;&quot;;[.H230])" office:value-type="string" office:string-value=";;;;;;" calcext:value-type="string">
            <text:p>;;;;;;</text:p>
          </table:table-cell>
          <table:table-cell table:formula="of:=CONCATENATE(&quot;['&quot;;[.A230];&quot;', '&quot;; [.B23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31];&quot;;&quot;;[.C231];&quot;;&quot;;[.D231];&quot;;&quot;;[.E231];&quot;;&quot;;[.F231];&quot;;&quot;;[.G231];&quot;;&quot;;[.H231])" office:value-type="string" office:string-value=";;;;;;" calcext:value-type="string">
            <text:p>;;;;;;</text:p>
          </table:table-cell>
          <table:table-cell table:formula="of:=CONCATENATE(&quot;['&quot;;[.A231];&quot;', '&quot;; [.B23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2];&quot;;&quot;;[.C232];&quot;;&quot;;[.D232];&quot;;&quot;;[.E232];&quot;;&quot;;[.F232];&quot;;&quot;;[.G232];&quot;;&quot;;[.H232])" office:value-type="string" office:string-value=";;;;;;" calcext:value-type="string">
            <text:p>;;;;;;</text:p>
          </table:table-cell>
          <table:table-cell table:formula="of:=CONCATENATE(&quot;['&quot;;[.A232];&quot;', '&quot;; [.B23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3];&quot;;&quot;;[.C233];&quot;;&quot;;[.D233];&quot;;&quot;;[.E233];&quot;;&quot;;[.F233];&quot;;&quot;;[.G233];&quot;;&quot;;[.H233])" office:value-type="string" office:string-value=";;;;;;" calcext:value-type="string">
            <text:p>;;;;;;</text:p>
          </table:table-cell>
          <table:table-cell table:formula="of:=CONCATENATE(&quot;['&quot;;[.A233];&quot;', '&quot;; [.B23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4];&quot;;&quot;;[.C234];&quot;;&quot;;[.D234];&quot;;&quot;;[.E234];&quot;;&quot;;[.F234];&quot;;&quot;;[.G234];&quot;;&quot;;[.H234])" office:value-type="string" office:string-value=";;;;;;" calcext:value-type="string">
            <text:p>;;;;;;</text:p>
          </table:table-cell>
          <table:table-cell table:formula="of:=CONCATENATE(&quot;['&quot;;[.A234];&quot;', '&quot;; [.B23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35];&quot;;&quot;;[.C235];&quot;;&quot;;[.D235];&quot;;&quot;;[.E235];&quot;;&quot;;[.F235];&quot;;&quot;;[.G235];&quot;;&quot;;[.H235])" office:value-type="string" office:string-value=";;;;;;" calcext:value-type="string">
            <text:p>;;;;;;</text:p>
          </table:table-cell>
          <table:table-cell table:formula="of:=CONCATENATE(&quot;['&quot;;[.A235];&quot;', '&quot;; [.B23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6];&quot;;&quot;;[.C236];&quot;;&quot;;[.D236];&quot;;&quot;;[.E236];&quot;;&quot;;[.F236];&quot;;&quot;;[.G236];&quot;;&quot;;[.H236])" office:value-type="string" office:string-value=";;;;;;" calcext:value-type="string">
            <text:p>;;;;;;</text:p>
          </table:table-cell>
          <table:table-cell table:formula="of:=CONCATENATE(&quot;['&quot;;[.A236];&quot;', '&quot;; [.B23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7];&quot;;&quot;;[.C237];&quot;;&quot;;[.D237];&quot;;&quot;;[.E237];&quot;;&quot;;[.F237];&quot;;&quot;;[.G237];&quot;;&quot;;[.H237])" office:value-type="string" office:string-value=";;;;;;" calcext:value-type="string">
            <text:p>;;;;;;</text:p>
          </table:table-cell>
          <table:table-cell table:formula="of:=CONCATENATE(&quot;['&quot;;[.A237];&quot;', '&quot;; [.B23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8];&quot;;&quot;;[.C238];&quot;;&quot;;[.D238];&quot;;&quot;;[.E238];&quot;;&quot;;[.F238];&quot;;&quot;;[.G238];&quot;;&quot;;[.H238])" office:value-type="string" office:string-value=";;;;;;" calcext:value-type="string">
            <text:p>;;;;;;</text:p>
          </table:table-cell>
          <table:table-cell table:formula="of:=CONCATENATE(&quot;['&quot;;[.A238];&quot;', '&quot;; [.B23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39];&quot;;&quot;;[.C239];&quot;;&quot;;[.D239];&quot;;&quot;;[.E239];&quot;;&quot;;[.F239];&quot;;&quot;;[.G239];&quot;;&quot;;[.H239])" office:value-type="string" office:string-value=";;;;;;" calcext:value-type="string">
            <text:p>;;;;;;</text:p>
          </table:table-cell>
          <table:table-cell table:formula="of:=CONCATENATE(&quot;['&quot;;[.A239];&quot;', '&quot;; [.B23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0];&quot;;&quot;;[.C240];&quot;;&quot;;[.D240];&quot;;&quot;;[.E240];&quot;;&quot;;[.F240];&quot;;&quot;;[.G240];&quot;;&quot;;[.H240])" office:value-type="string" office:string-value=";;;;;;" calcext:value-type="string">
            <text:p>;;;;;;</text:p>
          </table:table-cell>
          <table:table-cell table:formula="of:=CONCATENATE(&quot;['&quot;;[.A240];&quot;', '&quot;; [.B24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1];&quot;;&quot;;[.C241];&quot;;&quot;;[.D241];&quot;;&quot;;[.E241];&quot;;&quot;;[.F241];&quot;;&quot;;[.G241];&quot;;&quot;;[.H241])" office:value-type="string" office:string-value=";;;;;;" calcext:value-type="string">
            <text:p>;;;;;;</text:p>
          </table:table-cell>
          <table:table-cell table:formula="of:=CONCATENATE(&quot;['&quot;;[.A241];&quot;', '&quot;; [.B24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2];&quot;;&quot;;[.C242];&quot;;&quot;;[.D242];&quot;;&quot;;[.E242];&quot;;&quot;;[.F242];&quot;;&quot;;[.G242];&quot;;&quot;;[.H242])" office:value-type="string" office:string-value=";;;;;;" calcext:value-type="string">
            <text:p>;;;;;;</text:p>
          </table:table-cell>
          <table:table-cell table:formula="of:=CONCATENATE(&quot;['&quot;;[.A242];&quot;', '&quot;; [.B24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3];&quot;;&quot;;[.C243];&quot;;&quot;;[.D243];&quot;;&quot;;[.E243];&quot;;&quot;;[.F243];&quot;;&quot;;[.G243];&quot;;&quot;;[.H243])" office:value-type="string" office:string-value=";;;;;;" calcext:value-type="string">
            <text:p>;;;;;;</text:p>
          </table:table-cell>
          <table:table-cell table:formula="of:=CONCATENATE(&quot;['&quot;;[.A243];&quot;', '&quot;; [.B24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4];&quot;;&quot;;[.C244];&quot;;&quot;;[.D244];&quot;;&quot;;[.E244];&quot;;&quot;;[.F244];&quot;;&quot;;[.G244];&quot;;&quot;;[.H244])" office:value-type="string" office:string-value=";;;;;;" calcext:value-type="string">
            <text:p>;;;;;;</text:p>
          </table:table-cell>
          <table:table-cell table:formula="of:=CONCATENATE(&quot;['&quot;;[.A244];&quot;', '&quot;; [.B24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5];&quot;;&quot;;[.C245];&quot;;&quot;;[.D245];&quot;;&quot;;[.E245];&quot;;&quot;;[.F245];&quot;;&quot;;[.G245];&quot;;&quot;;[.H245])" office:value-type="string" office:string-value=";;;;;;" calcext:value-type="string">
            <text:p>;;;;;;</text:p>
          </table:table-cell>
          <table:table-cell table:formula="of:=CONCATENATE(&quot;['&quot;;[.A245];&quot;', '&quot;; [.B24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46];&quot;;&quot;;[.C246];&quot;;&quot;;[.D246];&quot;;&quot;;[.E246];&quot;;&quot;;[.F246];&quot;;&quot;;[.G246];&quot;;&quot;;[.H246])" office:value-type="string" office:string-value=";;;;;;" calcext:value-type="string">
            <text:p>;;;;;;</text:p>
          </table:table-cell>
          <table:table-cell table:formula="of:=CONCATENATE(&quot;['&quot;;[.A246];&quot;', '&quot;; [.B24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47];&quot;;&quot;;[.C247];&quot;;&quot;;[.D247];&quot;;&quot;;[.E247];&quot;;&quot;;[.F247];&quot;;&quot;;[.G247];&quot;;&quot;;[.H247])" office:value-type="string" office:string-value=";;;;;;" calcext:value-type="string">
            <text:p>;;;;;;</text:p>
          </table:table-cell>
          <table:table-cell table:formula="of:=CONCATENATE(&quot;['&quot;;[.A247];&quot;', '&quot;; [.B24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48];&quot;;&quot;;[.C248];&quot;;&quot;;[.D248];&quot;;&quot;;[.E248];&quot;;&quot;;[.F248];&quot;;&quot;;[.G248];&quot;;&quot;;[.H248])" office:value-type="string" office:string-value=";;;;;;" calcext:value-type="string">
            <text:p>;;;;;;</text:p>
          </table:table-cell>
          <table:table-cell table:formula="of:=CONCATENATE(&quot;['&quot;;[.A248];&quot;', '&quot;; [.B24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49];&quot;;&quot;;[.C249];&quot;;&quot;;[.D249];&quot;;&quot;;[.E249];&quot;;&quot;;[.F249];&quot;;&quot;;[.G249];&quot;;&quot;;[.H249])" office:value-type="string" office:string-value=";;;;;;" calcext:value-type="string">
            <text:p>;;;;;;</text:p>
          </table:table-cell>
          <table:table-cell table:formula="of:=CONCATENATE(&quot;['&quot;;[.A249];&quot;', '&quot;; [.B24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50];&quot;;&quot;;[.C250];&quot;;&quot;;[.D250];&quot;;&quot;;[.E250];&quot;;&quot;;[.F250];&quot;;&quot;;[.G250];&quot;;&quot;;[.H250])" office:value-type="string" office:string-value=";;;;;;" calcext:value-type="string">
            <text:p>;;;;;;</text:p>
          </table:table-cell>
          <table:table-cell table:formula="of:=CONCATENATE(&quot;['&quot;;[.A250];&quot;', '&quot;; [.B25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1];&quot;;&quot;;[.C251];&quot;;&quot;;[.D251];&quot;;&quot;;[.E251];&quot;;&quot;;[.F251];&quot;;&quot;;[.G251];&quot;;&quot;;[.H251])" office:value-type="string" office:string-value=";;;;;;" calcext:value-type="string">
            <text:p>;;;;;;</text:p>
          </table:table-cell>
          <table:table-cell table:formula="of:=CONCATENATE(&quot;['&quot;;[.A251];&quot;', '&quot;; [.B25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4"/>
          <table:table-cell/>
          <table:table-cell table:style-name="ce32"/>
          <table:table-cell table:formula="of:=CONCATENATE([.B252];&quot;;&quot;;[.C252];&quot;;&quot;;[.D252];&quot;;&quot;;[.E252];&quot;;&quot;;[.F252];&quot;;&quot;;[.G252];&quot;;&quot;;[.H252])" office:value-type="string" office:string-value=";;;;;;" calcext:value-type="string">
            <text:p>;;;;;;</text:p>
          </table:table-cell>
          <table:table-cell table:formula="of:=CONCATENATE(&quot;['&quot;;[.A252];&quot;', '&quot;; [.B25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4"/>
          <table:table-cell table:style-name="ce14"/>
          <table:table-cell table:style-name="ce29"/>
          <table:table-cell table:style-name="ce221"/>
          <table:table-cell table:style-name="ce32"/>
          <table:table-cell table:formula="of:=CONCATENATE([.B253];&quot;;&quot;;[.C253];&quot;;&quot;;[.D253];&quot;;&quot;;[.E253];&quot;;&quot;;[.F253];&quot;;&quot;;[.G253];&quot;;&quot;;[.H253])" office:value-type="string" office:string-value=";;;;;;" calcext:value-type="string">
            <text:p>;;;;;;</text:p>
          </table:table-cell>
          <table:table-cell table:formula="of:=CONCATENATE(&quot;['&quot;;[.A253];&quot;', '&quot;; [.B25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4];&quot;;&quot;;[.C254];&quot;;&quot;;[.D254];&quot;;&quot;;[.E254];&quot;;&quot;;[.F254];&quot;;&quot;;[.G254];&quot;;&quot;;[.H254])" office:value-type="string" office:string-value=";;;;;;" calcext:value-type="string">
            <text:p>;;;;;;</text:p>
          </table:table-cell>
          <table:table-cell table:formula="of:=CONCATENATE(&quot;['&quot;;[.A254];&quot;', '&quot;; [.B25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5];&quot;;&quot;;[.C255];&quot;;&quot;;[.D255];&quot;;&quot;;[.E255];&quot;;&quot;;[.F255];&quot;;&quot;;[.G255];&quot;;&quot;;[.H255])" office:value-type="string" office:string-value=";;;;;;" calcext:value-type="string">
            <text:p>;;;;;;</text:p>
          </table:table-cell>
          <table:table-cell table:formula="of:=CONCATENATE(&quot;['&quot;;[.A255];&quot;', '&quot;; [.B25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6];&quot;;&quot;;[.C256];&quot;;&quot;;[.D256];&quot;;&quot;;[.E256];&quot;;&quot;;[.F256];&quot;;&quot;;[.G256];&quot;;&quot;;[.H256])" office:value-type="string" office:string-value=";;;;;;" calcext:value-type="string">
            <text:p>;;;;;;</text:p>
          </table:table-cell>
          <table:table-cell table:formula="of:=CONCATENATE(&quot;['&quot;;[.A256];&quot;', '&quot;; [.B25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7];&quot;;&quot;;[.C257];&quot;;&quot;;[.D257];&quot;;&quot;;[.E257];&quot;;&quot;;[.F257];&quot;;&quot;;[.G257];&quot;;&quot;;[.H257])" office:value-type="string" office:string-value=";;;;;;" calcext:value-type="string">
            <text:p>;;;;;;</text:p>
          </table:table-cell>
          <table:table-cell table:formula="of:=CONCATENATE(&quot;['&quot;;[.A257];&quot;', '&quot;; [.B25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8];&quot;;&quot;;[.C258];&quot;;&quot;;[.D258];&quot;;&quot;;[.E258];&quot;;&quot;;[.F258];&quot;;&quot;;[.G258];&quot;;&quot;;[.H258])" office:value-type="string" office:string-value=";;;;;;" calcext:value-type="string">
            <text:p>;;;;;;</text:p>
          </table:table-cell>
          <table:table-cell table:formula="of:=CONCATENATE(&quot;['&quot;;[.A258];&quot;', '&quot;; [.B25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59];&quot;;&quot;;[.C259];&quot;;&quot;;[.D259];&quot;;&quot;;[.E259];&quot;;&quot;;[.F259];&quot;;&quot;;[.G259];&quot;;&quot;;[.H259])" office:value-type="string" office:string-value=";;;;;;" calcext:value-type="string">
            <text:p>;;;;;;</text:p>
          </table:table-cell>
          <table:table-cell table:formula="of:=CONCATENATE(&quot;['&quot;;[.A259];&quot;', '&quot;; [.B25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0];&quot;;&quot;;[.C260];&quot;;&quot;;[.D260];&quot;;&quot;;[.E260];&quot;;&quot;;[.F260];&quot;;&quot;;[.G260];&quot;;&quot;;[.H260])" office:value-type="string" office:string-value=";;;;;;" calcext:value-type="string">
            <text:p>;;;;;;</text:p>
          </table:table-cell>
          <table:table-cell table:formula="of:=CONCATENATE(&quot;['&quot;;[.A260];&quot;', '&quot;; [.B26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1];&quot;;&quot;;[.C261];&quot;;&quot;;[.D261];&quot;;&quot;;[.E261];&quot;;&quot;;[.F261];&quot;;&quot;;[.G261];&quot;;&quot;;[.H261])" office:value-type="string" office:string-value=";;;;;;" calcext:value-type="string">
            <text:p>;;;;;;</text:p>
          </table:table-cell>
          <table:table-cell table:formula="of:=CONCATENATE(&quot;['&quot;;[.A261];&quot;', '&quot;; [.B26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2];&quot;;&quot;;[.C262];&quot;;&quot;;[.D262];&quot;;&quot;;[.E262];&quot;;&quot;;[.F262];&quot;;&quot;;[.G262];&quot;;&quot;;[.H262])" office:value-type="string" office:string-value=";;;;;;" calcext:value-type="string">
            <text:p>;;;;;;</text:p>
          </table:table-cell>
          <table:table-cell table:formula="of:=CONCATENATE(&quot;['&quot;;[.A262];&quot;', '&quot;; [.B26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/>
          <table:table-cell table:style-name="ce32"/>
          <table:table-cell table:formula="of:=CONCATENATE([.B263];&quot;;&quot;;[.C263];&quot;;&quot;;[.D263];&quot;;&quot;;[.E263];&quot;;&quot;;[.F263];&quot;;&quot;;[.G263];&quot;;&quot;;[.H263])" office:value-type="string" office:string-value=";;;;;;" calcext:value-type="string">
            <text:p>;;;;;;</text:p>
          </table:table-cell>
          <table:table-cell table:formula="of:=CONCATENATE(&quot;['&quot;;[.A263];&quot;', '&quot;; [.B26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4];&quot;;&quot;;[.C264];&quot;;&quot;;[.D264];&quot;;&quot;;[.E264];&quot;;&quot;;[.F264];&quot;;&quot;;[.G264];&quot;;&quot;;[.H264])" office:value-type="string" office:string-value=";;;;;;" calcext:value-type="string">
            <text:p>;;;;;;</text:p>
          </table:table-cell>
          <table:table-cell table:formula="of:=CONCATENATE(&quot;['&quot;;[.A264];&quot;', '&quot;; [.B26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/>
          <table:table-cell table:style-name="ce32"/>
          <table:table-cell table:formula="of:=CONCATENATE([.B265];&quot;;&quot;;[.C265];&quot;;&quot;;[.D265];&quot;;&quot;;[.E265];&quot;;&quot;;[.F265];&quot;;&quot;;[.G265];&quot;;&quot;;[.H265])" office:value-type="string" office:string-value=";;;;;;" calcext:value-type="string">
            <text:p>;;;;;;</text:p>
          </table:table-cell>
          <table:table-cell table:formula="of:=CONCATENATE(&quot;['&quot;;[.A265];&quot;', '&quot;; [.B26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6];&quot;;&quot;;[.C266];&quot;;&quot;;[.D266];&quot;;&quot;;[.E266];&quot;;&quot;;[.F266];&quot;;&quot;;[.G266];&quot;;&quot;;[.H266])" office:value-type="string" office:string-value=";;;;;;" calcext:value-type="string">
            <text:p>;;;;;;</text:p>
          </table:table-cell>
          <table:table-cell table:formula="of:=CONCATENATE(&quot;['&quot;;[.A266];&quot;', '&quot;; [.B26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7];&quot;;&quot;;[.C267];&quot;;&quot;;[.D267];&quot;;&quot;;[.E267];&quot;;&quot;;[.F267];&quot;;&quot;;[.G267];&quot;;&quot;;[.H267])" office:value-type="string" office:string-value=";;;;;;" calcext:value-type="string">
            <text:p>;;;;;;</text:p>
          </table:table-cell>
          <table:table-cell table:formula="of:=CONCATENATE(&quot;['&quot;;[.A267];&quot;', '&quot;; [.B26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/>
          <table:table-cell table:style-name="ce32"/>
          <table:table-cell table:formula="of:=CONCATENATE([.B268];&quot;;&quot;;[.C268];&quot;;&quot;;[.D268];&quot;;&quot;;[.E268];&quot;;&quot;;[.F268];&quot;;&quot;;[.G268];&quot;;&quot;;[.H268])" office:value-type="string" office:string-value=";;;;;;" calcext:value-type="string">
            <text:p>;;;;;;</text:p>
          </table:table-cell>
          <table:table-cell table:formula="of:=CONCATENATE(&quot;['&quot;;[.A268];&quot;', '&quot;; [.B26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69];&quot;;&quot;;[.C269];&quot;;&quot;;[.D269];&quot;;&quot;;[.E269];&quot;;&quot;;[.F269];&quot;;&quot;;[.G269];&quot;;&quot;;[.H269])" office:value-type="string" office:string-value=";;;;;;" calcext:value-type="string">
            <text:p>;;;;;;</text:p>
          </table:table-cell>
          <table:table-cell table:formula="of:=CONCATENATE(&quot;['&quot;;[.A269];&quot;', '&quot;; [.B26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0];&quot;;&quot;;[.C270];&quot;;&quot;;[.D270];&quot;;&quot;;[.E270];&quot;;&quot;;[.F270];&quot;;&quot;;[.G270];&quot;;&quot;;[.H270])" office:value-type="string" office:string-value=";;;;;;" calcext:value-type="string">
            <text:p>;;;;;;</text:p>
          </table:table-cell>
          <table:table-cell table:formula="of:=CONCATENATE(&quot;['&quot;;[.A270];&quot;', '&quot;; [.B27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1];&quot;;&quot;;[.C271];&quot;;&quot;;[.D271];&quot;;&quot;;[.E271];&quot;;&quot;;[.F271];&quot;;&quot;;[.G271];&quot;;&quot;;[.H271])" office:value-type="string" office:string-value=";;;;;;" calcext:value-type="string">
            <text:p>;;;;;;</text:p>
          </table:table-cell>
          <table:table-cell table:formula="of:=CONCATENATE(&quot;['&quot;;[.A271];&quot;', '&quot;; [.B27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2];&quot;;&quot;;[.C272];&quot;;&quot;;[.D272];&quot;;&quot;;[.E272];&quot;;&quot;;[.F272];&quot;;&quot;;[.G272];&quot;;&quot;;[.H272])" office:value-type="string" office:string-value=";;;;;;" calcext:value-type="string">
            <text:p>;;;;;;</text:p>
          </table:table-cell>
          <table:table-cell table:formula="of:=CONCATENATE(&quot;['&quot;;[.A272];&quot;', '&quot;; [.B27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3];&quot;;&quot;;[.C273];&quot;;&quot;;[.D273];&quot;;&quot;;[.E273];&quot;;&quot;;[.F273];&quot;;&quot;;[.G273];&quot;;&quot;;[.H273])" office:value-type="string" office:string-value=";;;;;;" calcext:value-type="string">
            <text:p>;;;;;;</text:p>
          </table:table-cell>
          <table:table-cell table:formula="of:=CONCATENATE(&quot;['&quot;;[.A273];&quot;', '&quot;; [.B27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4];&quot;;&quot;;[.C274];&quot;;&quot;;[.D274];&quot;;&quot;;[.E274];&quot;;&quot;;[.F274];&quot;;&quot;;[.G274];&quot;;&quot;;[.H274])" office:value-type="string" office:string-value=";;;;;;" calcext:value-type="string">
            <text:p>;;;;;;</text:p>
          </table:table-cell>
          <table:table-cell table:formula="of:=CONCATENATE(&quot;['&quot;;[.A274];&quot;', '&quot;; [.B27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5];&quot;;&quot;;[.C275];&quot;;&quot;;[.D275];&quot;;&quot;;[.E275];&quot;;&quot;;[.F275];&quot;;&quot;;[.G275];&quot;;&quot;;[.H275])" office:value-type="string" office:string-value=";;;;;;" calcext:value-type="string">
            <text:p>;;;;;;</text:p>
          </table:table-cell>
          <table:table-cell table:formula="of:=CONCATENATE(&quot;['&quot;;[.A275];&quot;', '&quot;; [.B27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6];&quot;;&quot;;[.C276];&quot;;&quot;;[.D276];&quot;;&quot;;[.E276];&quot;;&quot;;[.F276];&quot;;&quot;;[.G276];&quot;;&quot;;[.H276])" office:value-type="string" office:string-value=";;;;;;" calcext:value-type="string">
            <text:p>;;;;;;</text:p>
          </table:table-cell>
          <table:table-cell table:formula="of:=CONCATENATE(&quot;['&quot;;[.A276];&quot;', '&quot;; [.B27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277];&quot;;&quot;;[.C277];&quot;;&quot;;[.D277];&quot;;&quot;;[.E277];&quot;;&quot;;[.F277];&quot;;&quot;;[.G277];&quot;;&quot;;[.H277])" office:value-type="string" office:string-value=";;;;;;" calcext:value-type="string">
            <text:p>;;;;;;</text:p>
          </table:table-cell>
          <table:table-cell table:formula="of:=CONCATENATE(&quot;['&quot;;[.A277];&quot;', '&quot;; [.B27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78];&quot;;&quot;;[.C278];&quot;;&quot;;[.D278];&quot;;&quot;;[.E278];&quot;;&quot;;[.F278];&quot;;&quot;;[.G278];&quot;;&quot;;[.H278])" office:value-type="string" office:string-value=";;;;;;" calcext:value-type="string">
            <text:p>;;;;;;</text:p>
          </table:table-cell>
          <table:table-cell table:formula="of:=CONCATENATE(&quot;['&quot;;[.A278];&quot;', '&quot;; [.B27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79];&quot;;&quot;;[.C279];&quot;;&quot;;[.D279];&quot;;&quot;;[.E279];&quot;;&quot;;[.F279];&quot;;&quot;;[.G279];&quot;;&quot;;[.H279])" office:value-type="string" office:string-value=";;;;;;" calcext:value-type="string">
            <text:p>;;;;;;</text:p>
          </table:table-cell>
          <table:table-cell table:formula="of:=CONCATENATE(&quot;['&quot;;[.A279];&quot;', '&quot;; [.B27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0];&quot;;&quot;;[.C280];&quot;;&quot;;[.D280];&quot;;&quot;;[.E280];&quot;;&quot;;[.F280];&quot;;&quot;;[.G280];&quot;;&quot;;[.H280])" office:value-type="string" office:string-value=";;;;;;" calcext:value-type="string">
            <text:p>;;;;;;</text:p>
          </table:table-cell>
          <table:table-cell table:formula="of:=CONCATENATE(&quot;['&quot;;[.A280];&quot;', '&quot;; [.B28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1];&quot;;&quot;;[.C281];&quot;;&quot;;[.D281];&quot;;&quot;;[.E281];&quot;;&quot;;[.F281];&quot;;&quot;;[.G281];&quot;;&quot;;[.H281])" office:value-type="string" office:string-value=";;;;;;" calcext:value-type="string">
            <text:p>;;;;;;</text:p>
          </table:table-cell>
          <table:table-cell table:formula="of:=CONCATENATE(&quot;['&quot;;[.A281];&quot;', '&quot;; [.B28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2"/>
          <table:table-cell table:style-name="ce10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2];&quot;;&quot;;[.C282];&quot;;&quot;;[.D282];&quot;;&quot;;[.E282];&quot;;&quot;;[.F282];&quot;;&quot;;[.G282];&quot;;&quot;;[.H282])" office:value-type="string" office:string-value=";;;;;;" calcext:value-type="string">
            <text:p>;;;;;;</text:p>
          </table:table-cell>
          <table:table-cell table:formula="of:=CONCATENATE(&quot;['&quot;;[.A282];&quot;', '&quot;; [.B28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83];&quot;;&quot;;[.C283];&quot;;&quot;;[.D283];&quot;;&quot;;[.E283];&quot;;&quot;;[.F283];&quot;;&quot;;[.G283];&quot;;&quot;;[.H283])" office:value-type="string" office:string-value=";;;;;;" calcext:value-type="string">
            <text:p>;;;;;;</text:p>
          </table:table-cell>
          <table:table-cell table:formula="of:=CONCATENATE(&quot;['&quot;;[.A283];&quot;', '&quot;; [.B28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4];&quot;;&quot;;[.C284];&quot;;&quot;;[.D284];&quot;;&quot;;[.E284];&quot;;&quot;;[.F284];&quot;;&quot;;[.G284];&quot;;&quot;;[.H284])" office:value-type="string" office:string-value=";;;;;;" calcext:value-type="string">
            <text:p>;;;;;;</text:p>
          </table:table-cell>
          <table:table-cell table:formula="of:=CONCATENATE(&quot;['&quot;;[.A284];&quot;', '&quot;; [.B28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85];&quot;;&quot;;[.C285];&quot;;&quot;;[.D285];&quot;;&quot;;[.E285];&quot;;&quot;;[.F285];&quot;;&quot;;[.G285];&quot;;&quot;;[.H285])" office:value-type="string" office:string-value=";;;;;;" calcext:value-type="string">
            <text:p>;;;;;;</text:p>
          </table:table-cell>
          <table:table-cell table:formula="of:=CONCATENATE(&quot;['&quot;;[.A285];&quot;', '&quot;; [.B28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6];&quot;;&quot;;[.C286];&quot;;&quot;;[.D286];&quot;;&quot;;[.E286];&quot;;&quot;;[.F286];&quot;;&quot;;[.G286];&quot;;&quot;;[.H286])" office:value-type="string" office:string-value=";;;;;;" calcext:value-type="string">
            <text:p>;;;;;;</text:p>
          </table:table-cell>
          <table:table-cell table:formula="of:=CONCATENATE(&quot;['&quot;;[.A286];&quot;', '&quot;; [.B28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7];&quot;;&quot;;[.C287];&quot;;&quot;;[.D287];&quot;;&quot;;[.E287];&quot;;&quot;;[.F287];&quot;;&quot;;[.G287];&quot;;&quot;;[.H287])" office:value-type="string" office:string-value=";;;;;;" calcext:value-type="string">
            <text:p>;;;;;;</text:p>
          </table:table-cell>
          <table:table-cell table:formula="of:=CONCATENATE(&quot;['&quot;;[.A287];&quot;', '&quot;; [.B28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8];&quot;;&quot;;[.C288];&quot;;&quot;;[.D288];&quot;;&quot;;[.E288];&quot;;&quot;;[.F288];&quot;;&quot;;[.G288];&quot;;&quot;;[.H288])" office:value-type="string" office:string-value=";;;;;;" calcext:value-type="string">
            <text:p>;;;;;;</text:p>
          </table:table-cell>
          <table:table-cell table:formula="of:=CONCATENATE(&quot;['&quot;;[.A288];&quot;', '&quot;; [.B28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89];&quot;;&quot;;[.C289];&quot;;&quot;;[.D289];&quot;;&quot;;[.E289];&quot;;&quot;;[.F289];&quot;;&quot;;[.G289];&quot;;&quot;;[.H289])" office:value-type="string" office:string-value=";;;;;;" calcext:value-type="string">
            <text:p>;;;;;;</text:p>
          </table:table-cell>
          <table:table-cell table:formula="of:=CONCATENATE(&quot;['&quot;;[.A289];&quot;', '&quot;; [.B28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0];&quot;;&quot;;[.C290];&quot;;&quot;;[.D290];&quot;;&quot;;[.E290];&quot;;&quot;;[.F290];&quot;;&quot;;[.G290];&quot;;&quot;;[.H290])" office:value-type="string" office:string-value=";;;;;;" calcext:value-type="string">
            <text:p>;;;;;;</text:p>
          </table:table-cell>
          <table:table-cell table:formula="of:=CONCATENATE(&quot;['&quot;;[.A290];&quot;', '&quot;; [.B29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1];&quot;;&quot;;[.C291];&quot;;&quot;;[.D291];&quot;;&quot;;[.E291];&quot;;&quot;;[.F291];&quot;;&quot;;[.G291];&quot;;&quot;;[.H291])" office:value-type="string" office:string-value=";;;;;;" calcext:value-type="string">
            <text:p>;;;;;;</text:p>
          </table:table-cell>
          <table:table-cell table:formula="of:=CONCATENATE(&quot;['&quot;;[.A291];&quot;', '&quot;; [.B29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2];&quot;;&quot;;[.C292];&quot;;&quot;;[.D292];&quot;;&quot;;[.E292];&quot;;&quot;;[.F292];&quot;;&quot;;[.G292];&quot;;&quot;;[.H292])" office:value-type="string" office:string-value=";;;;;;" calcext:value-type="string">
            <text:p>;;;;;;</text:p>
          </table:table-cell>
          <table:table-cell table:formula="of:=CONCATENATE(&quot;['&quot;;[.A292];&quot;', '&quot;; [.B29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3];&quot;;&quot;;[.C293];&quot;;&quot;;[.D293];&quot;;&quot;;[.E293];&quot;;&quot;;[.F293];&quot;;&quot;;[.G293];&quot;;&quot;;[.H293])" office:value-type="string" office:string-value=";;;;;;" calcext:value-type="string">
            <text:p>;;;;;;</text:p>
          </table:table-cell>
          <table:table-cell table:formula="of:=CONCATENATE(&quot;['&quot;;[.A293];&quot;', '&quot;; [.B29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94];&quot;;&quot;;[.C294];&quot;;&quot;;[.D294];&quot;;&quot;;[.E294];&quot;;&quot;;[.F294];&quot;;&quot;;[.G294];&quot;;&quot;;[.H294])" office:value-type="string" office:string-value=";;;;;;" calcext:value-type="string">
            <text:p>;;;;;;</text:p>
          </table:table-cell>
          <table:table-cell table:formula="of:=CONCATENATE(&quot;['&quot;;[.A294];&quot;', '&quot;; [.B29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5];&quot;;&quot;;[.C295];&quot;;&quot;;[.D295];&quot;;&quot;;[.E295];&quot;;&quot;;[.F295];&quot;;&quot;;[.G295];&quot;;&quot;;[.H295])" office:value-type="string" office:string-value=";;;;;;" calcext:value-type="string">
            <text:p>;;;;;;</text:p>
          </table:table-cell>
          <table:table-cell table:formula="of:=CONCATENATE(&quot;['&quot;;[.A295];&quot;', '&quot;; [.B29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296];&quot;;&quot;;[.C296];&quot;;&quot;;[.D296];&quot;;&quot;;[.E296];&quot;;&quot;;[.F296];&quot;;&quot;;[.G296];&quot;;&quot;;[.H296])" office:value-type="string" office:string-value=";;;;;;" calcext:value-type="string">
            <text:p>;;;;;;</text:p>
          </table:table-cell>
          <table:table-cell table:formula="of:=CONCATENATE(&quot;['&quot;;[.A296];&quot;', '&quot;; [.B29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7];&quot;;&quot;;[.C297];&quot;;&quot;;[.D297];&quot;;&quot;;[.E297];&quot;;&quot;;[.F297];&quot;;&quot;;[.G297];&quot;;&quot;;[.H297])" office:value-type="string" office:string-value=";;;;;;" calcext:value-type="string">
            <text:p>;;;;;;</text:p>
          </table:table-cell>
          <table:table-cell table:formula="of:=CONCATENATE(&quot;['&quot;;[.A297];&quot;', '&quot;; [.B29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8];&quot;;&quot;;[.C298];&quot;;&quot;;[.D298];&quot;;&quot;;[.E298];&quot;;&quot;;[.F298];&quot;;&quot;;[.G298];&quot;;&quot;;[.H298])" office:value-type="string" office:string-value=";;;;;;" calcext:value-type="string">
            <text:p>;;;;;;</text:p>
          </table:table-cell>
          <table:table-cell table:formula="of:=CONCATENATE(&quot;['&quot;;[.A298];&quot;', '&quot;; [.B29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299];&quot;;&quot;;[.C299];&quot;;&quot;;[.D299];&quot;;&quot;;[.E299];&quot;;&quot;;[.F299];&quot;;&quot;;[.G299];&quot;;&quot;;[.H299])" office:value-type="string" office:string-value=";;;;;;" calcext:value-type="string">
            <text:p>;;;;;;</text:p>
          </table:table-cell>
          <table:table-cell table:formula="of:=CONCATENATE(&quot;['&quot;;[.A299];&quot;', '&quot;; [.B29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0];&quot;;&quot;;[.C300];&quot;;&quot;;[.D300];&quot;;&quot;;[.E300];&quot;;&quot;;[.F300];&quot;;&quot;;[.G300];&quot;;&quot;;[.H300])" office:value-type="string" office:string-value=";;;;;;" calcext:value-type="string">
            <text:p>;;;;;;</text:p>
          </table:table-cell>
          <table:table-cell table:formula="of:=CONCATENATE(&quot;['&quot;;[.A300];&quot;', '&quot;; [.B30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301];&quot;;&quot;;[.C301];&quot;;&quot;;[.D301];&quot;;&quot;;[.E301];&quot;;&quot;;[.F301];&quot;;&quot;;[.G301];&quot;;&quot;;[.H301])" office:value-type="string" office:string-value=";;;;;;" calcext:value-type="string">
            <text:p>;;;;;;</text:p>
          </table:table-cell>
          <table:table-cell table:formula="of:=CONCATENATE(&quot;['&quot;;[.A301];&quot;', '&quot;; [.B30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2];&quot;;&quot;;[.C302];&quot;;&quot;;[.D302];&quot;;&quot;;[.E302];&quot;;&quot;;[.F302];&quot;;&quot;;[.G302];&quot;;&quot;;[.H302])" office:value-type="string" office:string-value=";;;;;;" calcext:value-type="string">
            <text:p>;;;;;;</text:p>
          </table:table-cell>
          <table:table-cell table:formula="of:=CONCATENATE(&quot;['&quot;;[.A302];&quot;', '&quot;; [.B30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3];&quot;;&quot;;[.C303];&quot;;&quot;;[.D303];&quot;;&quot;;[.E303];&quot;;&quot;;[.F303];&quot;;&quot;;[.G303];&quot;;&quot;;[.H303])" office:value-type="string" office:string-value=";;;;;;" calcext:value-type="string">
            <text:p>;;;;;;</text:p>
          </table:table-cell>
          <table:table-cell table:formula="of:=CONCATENATE(&quot;['&quot;;[.A303];&quot;', '&quot;; [.B30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4];&quot;;&quot;;[.C304];&quot;;&quot;;[.D304];&quot;;&quot;;[.E304];&quot;;&quot;;[.F304];&quot;;&quot;;[.G304];&quot;;&quot;;[.H304])" office:value-type="string" office:string-value=";;;;;;" calcext:value-type="string">
            <text:p>;;;;;;</text:p>
          </table:table-cell>
          <table:table-cell table:formula="of:=CONCATENATE(&quot;['&quot;;[.A304];&quot;', '&quot;; [.B304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5];&quot;;&quot;;[.C305];&quot;;&quot;;[.D305];&quot;;&quot;;[.E305];&quot;;&quot;;[.F305];&quot;;&quot;;[.G305];&quot;;&quot;;[.H305])" office:value-type="string" office:string-value=";;;;;;" calcext:value-type="string">
            <text:p>;;;;;;</text:p>
          </table:table-cell>
          <table:table-cell table:formula="of:=CONCATENATE(&quot;['&quot;;[.A305];&quot;', '&quot;; [.B305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6];&quot;;&quot;;[.C306];&quot;;&quot;;[.D306];&quot;;&quot;;[.E306];&quot;;&quot;;[.F306];&quot;;&quot;;[.G306];&quot;;&quot;;[.H306])" office:value-type="string" office:string-value=";;;;;;" calcext:value-type="string">
            <text:p>;;;;;;</text:p>
          </table:table-cell>
          <table:table-cell table:formula="of:=CONCATENATE(&quot;['&quot;;[.A306];&quot;', '&quot;; [.B306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7];&quot;;&quot;;[.C307];&quot;;&quot;;[.D307];&quot;;&quot;;[.E307];&quot;;&quot;;[.F307];&quot;;&quot;;[.G307];&quot;;&quot;;[.H307])" office:value-type="string" office:string-value=";;;;;;" calcext:value-type="string">
            <text:p>;;;;;;</text:p>
          </table:table-cell>
          <table:table-cell table:formula="of:=CONCATENATE(&quot;['&quot;;[.A307];&quot;', '&quot;; [.B307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308];&quot;;&quot;;[.C308];&quot;;&quot;;[.D308];&quot;;&quot;;[.E308];&quot;;&quot;;[.F308];&quot;;&quot;;[.G308];&quot;;&quot;;[.H308])" office:value-type="string" office:string-value=";;;;;;" calcext:value-type="string">
            <text:p>;;;;;;</text:p>
          </table:table-cell>
          <table:table-cell table:formula="of:=CONCATENATE(&quot;['&quot;;[.A308];&quot;', '&quot;; [.B308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09];&quot;;&quot;;[.C309];&quot;;&quot;;[.D309];&quot;;&quot;;[.E309];&quot;;&quot;;[.F309];&quot;;&quot;;[.G309];&quot;;&quot;;[.H309])" office:value-type="string" office:string-value=";;;;;;" calcext:value-type="string">
            <text:p>;;;;;;</text:p>
          </table:table-cell>
          <table:table-cell table:formula="of:=CONCATENATE(&quot;['&quot;;[.A309];&quot;', '&quot;; [.B309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310];&quot;;&quot;;[.C310];&quot;;&quot;;[.D310];&quot;;&quot;;[.E310];&quot;;&quot;;[.F310];&quot;;&quot;;[.G310];&quot;;&quot;;[.H310])" office:value-type="string" office:string-value=";;;;;;" calcext:value-type="string">
            <text:p>;;;;;;</text:p>
          </table:table-cell>
          <table:table-cell table:formula="of:=CONCATENATE(&quot;['&quot;;[.A310];&quot;', '&quot;; [.B310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/>
          <table:table-cell table:style-name="ce32"/>
          <table:table-cell table:formula="of:=CONCATENATE([.B311];&quot;;&quot;;[.C311];&quot;;&quot;;[.D311];&quot;;&quot;;[.E311];&quot;;&quot;;[.F311];&quot;;&quot;;[.G311];&quot;;&quot;;[.H311])" office:value-type="string" office:string-value=";;;;;;" calcext:value-type="string">
            <text:p>;;;;;;</text:p>
          </table:table-cell>
          <table:table-cell table:formula="of:=CONCATENATE(&quot;['&quot;;[.A311];&quot;', '&quot;; [.B311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312];&quot;;&quot;;[.C312];&quot;;&quot;;[.D312];&quot;;&quot;;[.E312];&quot;;&quot;;[.F312];&quot;;&quot;;[.G312];&quot;;&quot;;[.H312])" office:value-type="string" office:string-value=";;;;;;" calcext:value-type="string">
            <text:p>;;;;;;</text:p>
          </table:table-cell>
          <table:table-cell table:formula="of:=CONCATENATE(&quot;['&quot;;[.A312];&quot;', '&quot;; [.B312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4"/>
          <table:table-cell table:style-name="ce221"/>
          <table:table-cell table:style-name="ce32"/>
          <table:table-cell table:formula="of:=CONCATENATE([.B313];&quot;;&quot;;[.C313];&quot;;&quot;;[.D313];&quot;;&quot;;[.E313];&quot;;&quot;;[.F313];&quot;;&quot;;[.G313];&quot;;&quot;;[.H313])" office:value-type="string" office:string-value=";;;;;;" calcext:value-type="string">
            <text:p>;;;;;;</text:p>
          </table:table-cell>
          <table:table-cell table:formula="of:=CONCATENATE(&quot;['&quot;;[.A313];&quot;', '&quot;; [.B313]; &quot;'],&quot;)" office:value-type="string" office:string-value="['', '']," calcext:value-type="string">
            <text:p>['', ''],</text:p>
          </table:table-cell>
          <table:table-cell table:number-columns-repeated="1013"/>
        </table:table-row>
        <table:table-row table:style-name="ro1">
          <table:table-cell table:style-name="ce221" table:number-columns-repeated="3"/>
          <table:table-cell table:style-name="ce12"/>
          <table:table-cell table:style-name="ce14" table:number-columns-repeated="2"/>
          <table:table-cell table:style-name="ce29"/>
          <table:table-cell table:style-name="ce221"/>
          <table:table-cell table:style-name="ce32"/>
          <table:table-cell table:formula="of:=CONCATENATE([.B314];&quot;;&quot;;[.C314];&quot;;&quot;;[.D314];&quot;;&quot;;[.E314];&quot;;&quot;;[.F314];&quot;;&quot;;[.G314];&quot;;&quot;;[.H314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1">
          <table:table-cell table:style-name="ce221" table:number-columns-repeated="3"/>
          <table:table-cell table:style-name="ce12" table:number-columns-repeated="3"/>
          <table:table-cell table:style-name="ce30"/>
          <table:table-cell table:style-name="ce221"/>
          <table:table-cell table:style-name="ce32"/>
          <table:table-cell table:formula="of:=CONCATENATE([.B315];&quot;;&quot;;[.C315];&quot;;&quot;;[.D315];&quot;;&quot;;[.E315];&quot;;&quot;;[.F315];&quot;;&quot;;[.G315];&quot;;&quot;;[.H315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1">
          <table:table-cell/>
          <table:table-cell table:style-name="ce221"/>
          <table:table-cell/>
          <table:table-cell table:style-name="ce12" table:number-columns-repeated="3"/>
          <table:table-cell table:style-name="ce31"/>
          <table:table-cell/>
          <table:table-cell table:style-name="ce32"/>
          <table:table-cell table:formula="of:=CONCATENATE([.B316];&quot;;&quot;;[.C316];&quot;;&quot;;[.D316];&quot;;&quot;;[.E316];&quot;;&quot;;[.F316];&quot;;&quot;;[.G316];&quot;;&quot;;[.H316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31"/>
          <table:table-cell/>
          <table:table-cell table:style-name="ce32"/>
          <table:table-cell table:formula="of:=CONCATENATE([.B317];&quot;;&quot;;[.C317];&quot;;&quot;;[.D317];&quot;;&quot;;[.E317];&quot;;&quot;;[.F317];&quot;;&quot;;[.G317];&quot;;&quot;;[.H317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31"/>
          <table:table-cell/>
          <table:table-cell table:style-name="ce32"/>
          <table:table-cell table:formula="of:=CONCATENATE([.B318];&quot;;&quot;;[.C318];&quot;;&quot;;[.D318];&quot;;&quot;;[.E318];&quot;;&quot;;[.F318];&quot;;&quot;;[.G318];&quot;;&quot;;[.H318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31"/>
          <table:table-cell/>
          <table:table-cell table:style-name="ce32"/>
          <table:table-cell table:formula="of:=CONCATENATE([.B319];&quot;;&quot;;[.C319];&quot;;&quot;;[.D319];&quot;;&quot;;[.E319];&quot;;&quot;;[.F319];&quot;;&quot;;[.G319];&quot;;&quot;;[.H319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31"/>
          <table:table-cell/>
          <table:table-cell table:style-name="ce32"/>
          <table:table-cell table:formula="of:=CONCATENATE([.B320];&quot;;&quot;;[.C320];&quot;;&quot;;[.D320];&quot;;&quot;;[.E320];&quot;;&quot;;[.F320];&quot;;&quot;;[.G320];&quot;;&quot;;[.H320])" office:value-type="string" office:string-value=";;;;;;" calcext:value-type="string">
            <text:p>;;;;;;</text:p>
          </table:table-cell>
          <table:table-cell table:number-columns-repeated="1014"/>
        </table:table-row>
        <table:table-row table:style-name="ro2" table:number-rows-repeated="10482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teirinhas ja impressas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formula="of:=CONCATENATE(&quot;Já foram impressas &quot;; COUNTIF([.B4:.B768];&quot;&lt;&gt;&quot;); &quot; carteirinhas (cerca de &quot;;COUNTIF([.B4:.B768];&quot;&lt;&gt;&quot;)/4;&quot; folhas)&quot;)" office:value-type="string" office:string-value="Já foram impressas 0 carteirinhas (cerca de 0 folhas)" calcext:value-type="string" table:number-columns-spanned="8" table:number-rows-spanned="2">
            <text:p>Já foram impressas 0 carteirinhas (cerca de 0 folhas)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5" office:value-type="string" calcext:value-type="string">
            <text:p>Leva</text:p>
          </table:table-cell>
          <table:table-cell table:style-name="ce35" office:value-type="string" calcext:value-type="string">
            <text:p>Nome</text:p>
          </table:table-cell>
          <table:table-cell table:style-name="ce35" office:value-type="string" calcext:value-type="string">
            <text:p>Curso</text:p>
          </table:table-cell>
          <table:table-cell table:style-name="ce35" office:value-type="string" calcext:value-type="string">
            <text:p>Expiração</text:p>
          </table:table-cell>
          <table:table-cell table:style-name="ce35" office:value-type="string" calcext:value-type="string">
            <text:p>RG</text:p>
          </table:table-cell>
          <table:table-cell table:style-name="ce35" office:value-type="string" calcext:value-type="string">
            <text:p>Nascimento</text:p>
          </table:table-cell>
          <table:table-cell table:style-name="ce35" office:value-type="string" calcext:value-type="string">
            <text:p>Matrícula</text:p>
          </table:table-cell>
          <table:table-cell table:style-name="ce35" office:value-type="string" calcext:value-type="string">
            <text:p>Apelido</text:p>
          </table:table-cell>
          <table:table-cell table:number-columns-repeated="1016"/>
        </table:table-row>
        <table:table-row table:style-name="ro1" table:number-rows-repeated="5">
          <table:table-cell table:style-name="ce36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>
          <table:table-cell table:style-name="ce36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6"/>
          <table:table-cell table:number-columns-repeated="1017"/>
        </table:table-row>
        <table:table-row table:style-name="ro1">
          <table:table-cell table:style-name="ce36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221"/>
          <table:table-cell table:style-name="ce12" table:number-columns-repeated="3"/>
          <table:table-cell table:style-name="ce167"/>
          <table:table-cell table:number-columns-repeated="1017"/>
        </table:table-row>
        <table:table-row table:style-name="ro1" table:number-rows-repeated="7">
          <table:table-cell table:style-name="ce36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87" table:number-columns-repeated="2"/>
          <table:table-cell table:style-name="ce16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 table:number-rows-repeated="16">
          <table:table-cell table:style-name="ce36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number-columns-repeated="1017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31"/>
          <table:table-cell table:style-name="ce221"/>
          <table:table-cell table:number-columns-repeated="1016"/>
        </table:table-row>
        <table:table-row table:style-name="ro1" table:number-rows-repeated="6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3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221"/>
          <table:table-cell table:style-name="ce12"/>
          <table:table-cell table:style-name="ce87" table:number-columns-repeated="2"/>
          <table:table-cell table:style-name="ce16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 table:number-rows-repeated="6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88" table:number-columns-repeated="2"/>
          <table:table-cell table:style-name="ce169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 table:number-rows-repeated="4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95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95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5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5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5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95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5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31"/>
          <table:table-cell table:style-name="ce12"/>
          <table:table-cell table:style-name="ce25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5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84"/>
          <table:table-cell table:style-name="ce13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221" table:number-columns-repeated="2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 table:number-rows-repeated="7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170"/>
          <table:table-cell table:style-name="ce212"/>
          <table:table-cell table:number-columns-repeated="1016"/>
        </table:table-row>
        <table:table-row table:style-name="ro1" table:number-rows-repeated="20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 table:number-columns-repeated="3"/>
          <table:table-cell table:style-name="ce31"/>
          <table:table-cell table:style-name="ce221"/>
          <table:table-cell table:number-columns-repeated="1016"/>
        </table:table-row>
        <table:table-row table:style-name="ro1" table:number-rows-repeated="6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 table:number-columns-repeated="3"/>
          <table:table-cell table:style-name="ce31"/>
          <table:table-cell table:style-name="ce221"/>
          <table:table-cell table:number-columns-repeated="1016"/>
        </table:table-row>
        <table:table-row table:style-name="ro1" table:number-rows-repeated="7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number-columns-repeated="1017"/>
        </table:table-row>
        <table:table-row table:style-name="ro1" table:number-rows-repeated="8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 table:number-rows-repeated="7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118"/>
          <table:table-cell table:style-name="ce212"/>
          <table:table-cell table:number-columns-repeated="1016"/>
        </table:table-row>
        <table:table-row table:style-name="ro1" table:number-rows-repeated="2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8"/>
          <table:table-cell table:style-name="ce143"/>
          <table:table-cell table:style-name="ce171"/>
          <table:table-cell table:number-columns-repeated="1017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95" table:number-columns-repeated="2"/>
          <table:table-cell table:style-name="ce25"/>
          <table:table-cell table:style-name="ce198"/>
          <table:table-cell table:number-columns-repeated="1016"/>
        </table:table-row>
        <table:table-row table:style-name="ro1" table:number-rows-repeated="3">
          <table:table-cell table:style-name="ce36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 table:number-rows-repeated="3">
          <table:table-cell table:style-name="ce36"/>
          <table:table-cell/>
          <table:table-cell table:style-name="ce221"/>
          <table:table-cell table:style-name="ce12"/>
          <table:table-cell table:style-name="ce99"/>
          <table:table-cell table:style-name="ce13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99"/>
          <table:table-cell table:style-name="ce13"/>
          <table:table-cell table:style-name="ce173"/>
          <table:table-cell table:number-columns-repeated="1017"/>
        </table:table-row>
        <table:table-row table:style-name="ro1" table:number-rows-repeated="2">
          <table:table-cell table:style-name="ce36"/>
          <table:table-cell/>
          <table:table-cell table:style-name="ce221"/>
          <table:table-cell table:style-name="ce12"/>
          <table:table-cell table:style-name="ce99"/>
          <table:table-cell table:style-name="ce13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99"/>
          <table:table-cell table:style-name="ce13"/>
          <table:table-cell table:style-name="ce173"/>
          <table:table-cell table:style-name="ce221"/>
          <table:table-cell table:number-columns-repeated="1016"/>
        </table:table-row>
        <table:table-row table:style-name="ro1" table:number-rows-repeated="3">
          <table:table-cell table:style-name="ce36"/>
          <table:table-cell/>
          <table:table-cell table:style-name="ce221"/>
          <table:table-cell table:style-name="ce12"/>
          <table:table-cell table:style-name="ce99"/>
          <table:table-cell table:style-name="ce13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0"/>
          <table:table-cell table:style-name="ce9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6"/>
          <table:table-cell table:style-name="ce221"/>
          <table:table-cell table:style-name="ce12"/>
          <table:table-cell table:style-name="ce100"/>
          <table:table-cell table:style-name="ce144"/>
          <table:table-cell table:style-name="ce174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6"/>
          <table:table-cell table:style-name="ce221"/>
          <table:table-cell table:style-name="ce12"/>
          <table:table-cell table:style-name="ce96"/>
          <table:table-cell table:style-name="ce92"/>
          <table:table-cell table:style-name="ce17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0"/>
          <table:table-cell table:style-name="ce92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01"/>
          <table:table-cell table:style-name="ce95"/>
          <table:table-cell table:style-name="ce172"/>
          <table:table-cell table:number-columns-repeated="1017"/>
        </table:table-row>
        <table:table-row table:style-name="ro1">
          <table:table-cell table:style-name="ce36"/>
          <table:table-cell table:style-name="ce46"/>
          <table:table-cell table:style-name="ce221"/>
          <table:table-cell table:style-name="ce12"/>
          <table:table-cell table:style-name="ce100"/>
          <table:table-cell table:style-name="ce92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7"/>
          <table:table-cell table:style-name="ce221"/>
          <table:table-cell table:style-name="ce12"/>
          <table:table-cell table:style-name="ce96"/>
          <table:table-cell table:style-name="ce92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6"/>
          <table:table-cell table:style-name="ce9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8"/>
          <table:table-cell table:style-name="ce221"/>
          <table:table-cell table:style-name="ce12"/>
          <table:table-cell table:style-name="ce96"/>
          <table:table-cell table:style-name="ce92"/>
          <table:table-cell table:style-name="ce12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6"/>
          <table:table-cell table:style-name="ce92"/>
          <table:table-cell table:style-name="ce172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3"/>
          <table:table-cell table:style-name="ce221"/>
          <table:table-cell table:style-name="ce12"/>
          <table:table-cell table:style-name="ce96"/>
          <table:table-cell table:style-name="ce92"/>
          <table:table-cell table:style-name="ce17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6"/>
          <table:table-cell table:style-name="ce92"/>
          <table:table-cell table:style-name="ce174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6"/>
          <table:table-cell table:style-name="ce221"/>
          <table:table-cell table:style-name="ce12"/>
          <table:table-cell table:style-name="ce96"/>
          <table:table-cell table:style-name="ce92"/>
          <table:table-cell table:style-name="ce17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6"/>
          <table:table-cell table:style-name="ce9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102" table:number-columns-repeated="2"/>
          <table:table-cell table:style-name="ce176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6"/>
          <table:table-cell table:style-name="ce9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6"/>
          <table:table-cell table:style-name="ce145"/>
          <table:table-cell table:style-name="ce17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9"/>
          <table:table-cell table:style-name="ce221"/>
          <table:table-cell table:style-name="ce12"/>
          <table:table-cell table:style-name="ce31"/>
          <table:table-cell table:style-name="ce1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0"/>
          <table:table-cell table:style-name="ce221"/>
          <table:table-cell table:style-name="ce12"/>
          <table:table-cell table:style-name="ce10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1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1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1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102" table:number-columns-repeated="2"/>
          <table:table-cell table:style-name="ce176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2" table:number-columns-repeated="2"/>
          <table:table-cell table:style-name="ce25"/>
          <table:table-cell table:number-columns-repeated="1017"/>
        </table:table-row>
        <table:table-row table:style-name="ro1" table:number-rows-repeated="2">
          <table:table-cell table:style-name="ce36"/>
          <table:table-cell table:style-name="ce51"/>
          <table:table-cell table:style-name="ce53"/>
          <table:table-cell table:style-name="ce85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2"/>
          <table:table-cell table:style-name="ce53"/>
          <table:table-cell table:style-name="ce85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1"/>
          <table:table-cell table:style-name="ce53"/>
          <table:table-cell table:style-name="ce85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 table:number-columns-repeated="2"/>
          <table:table-cell table:style-name="ce85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1"/>
          <table:table-cell table:style-name="ce53"/>
          <table:table-cell table:style-name="ce85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/>
          <table:table-cell table:style-name="ce53"/>
          <table:table-cell table:style-name="ce12"/>
          <table:table-cell table:style-name="ce10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53"/>
          <table:table-cell table:style-name="ce12"/>
          <table:table-cell table:style-name="ce92" table:number-columns-repeated="2"/>
          <table:table-cell table:style-name="ce25"/>
          <table:table-cell table:number-columns-repeated="1017"/>
        </table:table-row>
        <table:table-row table:style-name="ro1">
          <table:table-cell table:style-name="ce36"/>
          <table:table-cell table:style-name="ce54"/>
          <table:table-cell table:style-name="ce53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5" table:number-columns-repeated="2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6"/>
          <table:table-cell table:style-name="ce55"/>
          <table:table-cell table:style-name="ce86"/>
          <table:table-cell table:style-name="ce104" table:number-columns-repeated="2"/>
          <table:table-cell table:style-name="ce17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6"/>
          <table:table-cell table:style-name="ce55"/>
          <table:table-cell table:style-name="ce86"/>
          <table:table-cell table:style-name="ce104" table:number-columns-repeated="2"/>
          <table:table-cell table:style-name="ce179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6"/>
          <table:table-cell table:style-name="ce55"/>
          <table:table-cell table:style-name="ce86"/>
          <table:table-cell table:style-name="ce104" table:number-columns-repeated="2"/>
          <table:table-cell table:style-name="ce17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5" table:number-columns-repeated="2"/>
          <table:table-cell table:style-name="ce86"/>
          <table:table-cell table:style-name="ce104" table:number-columns-repeated="2"/>
          <table:table-cell table:style-name="ce17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6"/>
          <table:table-cell table:style-name="ce55"/>
          <table:table-cell table:style-name="ce86"/>
          <table:table-cell table:style-name="ce104" table:number-columns-repeated="2"/>
          <table:table-cell table:style-name="ce17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12"/>
          <table:table-cell table:style-name="ce105"/>
          <table:table-cell table:style-name="ce87"/>
          <table:table-cell table:style-name="ce17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7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number-columns-repeated="1017"/>
        </table:table-row>
        <table:table-row table:style-name="ro1">
          <table:table-cell table:style-name="ce36"/>
          <table:table-cell table:style-name="ce221"/>
          <table:table-cell table:style-name="ce55"/>
          <table:table-cell table:style-name="ce12"/>
          <table:table-cell table:style-name="ce87" table:number-columns-repeated="2"/>
          <table:table-cell table:style-name="ce17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number-columns-repeated="1017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87"/>
          <table:table-cell table:style-name="ce97" table:number-columns-repeated="2"/>
          <table:table-cell table:style-name="ce18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87"/>
          <table:table-cell table:style-name="ce97" table:number-columns-repeated="2"/>
          <table:table-cell table:style-name="ce180"/>
          <table:table-cell table:number-columns-repeated="1017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87"/>
          <table:table-cell table:style-name="ce97" table:number-columns-repeated="2"/>
          <table:table-cell table:style-name="ce18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87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87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/>
          <table:table-cell table:style-name="ce55"/>
          <table:table-cell table:style-name="ce12"/>
          <table:table-cell table:style-name="ce87" table:number-columns-repeated="2"/>
          <table:table-cell table:style-name="ce171"/>
          <table:table-cell table:style-name="ce221"/>
          <table:table-cell table:number-columns-repeated="1016"/>
        </table:table-row>
        <table:table-row table:style-name="ro1" table:number-rows-repeated="4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1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55"/>
          <table:table-cell table:style-name="ce86"/>
          <table:table-cell table:style-name="ce97" table:number-columns-repeated="2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7"/>
          <table:table-cell table:style-name="ce55"/>
          <table:table-cell table:style-name="ce88"/>
          <table:table-cell table:style-name="ce104" table:number-columns-repeated="2"/>
          <table:table-cell table:style-name="ce183"/>
          <table:table-cell table:number-columns-repeated="1017"/>
        </table:table-row>
        <table:table-row table:style-name="ro1">
          <table:table-cell table:style-name="ce36"/>
          <table:table-cell table:style-name="ce44"/>
          <table:table-cell table:style-name="ce55"/>
          <table:table-cell table:style-name="ce88"/>
          <table:table-cell table:style-name="ce104" table:number-columns-repeated="2"/>
          <table:table-cell table:style-name="ce17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8"/>
          <table:table-cell table:style-name="ce221"/>
          <table:table-cell table:style-name="ce86"/>
          <table:table-cell table:style-name="ce104" table:number-columns-repeated="2"/>
          <table:table-cell table:style-name="ce184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36"/>
          <table:table-cell table:style-name="ce95"/>
          <table:table-cell table:style-name="ce25"/>
          <table:table-cell table:number-columns-repeated="1017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6" table:number-columns-repeated="2"/>
          <table:table-cell table:style-name="ce17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5"/>
          <table:table-cell table:style-name="ce87"/>
          <table:table-cell table:style-name="ce171"/>
          <table:table-cell table:number-columns-repeated="1017"/>
        </table:table-row>
        <table:table-row table:style-name="ro1">
          <table:table-cell table:style-name="ce36"/>
          <table:table-cell table:style-name="ce59"/>
          <table:table-cell table:style-name="ce221"/>
          <table:table-cell table:style-name="ce85"/>
          <table:table-cell table:style-name="ce107" table:number-columns-repeated="2"/>
          <table:table-cell table:style-name="ce119"/>
          <table:table-cell table:number-columns-repeated="1017"/>
        </table:table-row>
        <table:table-row table:style-name="ro1" table:number-rows-repeated="2">
          <table:table-cell table:style-name="ce36"/>
          <table:table-cell table:style-name="ce53"/>
          <table:table-cell table:style-name="ce221"/>
          <table:table-cell table:style-name="ce85"/>
          <table:table-cell table:style-name="ce108"/>
          <table:table-cell table:style-name="ce106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0"/>
          <table:table-cell table:style-name="ce221"/>
          <table:table-cell table:style-name="ce85"/>
          <table:table-cell table:style-name="ce109"/>
          <table:table-cell table:style-name="ce146"/>
          <table:table-cell table:style-name="ce173"/>
          <table:table-cell table:number-columns-repeated="1017"/>
        </table:table-row>
        <table:table-row table:style-name="ro1">
          <table:table-cell table:style-name="ce36"/>
          <table:table-cell table:style-name="ce61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number-columns-repeated="1017"/>
        </table:table-row>
        <table:table-row table:style-name="ro1" table:number-rows-repeated="5">
          <table:table-cell table:style-name="ce36"/>
          <table:table-cell table:style-name="ce61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1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number-columns-repeated="1017"/>
        </table:table-row>
        <table:table-row table:style-name="ro1" table:number-rows-repeated="5">
          <table:table-cell table:style-name="ce36"/>
          <table:table-cell table:style-name="ce61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1"/>
          <table:table-cell table:style-name="ce221"/>
          <table:table-cell table:style-name="ce85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61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92" table:number-columns-repeated="2"/>
          <table:table-cell table:style-name="ce11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1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2"/>
          <table:table-cell table:style-name="ce221"/>
          <table:table-cell table:style-name="ce12"/>
          <table:table-cell table:style-name="ce102" table:number-columns-repeated="2"/>
          <table:table-cell table:style-name="ce18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9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number-columns-repeated="1017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number-columns-repeated="1017"/>
        </table:table-row>
        <table:table-row table:style-name="ro1">
          <table:table-cell table:style-name="ce36"/>
          <table:table-cell/>
          <table:table-cell table:style-name="ce221"/>
          <table:table-cell table:style-name="ce12"/>
          <table:table-cell table:style-name="ce110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2"/>
          <table:table-cell table:style-name="ce221"/>
          <table:table-cell table:style-name="ce12"/>
          <table:table-cell table:style-name="ce106" table:number-columns-repeated="2"/>
          <table:table-cell table:style-name="ce117"/>
          <table:table-cell table:number-columns-repeated="1017"/>
        </table:table-row>
        <table:table-row table:style-name="ro1">
          <table:table-cell table:style-name="ce36"/>
          <table:table-cell table:style-name="ce63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5"/>
          <table:table-cell table:style-name="ce221"/>
          <table:table-cell table:style-name="ce12"/>
          <table:table-cell table:style-name="ce103" table:number-columns-repeated="2"/>
          <table:table-cell table:style-name="ce169"/>
          <table:table-cell table:number-columns-repeated="1017"/>
        </table:table-row>
        <table:table-row table:style-name="ro1" table:number-rows-repeated="2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/>
          <table:table-cell table:style-name="ce103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5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 table:number-rows-repeated="4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4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92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7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1"/>
          <table:table-cell table:style-name="ce55"/>
          <table:table-cell table:style-name="ce12"/>
          <table:table-cell table:style-name="ce92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55"/>
          <table:table-cell table:style-name="ce12"/>
          <table:table-cell table:style-name="ce92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1"/>
          <table:table-cell table:style-name="ce221"/>
          <table:table-cell table:style-name="ce85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1"/>
          <table:table-cell table:style-name="ce221"/>
          <table:table-cell table:style-name="ce85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103" table:number-columns-repeated="2"/>
          <table:table-cell table:style-name="ce11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3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6"/>
          <table:table-cell table:style-name="ce83"/>
          <table:table-cell table:style-name="ce12"/>
          <table:table-cell table:style-name="ce111" table:number-columns-repeated="2"/>
          <table:table-cell table:style-name="ce186"/>
          <table:table-cell table:style-name="ce221"/>
          <table:table-cell table:number-columns-repeated="1016"/>
        </table:table-row>
        <table:table-row table:style-name="ro1">
          <table:table-cell table:style-name="ce37"/>
          <table:table-cell table:style-name="ce39" table:number-columns-repeated="2"/>
          <table:table-cell table:style-name="ce89"/>
          <table:table-cell table:style-name="ce112"/>
          <table:table-cell table:style-name="ce147"/>
          <table:table-cell table:style-name="ce187"/>
          <table:table-cell table:style-name="ce213"/>
          <table:table-cell table:number-columns-repeated="1016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 table:number-rows-repeated="3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 table:number-rows-repeated="3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88" table:number-columns-repeated="2"/>
          <table:table-cell table:style-name="ce16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87" table:number-columns-repeated="2"/>
          <table:table-cell table:style-name="ce171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2"/>
          <table:table-cell table:style-name="ce147"/>
          <table:table-cell table:style-name="ce187"/>
          <table:table-cell table:number-columns-repeated="1017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90" table:number-columns-repeated="3"/>
          <table:table-cell table:style-name="ce18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4"/>
          <table:table-cell table:style-name="ce221"/>
          <table:table-cell table:style-name="ce91"/>
          <table:table-cell table:style-name="ce87"/>
          <table:table-cell table:style-name="ce148"/>
          <table:table-cell table:style-name="ce44"/>
          <table:table-cell table:style-name="ce67"/>
          <table:table-cell table:number-columns-repeated="1016"/>
        </table:table-row>
        <table:table-row table:style-name="ro1">
          <table:table-cell table:style-name="ce31"/>
          <table:table-cell table:style-name="ce67" table:number-columns-repeated="2"/>
          <table:table-cell table:style-name="ce92"/>
          <table:table-cell table:style-name="ce87" table:number-columns-repeated="2"/>
          <table:table-cell table:style-name="ce171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40"/>
          <table:table-cell table:style-name="ce221"/>
          <table:table-cell table:style-name="ce93"/>
          <table:table-cell table:style-name="ce106" table:number-columns-repeated="2"/>
          <table:table-cell table:style-name="ce189"/>
          <table:table-cell table:style-name="ce17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94"/>
          <table:table-cell table:style-name="ce12" table:number-columns-repeated="2"/>
          <table:table-cell table:style-name="ce115"/>
          <table:table-cell table:style-name="ce221"/>
          <table:table-cell table:number-columns-repeated="1016"/>
        </table:table-row>
        <table:table-row table:style-name="ro1">
          <table:table-cell table:style-name="ce38"/>
          <table:table-cell table:style-name="ce44"/>
          <table:table-cell table:style-name="ce221"/>
          <table:table-cell table:style-name="ce12"/>
          <table:table-cell table:style-name="ce87"/>
          <table:table-cell table:style-name="ce148"/>
          <table:table-cell table:style-name="ce190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0"/>
          <table:table-cell table:style-name="ce221"/>
          <table:table-cell table:style-name="ce12"/>
          <table:table-cell table:style-name="ce104" table:number-columns-repeated="2"/>
          <table:table-cell table:style-name="ce191"/>
          <table:table-cell table:number-columns-repeated="1017"/>
        </table:table-row>
        <table:table-row table:style-name="ro1">
          <table:table-cell table:style-name="ce36"/>
          <table:table-cell table:style-name="ce44"/>
          <table:table-cell table:style-name="ce221"/>
          <table:table-cell table:style-name="ce12"/>
          <table:table-cell table:style-name="ce113"/>
          <table:table-cell table:style-name="ce149"/>
          <table:table-cell table:style-name="ce192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7"/>
          <table:table-cell table:style-name="ce221"/>
          <table:table-cell table:style-name="ce12"/>
          <table:table-cell table:style-name="ce114"/>
          <table:table-cell table:style-name="ce97"/>
          <table:table-cell table:style-name="ce191"/>
          <table:table-cell table:number-columns-repeated="1017"/>
        </table:table-row>
        <table:table-row table:style-name="ro1">
          <table:table-cell table:style-name="ce36"/>
          <table:table-cell table:style-name="ce44"/>
          <table:table-cell table:style-name="ce221"/>
          <table:table-cell table:style-name="ce12"/>
          <table:table-cell table:style-name="ce85" table:number-columns-repeated="2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221"/>
          <table:table-cell table:style-name="ce12"/>
          <table:table-cell table:style-name="ce105"/>
          <table:table-cell table:style-name="ce148"/>
          <table:table-cell table:style-name="ce194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8"/>
          <table:table-cell table:style-name="ce221"/>
          <table:table-cell table:style-name="ce12"/>
          <table:table-cell table:style-name="ce115"/>
          <table:table-cell table:style-name="ce150"/>
          <table:table-cell table:style-name="ce194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9"/>
          <table:table-cell table:style-name="ce221"/>
          <table:table-cell table:style-name="ce12"/>
          <table:table-cell table:style-name="ce116"/>
          <table:table-cell table:style-name="ce151"/>
          <table:table-cell table:style-name="ce195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9"/>
          <table:table-cell table:style-name="ce221"/>
          <table:table-cell table:style-name="ce12" table:number-columns-repeated="3"/>
          <table:table-cell table:style-name="ce121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8"/>
          <table:table-cell table:style-name="ce143"/>
          <table:table-cell table:style-name="ce196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7"/>
          <table:table-cell table:style-name="ce221"/>
          <table:table-cell table:style-name="ce12"/>
          <table:table-cell table:style-name="ce113"/>
          <table:table-cell table:style-name="ce88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 table:number-columns-repeated="3"/>
          <table:table-cell table:style-name="ce196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221"/>
          <table:table-cell table:style-name="ce12" table:number-columns-repeated="3"/>
          <table:table-cell table:style-name="ce196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4"/>
          <table:table-cell table:style-name="ce221"/>
          <table:table-cell table:style-name="ce12"/>
          <table:table-cell table:style-name="ce113"/>
          <table:table-cell table:style-name="ce88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0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9"/>
          <table:table-cell table:style-name="ce146"/>
          <table:table-cell table:style-name="ce193"/>
          <table:table-cell table:number-columns-repeated="1017"/>
        </table:table-row>
        <table:table-row table:style-name="ro1">
          <table:table-cell table:style-name="ce36"/>
          <table:table-cell table:style-name="ce43"/>
          <table:table-cell table:style-name="ce221"/>
          <table:table-cell table:style-name="ce12"/>
          <table:table-cell table:style-name="ce103" table:number-columns-repeated="2"/>
          <table:table-cell table:style-name="ce17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17"/>
          <table:table-cell table:style-name="ce103"/>
          <table:table-cell table:style-name="ce17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18"/>
          <table:table-cell table:style-name="ce92"/>
          <table:table-cell table:style-name="ce98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18"/>
          <table:table-cell table:style-name="ce92"/>
          <table:table-cell table:style-name="ce10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18"/>
          <table:table-cell table:style-name="ce92"/>
          <table:table-cell table:style-name="ce19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19"/>
          <table:table-cell table:style-name="ce85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20"/>
          <table:table-cell table:style-name="ce152"/>
          <table:table-cell table:style-name="ce197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0"/>
          <table:table-cell table:style-name="ce221"/>
          <table:table-cell table:style-name="ce12"/>
          <table:table-cell table:style-name="ce121"/>
          <table:table-cell table:style-name="ce153"/>
          <table:table-cell table:style-name="ce194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1"/>
          <table:table-cell table:style-name="ce221"/>
          <table:table-cell table:style-name="ce12"/>
          <table:table-cell table:style-name="ce122"/>
          <table:table-cell table:style-name="ce153"/>
          <table:table-cell table:style-name="ce194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23"/>
          <table:table-cell table:style-name="ce126"/>
          <table:table-cell table:style-name="ce98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85"/>
          <table:table-cell table:style-name="ce119"/>
          <table:table-cell table:style-name="ce85"/>
          <table:table-cell table:style-name="ce109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23"/>
          <table:table-cell table:style-name="ce126"/>
          <table:table-cell table:style-name="ce98"/>
          <table:table-cell table:number-columns-repeated="1017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92" table:number-columns-repeated="2"/>
          <table:table-cell table:style-name="ce113"/>
          <table:table-cell table:number-columns-repeated="1017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3" table:number-columns-repeated="2"/>
          <table:table-cell table:style-name="ce11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19"/>
          <table:table-cell table:style-name="ce154"/>
          <table:table-cell table:style-name="ce16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6"/>
          <table:table-cell table:style-name="ce221"/>
          <table:table-cell table:style-name="ce12"/>
          <table:table-cell table:style-name="ce117"/>
          <table:table-cell table:style-name="ce103"/>
          <table:table-cell table:style-name="ce169"/>
          <table:table-cell table:style-name="ce221"/>
          <table:table-cell table:number-columns-repeated="1016"/>
        </table:table-row>
        <table:table-row table:style-name="ro1">
          <table:table-cell table:style-name="ce37"/>
          <table:table-cell table:style-name="ce53"/>
          <table:table-cell table:style-name="ce221"/>
          <table:table-cell table:style-name="ce12"/>
          <table:table-cell table:style-name="ce85" table:number-columns-repeated="2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2"/>
          <table:table-cell table:style-name="ce67"/>
          <table:table-cell table:style-name="ce92"/>
          <table:table-cell table:style-name="ce88" table:number-columns-repeated="2"/>
          <table:table-cell table:style-name="ce169"/>
          <table:table-cell table:style-name="ce171"/>
          <table:table-cell table:number-columns-repeated="1016"/>
        </table:table-row>
        <table:table-row table:style-name="ro1">
          <table:table-cell table:style-name="ce31"/>
          <table:table-cell table:style-name="ce42"/>
          <table:table-cell table:style-name="ce221"/>
          <table:table-cell table:style-name="ce12"/>
          <table:table-cell table:style-name="ce92" table:number-columns-repeated="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9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/>
          <table:table-cell table:style-name="ce39"/>
          <table:table-cell table:style-name="ce89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/>
          <table:table-cell table:style-name="ce55"/>
          <table:table-cell table:style-name="ce85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3"/>
          <table:table-cell table:style-name="ce221"/>
          <table:table-cell table:style-name="ce12"/>
          <table:table-cell table:style-name="ce124" table:number-columns-repeated="2"/>
          <table:table-cell table:style-name="ce199"/>
          <table:table-cell table:number-columns-repeated="1017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12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61"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4"/>
          <table:table-cell table:style-name="ce221"/>
          <table:table-cell table:style-name="ce12"/>
          <table:table-cell table:style-name="ce125"/>
          <table:table-cell table:style-name="ce155"/>
          <table:table-cell table:style-name="ce200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87"/>
          <table:table-cell table:style-name="ce109"/>
          <table:table-cell table:style-name="ce146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26" table:number-columns-repeated="2"/>
          <table:table-cell table:style-name="ce201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8"/>
          <table:table-cell table:style-name="ce92"/>
          <table:table-cell table:style-name="ce196"/>
          <table:table-cell table:number-columns-repeated="1017"/>
        </table:table-row>
        <table:table-row table:style-name="ro1">
          <table:table-cell table:style-name="ce31"/>
          <table:table-cell table:style-name="ce46"/>
          <table:table-cell table:style-name="ce221"/>
          <table:table-cell table:style-name="ce12"/>
          <table:table-cell table:style-name="ce118"/>
          <table:table-cell table:style-name="ce92"/>
          <table:table-cell table:style-name="ce98"/>
          <table:table-cell table:number-columns-repeated="1017"/>
        </table:table-row>
        <table:table-row table:style-name="ro1">
          <table:table-cell table:style-name="ce38"/>
          <table:table-cell table:style-name="ce59"/>
          <table:table-cell table:style-name="ce221"/>
          <table:table-cell table:style-name="ce12"/>
          <table:table-cell table:style-name="ce110" table:number-columns-repeated="2"/>
          <table:table-cell table:style-name="ce173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0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3"/>
          <table:table-cell table:style-name="ce221"/>
          <table:table-cell table:style-name="ce85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0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 table:number-rows-repeated="2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85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0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3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9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95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5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95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08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3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7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 table:number-rows-repeated="2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27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4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0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9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98"/>
          <table:table-cell table:style-name="ce143"/>
          <table:table-cell table:style-name="ce196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7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0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49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85"/>
          <table:table-cell table:style-name="ce189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08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95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60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6"/>
          <table:table-cell table:style-name="ce45"/>
          <table:table-cell table:style-name="ce221"/>
          <table:table-cell table:style-name="ce12"/>
          <table:table-cell table:style-name="ce113"/>
          <table:table-cell table:style-name="ce88"/>
          <table:table-cell table:style-name="ce169"/>
          <table:table-cell table:number-columns-repeated="1017"/>
        </table:table-row>
        <table:table-row table:style-name="ro1">
          <table:table-cell table:style-name="ce36"/>
          <table:table-cell table:style-name="ce221" table:number-columns-repeated="2"/>
          <table:table-cell table:style-name="ce12"/>
          <table:table-cell table:style-name="ce85" table:number-columns-repeated="2"/>
          <table:table-cell table:style-name="ce119"/>
          <table:table-cell table:number-columns-repeated="1017"/>
        </table:table-row>
        <table:table-row table:style-name="ro1">
          <table:table-cell table:style-name="ce37"/>
          <table:table-cell table:style-name="ce221" table:number-columns-repeated="2"/>
          <table:table-cell table:style-name="ce12"/>
          <table:table-cell table:style-name="ce23" table:number-columns-repeated="2"/>
          <table:table-cell table:style-name="ce202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95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85" table:number-columns-repeated="2"/>
          <table:table-cell table:style-name="ce202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85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6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08"/>
          <table:table-cell table:style-name="ce106"/>
          <table:table-cell table:style-name="ce189"/>
          <table:table-cell table:number-columns-repeated="1017"/>
        </table:table-row>
        <table:table-row table:style-name="ro1" table:number-rows-repeated="2">
          <table:table-cell table:style-name="ce31"/>
          <table:table-cell table:style-name="ce221" table:number-columns-repeated="2"/>
          <table:table-cell table:style-name="ce12"/>
          <table:table-cell table:style-name="ce85" table:number-columns-repeated="2"/>
          <table:table-cell table:style-name="ce202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128" table:number-columns-repeated="2"/>
          <table:table-cell table:style-name="ce20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3"/>
          <table:table-cell table:style-name="ce221"/>
          <table:table-cell table:style-name="ce12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129"/>
          <table:table-cell table:style-name="ce141"/>
          <table:table-cell table:style-name="ce204"/>
          <table:table-cell table:style-name="ce25"/>
          <table:table-cell table:number-columns-repeated="1016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12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 table:number-columns-repeated="3"/>
          <table:table-cell table:style-name="ce205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36"/>
          <table:table-cell table:style-name="ce95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 table:number-columns-repeated="3"/>
          <table:table-cell table:style-name="ce31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4"/>
          <table:table-cell table:style-name="ce221"/>
          <table:table-cell table:style-name="ce12" table:number-columns-repeated="3"/>
          <table:table-cell table:style-name="ce205"/>
          <table:table-cell table:number-columns-repeated="1017"/>
        </table:table-row>
        <table:table-row table:style-name="ro1">
          <table:table-cell table:style-name="ce31"/>
          <table:table-cell table:style-name="ce60"/>
          <table:table-cell table:style-name="ce221"/>
          <table:table-cell table:style-name="ce12" table:number-columns-repeated="3"/>
          <table:table-cell table:style-name="ce180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30"/>
          <table:table-cell table:style-name="ce156"/>
          <table:table-cell table:style-name="ce204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98"/>
          <table:table-cell table:style-name="ce12"/>
          <table:table-cell table:style-name="ce196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36"/>
          <table:table-cell table:style-name="ce12"/>
          <table:table-cell table:style-name="ce1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1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6"/>
          <table:table-cell table:style-name="ce221"/>
          <table:table-cell table:style-name="ce12"/>
          <table:table-cell table:style-name="ce117"/>
          <table:table-cell table:style-name="ce1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17"/>
          <table:table-cell table:style-name="ce12"/>
          <table:table-cell table:style-name="ce17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109"/>
          <table:table-cell table:style-name="ce143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77"/>
          <table:table-cell table:style-name="ce221"/>
          <table:table-cell table:style-name="ce12"/>
          <table:table-cell table:style-name="ce109"/>
          <table:table-cell table:style-name="ce146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5"/>
          <table:table-cell table:style-name="ce221"/>
          <table:table-cell table:style-name="ce12"/>
          <table:table-cell table:style-name="ce98"/>
          <table:table-cell table:style-name="ce143"/>
          <table:table-cell table:style-name="ce98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09"/>
          <table:table-cell table:style-name="ce146"/>
          <table:table-cell table:style-name="ce193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46"/>
          <table:table-cell table:style-name="ce221"/>
          <table:table-cell table:style-name="ce12"/>
          <table:table-cell table:style-name="ce129"/>
          <table:table-cell table:style-name="ce141"/>
          <table:table-cell table:style-name="ce204"/>
          <table:table-cell table:number-columns-repeated="1017"/>
        </table:table-row>
        <table:table-row table:style-name="ro1">
          <table:table-cell table:style-name="ce37"/>
          <table:table-cell table:style-name="ce69"/>
          <table:table-cell table:style-name="ce221"/>
          <table:table-cell table:style-name="ce12"/>
          <table:table-cell table:style-name="ce116"/>
          <table:table-cell table:style-name="ce151"/>
          <table:table-cell table:style-name="ce195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31"/>
          <table:table-cell table:style-name="ce157"/>
          <table:table-cell table:style-name="ce206"/>
          <table:table-cell table:style-name="ce42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31"/>
          <table:table-cell table:style-name="ce90"/>
          <table:table-cell table:style-name="ce206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90"/>
          <table:table-cell table:style-name="ce132"/>
          <table:table-cell table:style-name="ce158"/>
          <table:table-cell table:style-name="ce206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33"/>
          <table:table-cell table:style-name="ce159"/>
          <table:table-cell table:style-name="ce133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34"/>
          <table:table-cell table:style-name="ce160"/>
          <table:table-cell table:style-name="ce207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98"/>
          <table:table-cell table:style-name="ce143"/>
          <table:table-cell table:style-name="ce171"/>
          <table:table-cell table:number-columns-repeated="1017"/>
        </table:table-row>
        <table:table-row table:style-name="ro1">
          <table:table-cell table:style-name="ce37"/>
          <table:table-cell table:style-name="ce72"/>
          <table:table-cell table:style-name="ce67"/>
          <table:table-cell table:style-name="ce96"/>
          <table:table-cell table:style-name="ce135" table:number-columns-repeated="2"/>
          <table:table-cell table:style-name="ce208"/>
          <table:table-cell table:style-name="ce214"/>
          <table:table-cell table:number-columns-repeated="1016"/>
        </table:table-row>
        <table:table-row table:style-name="ro1">
          <table:table-cell table:style-name="ce31"/>
          <table:table-cell table:style-name="ce67" table:number-columns-repeated="2"/>
          <table:table-cell table:style-name="ce96"/>
          <table:table-cell table:style-name="ce136" table:number-columns-repeated="2"/>
          <table:table-cell table:style-name="ce209"/>
          <table:table-cell table:style-name="ce215"/>
          <table:table-cell table:number-columns-repeated="1016"/>
        </table:table-row>
        <table:table-row table:style-name="ro1">
          <table:table-cell table:style-name="ce31"/>
          <table:table-cell table:style-name="ce78"/>
          <table:table-cell table:style-name="ce67"/>
          <table:table-cell table:style-name="ce92"/>
          <table:table-cell table:style-name="ce137"/>
          <table:table-cell table:style-name="ce161"/>
          <table:table-cell table:style-name="ce210"/>
          <table:table-cell table:style-name="ce216"/>
          <table:table-cell table:number-columns-repeated="1016"/>
        </table:table-row>
        <table:table-row table:style-name="ro1">
          <table:table-cell table:style-name="ce31"/>
          <table:table-cell table:style-name="ce79"/>
          <table:table-cell table:style-name="ce67"/>
          <table:table-cell table:style-name="ce96"/>
          <table:table-cell table:style-name="ce138"/>
          <table:table-cell table:style-name="ce162"/>
          <table:table-cell table:style-name="ce138"/>
          <table:table-cell table:style-name="ce217"/>
          <table:table-cell table:number-columns-repeated="1016"/>
        </table:table-row>
        <table:table-row table:style-name="ro1">
          <table:table-cell table:style-name="ce31"/>
          <table:table-cell table:style-name="ce67" table:number-columns-repeated="2"/>
          <table:table-cell table:style-name="ce92"/>
          <table:table-cell table:style-name="ce87" table:number-columns-repeated="2"/>
          <table:table-cell table:style-name="ce211"/>
          <table:table-cell table:style-name="ce216"/>
          <table:table-cell table:number-columns-repeated="1016"/>
        </table:table-row>
        <table:table-row table:style-name="ro1">
          <table:table-cell table:style-name="ce31"/>
          <table:table-cell table:style-name="ce78"/>
          <table:table-cell table:style-name="ce67"/>
          <table:table-cell table:style-name="ce92"/>
          <table:table-cell table:style-name="ce139"/>
          <table:table-cell table:style-name="ce162"/>
          <table:table-cell table:style-name="ce138"/>
          <table:table-cell table:style-name="ce217"/>
          <table:table-cell table:number-columns-repeated="1016"/>
        </table:table-row>
        <table:table-row table:style-name="ro1">
          <table:table-cell table:style-name="ce31"/>
          <table:table-cell table:style-name="ce79"/>
          <table:table-cell table:style-name="ce67"/>
          <table:table-cell table:style-name="ce96"/>
          <table:table-cell table:style-name="ce137"/>
          <table:table-cell table:style-name="ce161"/>
          <table:table-cell table:style-name="ce210"/>
          <table:table-cell table:style-name="ce214"/>
          <table:table-cell table:number-columns-repeated="1016"/>
        </table:table-row>
        <table:table-row table:style-name="ro1">
          <table:table-cell table:style-name="ce37"/>
          <table:table-cell table:style-name="ce80"/>
          <table:table-cell table:style-name="ce221"/>
          <table:table-cell table:style-name="ce12"/>
          <table:table-cell table:style-name="ce140"/>
          <table:table-cell table:style-name="ce163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221" table:number-columns-repeated="2"/>
          <table:table-cell table:style-name="ce12"/>
          <table:table-cell table:style-name="ce141" table:number-columns-repeated="2"/>
          <table:table-cell table:style-name="ce204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/>
          <table:table-cell table:style-name="ce221"/>
          <table:table-cell table:style-name="ce12"/>
          <table:table-cell table:style-name="ce13"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1">
          <table:table-cell table:style-name="ce31"/>
          <table:table-cell table:style-name="ce42"/>
          <table:table-cell table:style-name="ce221"/>
          <table:table-cell table:style-name="ce12"/>
          <table:table-cell table:style-name="ce106" table:number-columns-repeated="2"/>
          <table:table-cell table:style-name="ce117"/>
          <table:table-cell table:style-name="ce26"/>
          <table:table-cell table:number-columns-repeated="1016"/>
        </table:table-row>
        <table:table-row table:style-name="ro1">
          <table:table-cell table:style-name="ce37"/>
          <table:table-cell table:style-name="ce81"/>
          <table:table-cell table:style-name="ce221"/>
          <table:table-cell table:style-name="ce12"/>
          <table:table-cell table:style-name="ce140"/>
          <table:table-cell table:style-name="ce163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80"/>
          <table:table-cell table:style-name="ce221"/>
          <table:table-cell table:style-name="ce12"/>
          <table:table-cell table:style-name="ce142"/>
          <table:table-cell table:style-name="ce164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53"/>
          <table:table-cell table:style-name="ce221"/>
          <table:table-cell table:style-name="ce12"/>
          <table:table-cell table:style-name="ce108"/>
          <table:table-cell table:style-name="ce106"/>
          <table:table-cell table:style-name="ce189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80"/>
          <table:table-cell table:style-name="ce221"/>
          <table:table-cell table:style-name="ce12"/>
          <table:table-cell table:style-name="ce140"/>
          <table:table-cell table:style-name="ce163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82"/>
          <table:table-cell table:style-name="ce221"/>
          <table:table-cell table:style-name="ce12"/>
          <table:table-cell table:style-name="ce140"/>
          <table:table-cell table:style-name="ce163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31"/>
          <table:table-cell table:style-name="ce80"/>
          <table:table-cell table:style-name="ce221"/>
          <table:table-cell table:style-name="ce12"/>
          <table:table-cell table:style-name="ce140"/>
          <table:table-cell table:style-name="ce163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39"/>
          <table:table-cell table:style-name="ce80"/>
          <table:table-cell table:style-name="ce221"/>
          <table:table-cell table:style-name="ce12"/>
          <table:table-cell table:style-name="ce140"/>
          <table:table-cell table:style-name="ce163"/>
          <table:table-cell table:style-name="ce207"/>
          <table:table-cell table:style-name="ce221"/>
          <table:table-cell table:number-columns-repeated="1016"/>
        </table:table-row>
        <table:table-row table:style-name="ro1">
          <table:table-cell table:style-name="ce221"/>
          <table:table-cell table:style-name="ce40"/>
          <table:table-cell table:style-name="ce221"/>
          <table:table-cell table:style-name="ce12"/>
          <table:table-cell table:style-name="ce97" table:number-columns-repeated="2"/>
          <table:table-cell table:style-name="ce165"/>
          <table:table-cell table:style-name="ce221"/>
          <table:table-cell table:number-columns-repeated="1016"/>
        </table:table-row>
        <table:table-row table:style-name="ro1" table:number-rows-repeated="437">
          <table:table-cell table:style-name="ce31"/>
          <table:table-cell table:number-columns-repeated="3"/>
          <table:table-cell table:style-name="ce31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es dos cursos" table:style-name="ta3">
        <table:table-column table:style-name="co9" table:default-cell-style-name="Default"/>
        <table:table-column table:style-name="co16" table:default-cell-style-name="Default"/>
        <table:table-column table:style-name="co9" table:number-columns-repeated="1022" table:default-cell-style-name="Default"/>
        <table:table-row table:style-name="ro3">
          <table:table-cell/>
          <table:table-cell table:style-name="ce221" office:value-type="string" calcext:value-type="string">
            <text:p>Téc. em Eletromecânica, Turma 2016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Eletromecânica, Turma 2017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Eletromecânica, Turma 2018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Eletromecânica, Turma 2019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nico Integrado em Mecânica, Turma 20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éc. em Automação, Turma 2016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Automação, Turma 2017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Automação, Turma 2018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Automação, Turma 2019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nico Integrado em Automação, Turma 20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éc. em Eletrotécnica, Turma 2018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Eletrotécnica, Turma 2019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Eletrotécnica, Turma 202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écnico Sub. em Mecânica, Turma 2020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nico em Mecânica, Turma 2019 Manhã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nico em Mecânica, Turma 2019 Noi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éc. em Administração, Turma 2018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Administração, Turma 2019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Administração, Turma 20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éc. em Administração PROEJA, Turma 2019</text:p>
          </table:table-cell>
          <table:table-cell table:number-columns-repeated="1022"/>
        </table:table-row>
        <table:table-row table:style-name="ro3">
          <table:table-cell/>
          <table:table-cell table:style-name="ce221"/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Pós Grad. em Gestão Empresarial, Turma 201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éc. em Cerâmica, Turma 2019</text:p>
          </table:table-cell>
          <table:table-cell table:number-columns-repeated="1022"/>
        </table:table-row>
        <table:table-row table:style-name="ro3">
          <table:table-cell/>
          <table:table-cell table:style-name="ce221" office:value-type="string" calcext:value-type="string">
            <text:p>Téc. em Cerâmica, Turma 20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21" office:value-type="string" calcext:value-type="string">
            <text:p>Tecn. em Agroecologia, Turma 2020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Falta imprimir'.G45:'Falta imprimir'.G48" table:contains-header="false" table:orientation="column"/>
        <table:database-range table:name="Table_10" table:target-range-address="'Carteirinhas ja impressas'.G406:'Carteirinhas ja impressas'.G407" table:contains-header="false" table:orientation="column"/>
        <table:database-range table:name="Table_11" table:target-range-address="'Carteirinhas ja impressas'.F406:'Carteirinhas ja impressas'.F407" table:contains-header="false" table:orientation="column"/>
        <table:database-range table:name="Table_12" table:target-range-address="'Carteirinhas ja impressas'.F143:'Carteirinhas ja impressas'.F161" table:contains-header="false" table:orientation="column"/>
        <table:database-range table:name="Table_13" table:target-range-address="'Carteirinhas ja impressas'.G143:'Carteirinhas ja impressas'.G161" table:contains-header="false" table:orientation="column"/>
        <table:database-range table:name="Table_14" table:target-range-address="'Carteirinhas ja impressas'.F411:'Carteirinhas ja impressas'.F562" table:contains-header="false" table:orientation="column"/>
        <table:database-range table:name="Table_15" table:target-range-address="'Carteirinhas ja impressas'.G411:'Carteirinhas ja impressas'.H562" table:contains-header="false" table:orientation="column"/>
        <table:database-range table:name="Table_16" table:target-range-address="'Carteirinhas ja impressas'.E97:'Carteirinhas ja impressas'.E134" table:contains-header="false" table:orientation="column"/>
        <table:database-range table:name="Table_17" table:target-range-address="'Carteirinhas ja impressas'.F97:'Carteirinhas ja impressas'.F134" table:contains-header="false" table:orientation="column"/>
        <table:database-range table:name="Table_18" table:target-range-address="'Carteirinhas ja impressas'.E135:'Carteirinhas ja impressas'.E142" table:contains-header="false" table:orientation="column"/>
        <table:database-range table:name="Table_19" table:target-range-address="'Carteirinhas ja impressas'.E70:'Carteirinhas ja impressas'.F71" table:contains-header="false" table:orientation="column"/>
        <table:database-range table:name="Table_2" table:target-range-address="'Falta imprimir'.E45:'Falta imprimir'.E48" table:contains-header="false" table:orientation="column"/>
        <table:database-range table:name="Table_20" table:target-range-address="'Carteirinhas ja impressas'.F135:'Carteirinhas ja impressas'.F142" table:contains-header="false" table:orientation="column"/>
        <table:database-range table:name="Table_21" table:target-range-address="'Carteirinhas ja impressas'.E47:'Carteirinhas ja impressas'.E69" table:contains-header="false" table:orientation="column"/>
        <table:database-range table:name="Table_22" table:target-range-address="'Carteirinhas ja impressas'.F47:'Carteirinhas ja impressas'.F69" table:contains-header="false" table:orientation="column"/>
        <table:database-range table:name="Table_23" table:target-range-address="'Carteirinhas ja impressas'.G47:'Carteirinhas ja impressas'.G69" table:contains-header="false" table:orientation="column"/>
        <table:database-range table:name="Table_24" table:target-range-address="'Carteirinhas ja impressas'.G70:'Carteirinhas ja impressas'.H71" table:contains-header="false" table:orientation="column"/>
        <table:database-range table:name="Table_25" table:target-range-address="'Carteirinhas ja impressas'.E363:'Carteirinhas ja impressas'.E364" table:contains-header="false" table:orientation="column"/>
        <table:database-range table:name="Table_26" table:target-range-address="'Carteirinhas ja impressas'.F363:'Carteirinhas ja impressas'.F364" table:contains-header="false" table:orientation="column"/>
        <table:database-range table:name="Table_27" table:target-range-address="'Carteirinhas ja impressas'.G135:'Carteirinhas ja impressas'.G142" table:contains-header="false" table:orientation="column"/>
        <table:database-range table:name="Table_28" table:target-range-address="'Carteirinhas ja impressas'.E411:'Carteirinhas ja impressas'.E562" table:contains-header="false" table:orientation="column"/>
        <table:database-range table:name="Table_29" table:target-range-address="'Carteirinhas ja impressas'.G338:'Carteirinhas ja impressas'.G340" table:contains-header="false" table:orientation="column"/>
        <table:database-range table:name="Table_3" table:target-range-address="'Falta imprimir'.G4:'Falta imprimir'.H4" table:contains-header="false" table:orientation="column"/>
        <table:database-range table:name="Table_30" table:target-range-address="'Carteirinhas ja impressas'.G97:'Carteirinhas ja impressas'.H134" table:contains-header="false" table:orientation="column"/>
        <table:database-range table:name="Table_31" table:target-range-address="'Carteirinhas ja impressas'.E143:'Carteirinhas ja impressas'.E161" table:contains-header="false" table:orientation="column"/>
        <table:database-range table:name="Table_32" table:target-range-address="'Carteirinhas ja impressas'.G363:'Carteirinhas ja impressas'.H364" table:contains-header="false" table:orientation="column"/>
        <table:database-range table:name="Table_33" table:target-range-address="'Carteirinhas ja impressas'.E406:'Carteirinhas ja impressas'.E407" table:contains-header="false" table:orientation="column"/>
        <table:database-range table:name="Table_34" table:target-range-address="'Carteirinhas ja impressas'.E338:'Carteirinhas ja impressas'.F340" table:contains-header="false" table:orientation="column"/>
        <table:database-range table:name="Table_4" table:target-range-address="'Falta imprimir'.F45:'Falta imprimir'.F205" table:contains-header="false" table:orientation="column"/>
        <table:database-range table:name="Table_5" table:target-range-address="'Falta imprimir'.E4:'Falta imprimir'.E4" table:contains-header="false" table:orientation="column"/>
        <table:database-range table:name="Table_6" table:target-range-address="'Falta imprimir'.F4:'Falta imprimir'.F4" table:contains-header="false" table:orientation="column"/>
        <table:database-range table:name="Table_7" table:target-range-address="'Carteirinhas ja impressas'.G163:'Carteirinhas ja impressas'.H176" table:contains-header="false" table:orientation="column"/>
        <table:database-range table:name="Table_8" table:target-range-address="'Carteirinhas ja impressas'.E163:'Carteirinhas ja impressas'.E176" table:contains-header="false" table:orientation="column"/>
        <table:database-range table:name="Table_9" table:target-range-address="'Carteirinhas ja impressas'.F163:'Carteirinhas ja impressas'.F1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Roboto" svg:font-family="Roboto"/>
    <style:font-face style:name="Times New Roman" svg:font-family="'Times New Roman'"/>
    <style:font-face style:name="Verdana" svg:font-family="Verdan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7:22:30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lta_20_imprimir" style:display-name="PageStyle_Falta imprim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arteirinhas_20_ja_20_impressas" style:display-name="PageStyle_Carteirinhas ja impress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omes_20_dos_20_cursos" style:display-name="PageStyle_Nomes dos curs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2-29T17:31:55.113000000</dc:date>
    <meta:editing-duration>PT11M33S</meta:editing-duration>
    <meta:editing-cycles>2</meta:editing-cycles>
    <meta:document-statistic meta:table-count="3" meta:cell-count="692" meta:object-count="0"/>
  </office:meta>
</office:document-meta>
</file>